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haris SIL:1058=1" svg:font-family="'Charis SIL:1058=1', 'Times New Roman'"/>
    <style:font-face style:name="MS Mincho" svg:font-family="'MS Mincho', 'ＭＳ 明朝'" style:font-family-generic="modern"/>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1024=1" svg:font-family="Andika:1024=1" style:font-pitch="variable"/>
    <style:font-face style:name="Andika:1024=2" svg:font-family="Andika:1024=2" style:font-pitch="variable"/>
    <style:font-face style:name="Andika:1024=3" svg:font-family="Andika:1024=3" style:font-pitch="variable"/>
    <style:font-face style:name="Andika:1025=1" svg:font-family="Andika:1025=1" style:font-pitch="variable"/>
    <style:font-face style:name="Andika:1025=2" svg:font-family="Andika:1025=2" style:font-pitch="variable"/>
    <style:font-face style:name="Andika:1026=1" svg:font-family="Andika:1026=1" style:font-pitch="variable"/>
    <style:font-face style:name="Andika:1027=1" svg:font-family="Andika:1027=1" style:font-pitch="variable"/>
    <style:font-face style:name="Andika:1028=1" svg:font-family="Andika:1028=1" style:font-pitch="variable"/>
    <style:font-face style:name="Andika:1029=1" svg:font-family="Andika:1029=1" style:font-pitch="variable"/>
    <style:font-face style:name="Andika:1029=1&amp;1032=0" svg:font-family="Andika:1029=1&amp;1032=0" style:font-pitch="variable"/>
    <style:font-face style:name="Andika:1029=1&amp;1032=1&amp;1058=1" svg:font-family="Andika:1029=1&amp;1032=1&amp;1058=1" style:font-pitch="variable"/>
    <style:font-face style:name="Andika:1030=1" svg:font-family="Andika:1030=1" style:font-pitch="variable"/>
    <style:font-face style:name="Andika:1031=1" svg:font-family="Andika:1031=1" style:font-pitch="variable"/>
    <style:font-face style:name="Andika:1032=0" svg:font-family="Andika:1032=0" style:font-pitch="variable"/>
    <style:font-face style:name="Andika:1033=1" svg:font-family="Andika:1033=1" style:font-pitch="variable"/>
    <style:font-face style:name="Andika:1033=2" svg:font-family="Andika:1033=2" style:font-pitch="variable"/>
    <style:font-face style:name="Andika:1034=0" svg:font-family="Andika:1034=0" style:font-pitch="variable"/>
    <style:font-face style:name="Andika:1035=1" svg:font-family="Andika:1035=1" style:font-pitch="variable"/>
    <style:font-face style:name="Andika:1036=1" svg:font-family="Andika:1036=1" style:font-pitch="variable"/>
    <style:font-face style:name="Andika:1037=1" svg:font-family="Andika:1037=1" style:font-pitch="variable"/>
    <style:font-face style:name="Andika:1038=1" svg:font-family="Andika:1038=1" style:font-pitch="variable"/>
    <style:font-face style:name="Andika:1039=1" svg:font-family="Andika:1039=1" style:font-pitch="variable"/>
    <style:font-face style:name="Andika:1040=1" svg:font-family="Andika:1040=1" style:font-pitch="variable"/>
    <style:font-face style:name="Andika:1041=1" svg:font-family="Andika:1041=1" style:font-pitch="variable"/>
    <style:font-face style:name="Andika:1041=1&amp;1074=1" svg:font-family="Andika:1041=1&amp;1074=1" style:font-pitch="variable"/>
    <style:font-face style:name="Andika:1042=1" svg:font-family="Andika:1042=1" style:font-pitch="variable"/>
    <style:font-face style:name="Andika:1043=1" svg:font-family="Andika:1043=1" style:font-pitch="variable"/>
    <style:font-face style:name="Andika:1043=1&amp;1070=1" svg:font-family="Andika:1043=1&amp;1070=1" style:font-pitch="variable"/>
    <style:font-face style:name="Andika:1044=1" svg:font-family="Andika:1044=1" style:font-pitch="variable"/>
    <style:font-face style:name="Andika:1045=1" svg:font-family="Andika:1045=1" style:font-pitch="variable"/>
    <style:font-face style:name="Andika:1046=1" svg:font-family="Andika:1046=1" style:font-pitch="variable"/>
    <style:font-face style:name="Andika:1047=1" svg:font-family="Andika:1047=1" style:font-pitch="variable"/>
    <style:font-face style:name="Andika:1049=1" svg:font-family="Andika:1049=1" style:font-pitch="variable"/>
    <style:font-face style:name="Andika:1050=1" svg:font-family="Andika:1050=1" style:font-pitch="variable"/>
    <style:font-face style:name="Andika:1052=1" svg:font-family="Andika:1052=1" style:font-pitch="variable"/>
    <style:font-face style:name="Andika:1056=1" svg:font-family="Andika:1056=1" style:font-pitch="variable"/>
    <style:font-face style:name="Andika:1057=1" svg:font-family="Andika:1057=1" style:font-pitch="variable"/>
    <style:font-face style:name="Andika:1058=1" svg:font-family="Andika:1058=1" style:font-pitch="variable"/>
    <style:font-face style:name="Andika:1058=1&amp;1024=1" svg:font-family="Andika:1058=1&amp;1024=1" style:font-pitch="variable"/>
    <style:font-face style:name="Andika:1058=1&amp;1024=2" svg:font-family="Andika:1058=1&amp;1024=2" style:font-pitch="variable"/>
    <style:font-face style:name="Andika:1058=1&amp;1024=3" svg:font-family="Andika:1058=1&amp;1024=3" style:font-pitch="variable"/>
    <style:font-face style:name="Andika:1058=1&amp;1027=1" svg:font-family="Andika:1058=1&amp;1027=1" style:font-pitch="variable"/>
    <style:font-face style:name="Andika:1058=1&amp;1028=1" svg:font-family="Andika:1058=1&amp;1028=1" style:font-pitch="variable"/>
    <style:font-face style:name="Andika:1058=1&amp;1029=1" svg:font-family="Andika:1058=1&amp;1029=1" style:font-pitch="variable"/>
    <style:font-face style:name="Andika:1058=1&amp;1031=1" svg:font-family="Andika:1058=1&amp;1031=1" style:font-pitch="variable"/>
    <style:font-face style:name="Andika:1058=1&amp;1032=0" svg:font-family="Andika:1058=1&amp;1032=0" style:font-pitch="variable"/>
    <style:font-face style:name="Andika:1058=1&amp;1033=1" svg:font-family="Andika:1058=1&amp;1033=1" style:font-pitch="variable"/>
    <style:font-face style:name="Andika:1058=1&amp;1033=2" svg:font-family="Andika:1058=1&amp;1033=2" style:font-pitch="variable"/>
    <style:font-face style:name="Andika:1058=1&amp;1034=0" svg:font-family="Andika:1058=1&amp;1034=0" style:font-pitch="variable"/>
    <style:font-face style:name="Andika:1058=1&amp;1035=1" svg:font-family="Andika:1058=1&amp;1035=1" style:font-pitch="variable"/>
    <style:font-face style:name="Andika:1058=1&amp;1037=1" svg:font-family="Andika:1058=1&amp;1037=1" style:font-pitch="variable"/>
    <style:font-face style:name="Andika:1058=1&amp;1038=1" svg:font-family="Andika:1058=1&amp;1038=1" style:font-pitch="variable"/>
    <style:font-face style:name="Andika:1058=1&amp;1039=1" svg:font-family="Andika:1058=1&amp;1039=1" style:font-pitch="variable"/>
    <style:font-face style:name="Andika:1058=1&amp;1040=1" svg:font-family="Andika:1058=1&amp;1040=1" style:font-pitch="variable"/>
    <style:font-face style:name="Andika:1058=1&amp;1041=1" svg:font-family="Andika:1058=1&amp;1041=1" style:font-pitch="variable"/>
    <style:font-face style:name="Andika:1058=1&amp;1042=1" svg:font-family="Andika:1058=1&amp;1042=1" style:font-pitch="variable"/>
    <style:font-face style:name="Andika:1058=1&amp;1043=1" svg:font-family="Andika:1058=1&amp;1043=1" style:font-pitch="variable"/>
    <style:font-face style:name="Andika:1058=1&amp;1045=1" svg:font-family="Andika:1058=1&amp;1045=1" style:font-pitch="variable"/>
    <style:font-face style:name="Andika:1058=1&amp;1056=1" svg:font-family="Andika:1058=1&amp;1056=1" style:font-pitch="variable"/>
    <style:font-face style:name="Andika:1058=1&amp;1059=1" svg:font-family="Andika:1058=1&amp;1059=1" style:font-pitch="variable"/>
    <style:font-face style:name="Andika:1058=1&amp;1063=1" svg:font-family="Andika:1058=1&amp;1063=1" style:font-pitch="variable"/>
    <style:font-face style:name="Andika:1058=1&amp;1064=1" svg:font-family="Andika:1058=1&amp;1064=1" style:font-pitch="variable"/>
    <style:font-face style:name="Andika:1058=1&amp;1070=1" svg:font-family="Andika:1058=1&amp;1070=1" style:font-pitch="variable"/>
    <style:font-face style:name="Andika:1058=1&amp;1071=1" svg:font-family="Andika:1058=1&amp;1071=1" style:font-pitch="variable"/>
    <style:font-face style:name="Andika:1058=1&amp;1072=1" svg:font-family="Andika:1058=1&amp;1072=1" style:font-pitch="variable"/>
    <style:font-face style:name="Andika:1058=1&amp;1073=1" svg:font-family="Andika:1058=1&amp;1073=1" style:font-pitch="variable"/>
    <style:font-face style:name="Andika:1058=1&amp;1074=1" svg:font-family="Andika:1058=1&amp;1074=1" style:font-pitch="variable"/>
    <style:font-face style:name="Andika:1058=1&amp;1075=1" svg:font-family="Andika:1058=1&amp;1075=1" style:font-pitch="variable"/>
    <style:font-face style:name="Andika:1058=1&amp;1077=1" svg:font-family="Andika:1058=1&amp;1077=1" style:font-pitch="variable"/>
    <style:font-face style:name="Andika:1058=1&amp;1077=2" svg:font-family="Andika:1058=1&amp;1077=2" style:font-pitch="variable"/>
    <style:font-face style:name="Andika:1058=1&amp;1077=3" svg:font-family="Andika:1058=1&amp;1077=3" style:font-pitch="variable"/>
    <style:font-face style:name="Andika:1058=1&amp;1077=4" svg:font-family="Andika:1058=1&amp;1077=4" style:font-pitch="variable"/>
    <style:font-face style:name="Andika:1059=1" svg:font-family="Andika:1059=1" style:font-pitch="variable"/>
    <style:font-face style:name="Andika:1062=1" svg:font-family="Andika:1062=1" style:font-pitch="variable"/>
    <style:font-face style:name="Andika:1062=2" svg:font-family="Andika:1062=2" style:font-pitch="variable"/>
    <style:font-face style:name="Andika:1062=3" svg:font-family="Andika:1062=3" style:font-pitch="variable"/>
    <style:font-face style:name="Andika:1063=1" svg:font-family="Andika:1063=1" style:font-pitch="variable"/>
    <style:font-face style:name="Andika:1063=1&amp;1072=1" svg:font-family="Andika:1063=1&amp;1072=1" style:font-pitch="variable"/>
    <style:font-face style:name="Andika:1063=1&amp;1074=1" svg:font-family="Andika:1063=1&amp;1074=1" style:font-pitch="variable"/>
    <style:font-face style:name="Andika:1064=1" svg:font-family="Andika:1064=1" style:font-pitch="variable"/>
    <style:font-face style:name="Andika:1065=1" svg:font-family="Andika:1065=1" style:font-pitch="variable"/>
    <style:font-face style:name="Andika:1066=1" svg:font-family="Andika:1066=1" style:font-pitch="variable"/>
    <style:font-face style:name="Andika:1067=1" svg:font-family="Andika:1067=1" style:font-pitch="variable"/>
    <style:font-face style:name="Andika:1068=1" svg:font-family="Andika:1068=1" style:font-pitch="variable"/>
    <style:font-face style:name="Andika:1069=1" svg:font-family="Andika:1069=1" style:font-pitch="variable"/>
    <style:font-face style:name="Andika:1070=1" svg:font-family="Andika:1070=1" style:font-pitch="variable"/>
    <style:font-face style:name="Andika:1071=1" svg:font-family="Andika:1071=1" style:font-pitch="variable"/>
    <style:font-face style:name="Andika:1072=1" svg:font-family="Andika:1072=1" style:font-pitch="variable"/>
    <style:font-face style:name="Andika:1073=1" svg:font-family="Andika:1073=1" style:font-pitch="variable"/>
    <style:font-face style:name="Andika:1074=1" svg:font-family="Andika:1074=1" style:font-pitch="variable"/>
    <style:font-face style:name="Andika:1075=1" svg:font-family="Andika:1075=1" style:font-pitch="variable"/>
    <style:font-face style:name="Andika:1076=1" svg:font-family="Andika:1076=1" style:font-pitch="variable"/>
    <style:font-face style:name="Andika:1076=1&amp;1058=1" svg:font-family="Andika:1076=1&amp;1058=1" style:font-pitch="variable"/>
    <style:font-face style:name="Andika:1077=1" svg:font-family="Andika:1077=1" style:font-pitch="variable"/>
    <style:font-face style:name="Andika:1077=2" svg:font-family="Andika:1077=2" style:font-pitch="variable"/>
    <style:font-face style:name="Andika:1077=3" svg:font-family="Andika:1077=3" style:font-pitch="variable"/>
    <style:font-face style:name="Andika:1077=4" svg:font-family="Andika:1077=4"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6569in" fo:margin-left="-0.0944in" fo:margin-right="-0.0625in" table:align="margins" style:writing-mode="lr-tb"/>
    </style:style>
    <style:style style:name="Table1.A" style:family="table-column">
      <style:table-column-properties style:column-width="1.9076in" style:rel-column-width="2747*"/>
    </style:style>
    <style:style style:name="Table1.B" style:family="table-column">
      <style:table-column-properties style:column-width="0.4681in" style:rel-column-width="674*"/>
    </style:style>
    <style:style style:name="Table1.C" style:family="table-column">
      <style:table-column-properties style:column-width="0.7958in" style:rel-column-width="1146*"/>
    </style:style>
    <style:style style:name="Table1.D" style:family="table-column">
      <style:table-column-properties style:column-width="3.8042in" style:rel-column-width="5478*"/>
    </style:style>
    <style:style style:name="Table1.E" style:family="table-column">
      <style:table-column-properties style:column-width="1.8958in" style:rel-column-width="2730*"/>
    </style:style>
    <style:style style:name="Table1.F" style:family="table-column">
      <style:table-column-properties style:column-width="0.7854in" style:rel-column-width="1131*"/>
    </style:style>
    <style:style style:name="Table1.1" style:family="table-row">
      <style:table-row-properties style:min-row-height="0.0938in" style:keep-together="true" fo:keep-together="auto"/>
    </style:style>
    <style:style style:name="Table1.A1" style:family="table-cell">
      <style:table-cell-properties style:vertical-align="top" style:border-line-width-left="0.0007in 0.0347in 0.0007in" style:border-line-width-top="0.0007in 0.0347in 0.0007in" style:border-line-width-bottom="0.0007in 0.0347in 0.0007in" fo:padding="0.0417in" fo:border-left="0.0361in double #000000" fo:border-right="none" fo:border-top="0.0361in double #000000" fo:border-bottom="0.0361in double #000000" style:writing-mode="lr-tb"/>
    </style:style>
    <style:style style:name="Table1.F1" style:family="table-cell">
      <style:table-cell-properties style:vertical-align="top" style:border-line-width="0.0007in 0.0347in 0.0007in" fo:padding="0.0417in" fo:border="0.0361in double #000000" style:writing-mode="lr-tb"/>
    </style:style>
    <style:style style:name="Table1.B2" style:family="table-cell">
      <style:table-cell-properties style:vertical-align="top" style:border-line-width-top="0.0007in 0.0347in 0.0007in" style:border-line-width-bottom="0.0007in 0.0347in 0.0007in" fo:padding="0.0417in" fo:border-left="none" fo:border-right="none" fo:border-top="0.0361in double #000000" fo:border-bottom="0.0361in double #000000" style:writing-mode="lr-tb"/>
    </style:style>
    <style:style style:name="Table1.F2" style:family="table-cell">
      <style:table-cell-properties style:vertical-align="top" style:border-line-width-right="0.0007in 0.0347in 0.0007in" style:border-line-width-top="0.0007in 0.0347in 0.0007in" style:border-line-width-bottom="0.0007in 0.0347in 0.0007in" fo:padding="0.0417in" fo:border-left="none" fo:border-right="0.0361in double #000000" fo:border-top="0.0361in double #000000" fo:border-bottom="0.0361in double #000000" style:writing-mode="lr-tb"/>
    </style:style>
    <style:style style:name="Table1.3" style:family="table-row">
      <style:table-row-properties style:keep-together="true" fo:keep-together="auto"/>
    </style:style>
    <style:style style:name="Table1.E9" style:family="table-cell">
      <style:table-cell-properties style:vertical-align="top" style:border-line-width-left="0.0007in 0.0347in 0.0007in" style:border-line-width-right="0.0007in 0.0347in 0.0007in" style:border-line-width-top="0.0007in 0.0347in 0.0007in" fo:padding="0.0417in" fo:border-left="0.0361in double #000000" fo:border-right="0.0361in double #000000" fo:border-top="0.0361in double #000000" fo:border-bottom="none" style:writing-mode="lr-tb"/>
    </style:style>
    <style:style style:name="Table1.E10" style:family="table-cell">
      <style:table-cell-properties style:vertical-align="top" style:border-line-width-left="0.0007in 0.0347in 0.0007in" style:border-line-width-right="0.0007in 0.0347in 0.0007in" style:border-line-width-bottom="0.0007in 0.0347in 0.0007in" fo:padding="0.0417in" fo:border-left="0.0361in double #000000" fo:border-right="0.0361in double #000000" fo:border-top="none" fo:border-bottom="0.0361in double #000000" style:writing-mode="lr-tb"/>
    </style:style>
    <style:style style:name="Table1.28" style:family="table-row">
      <style:table-row-properties style:min-row-height="0.1042in" style:keep-together="true" fo:keep-together="auto"/>
    </style:style>
    <style:style style:name="Table1.A28" style:family="table-cell">
      <style:table-cell-properties style:vertical-align="top" style:border-line-width-left="0.0007in 0.0347in 0.0007in" style:border-line-width-top="0.0007in 0.0347in 0.0007in" fo:padding="0.0417in" fo:border-left="0.0361in double #000000" fo:border-right="none" fo:border-top="0.0361in double #000000" fo:border-bottom="none" style:writing-mode="lr-tb"/>
    </style:style>
    <style:style style:name="Table1.A29" style:family="table-cell">
      <style:table-cell-properties style:vertical-align="top" style:border-line-width-left="0.0007in 0.0347in 0.0007in" style:border-line-width-bottom="0.0007in 0.0347in 0.0007in" fo:padding="0.0417in" fo:border-left="0.0361in double #000000" fo:border-right="none" fo:border-top="none" fo:border-bottom="0.0361in double #000000" style:writing-mode="lr-tb"/>
    </style:style>
    <style:style style:name="Table1.43" style:family="table-row">
      <style:table-row-properties style:min-row-height="0.1903in" style:keep-together="true" fo:keep-together="auto"/>
    </style:style>
    <style:style style:name="Table1.A43" style:family="table-cell">
      <style:table-cell-properties style:vertical-align="top" style:border-line-width-left="0.0007in 0.0347in 0.0007in" style:border-line-width-top="0.0007in 0.0347in 0.0007in" style:border-line-width-bottom="0.0007in 0.0347in 0.0007in" fo:padding-left="0.0799in" fo:padding-right="0.0799in" fo:padding-top="0.0403in" fo:padding-bottom="0.0403in" fo:border-left="0.0361in double #000000" fo:border-right="none" fo:border-top="0.0361in double #000000" fo:border-bottom="0.0361in double #000000" style:writing-mode="lr-tb"/>
    </style:style>
    <style:style style:name="Table1.F43" style:family="table-cell">
      <style:table-cell-properties style:vertical-align="top" style:border-line-width="0.0007in 0.0347in 0.0007in" fo:padding-left="0.0799in" fo:padding-right="0.0799in" fo:padding-top="0.0403in" fo:padding-bottom="0.0403in" fo:border="0.0361in double #000000" style:writing-mode="lr-tb"/>
    </style:style>
    <style:style style:name="Table1.60" style:family="table-row">
      <style:table-row-properties style:min-row-height="0.3597in" style:keep-together="true" fo:keep-together="auto"/>
    </style:style>
    <style:style style:name="Table1.B76" style:family="table-cell" style:data-style-name="N0">
      <style:table-cell-properties style:vertical-align="top" style:border-line-width-left="0.0007in 0.0347in 0.0007in" style:border-line-width-top="0.0007in 0.0347in 0.0007in" style:border-line-width-bottom="0.0007in 0.0347in 0.0007in" fo:padding="0.0417in" fo:border-left="0.0361in double #000000" fo:border-right="none" fo:border-top="0.0361in double #000000" fo:border-bottom="0.0361in double #000000" style:writing-mode="lr-tb"/>
    </style:style>
    <style:style style:name="Table1.89" style:family="table-row">
      <style:table-row-properties style:min-row-height="0.5542in" style:keep-together="true" fo:keep-together="auto"/>
    </style:style>
    <style:style style:name="Table1.98" style:family="table-row">
      <style:table-row-properties style:min-row-height="2.4465in" style:keep-together="true" fo:keep-together="auto"/>
    </style:style>
    <style:style style:name="P1" style:family="paragraph" style:parent-style-name="Footer">
      <style:paragraph-properties fo:margin-top="0.1665in" fo:margin-bottom="0in">
        <style:tab-stops>
          <style:tab-stop style:position="5.0083in" style:type="center"/>
          <style:tab-stop style:position="9.25in" style:type="right"/>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4"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5"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6"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7"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8" style:family="paragraph" style:parent-style-name="Standard">
      <style:paragraph-properties fo:line-height="0.1945in" style:snap-to-layout-grid="false"/>
      <style:text-properties fo:color="#000000" style:font-name="Andika:1058=1&amp;1070=1" fo:font-size="12pt" style:font-size-asian="12pt" style:font-name-complex="Andika" style:font-size-complex="12pt"/>
    </style:style>
    <style:style style:name="P9" style:family="paragraph" style:parent-style-name="Standard">
      <style:paragraph-properties fo:line-height="0.1945in" style:snap-to-layout-grid="false"/>
      <style:text-properties fo:color="#000000" style:font-name="Andika:1058=1" fo:font-size="12pt" style:font-size-asian="12pt" style:font-name-complex="Andika" style:font-size-complex="12pt"/>
    </style:style>
    <style:style style:name="P10" style:family="paragraph" style:parent-style-name="Standard">
      <style:paragraph-properties fo:line-height="0.1945in" style:snap-to-layout-grid="false"/>
      <style:text-properties fo:color="#000000" style:font-name="Andika:1058=1&amp;1071=1" fo:font-size="12pt" style:font-size-asian="12pt" style:font-name-complex="Andika" style:font-size-complex="12pt"/>
    </style:style>
    <style:style style:name="P11" style:family="paragraph" style:parent-style-name="Standard">
      <style:paragraph-properties style:snap-to-layout-grid="false"/>
      <style:text-properties style:font-name="Andika:1058=1" style:font-name-complex="Andika"/>
    </style:style>
    <style:style style:name="P12" style:family="paragraph" style:parent-style-name="Standard">
      <style:paragraph-properties fo:line-height="0.2362in" style:snap-to-layout-grid="false"/>
      <style:text-properties style:font-name="Andika:1076=1&amp;1058=1" style:font-name-complex="Andika"/>
    </style:style>
    <style:style style:name="P13" style:family="paragraph" style:parent-style-name="Standard">
      <style:paragraph-properties style:snap-to-layout-grid="false"/>
      <style:text-properties style:font-name="Andika" fo:language="zxx" fo:country="none" style:language-asian="zxx" style:country-asian="none" style:font-name-complex="Andika" style:language-complex="zxx" style:country-complex="none"/>
    </style:style>
    <style:style style:name="P14" style:family="paragraph" style:parent-style-name="Standard">
      <style:paragraph-properties fo:line-height="0.2362in" style:snap-to-layout-grid="false"/>
      <style:text-properties style:font-name="Andika:1073=1" fo:language="zxx" fo:country="none" style:language-asian="zxx" style:country-asian="none" style:font-name-complex="Andika" style:language-complex="zxx" style:country-complex="none"/>
    </style:style>
    <style:style style:name="P15" style:family="paragraph" style:parent-style-name="Standard">
      <style:paragraph-properties fo:line-height="0.2362in" style:snap-to-layout-grid="false"/>
      <style:text-properties style:font-name="Andika:1076=1" fo:language="zxx" fo:country="none" style:language-asian="zxx" style:country-asian="none" style:font-name-complex="Andika" style:language-complex="zxx" style:country-complex="none"/>
    </style:style>
    <style:style style:name="P16" style:family="paragraph" style:parent-style-name="Standard">
      <style:paragraph-properties style:snap-to-layout-grid="false"/>
      <style:text-properties style:font-name="Andika:1071=1" fo:language="zxx" fo:country="none" style:language-asian="zxx" style:country-asian="none" style:font-name-complex="Andika" style:language-complex="zxx" style:country-complex="none"/>
    </style:style>
    <style:style style:name="P17" style:family="paragraph" style:parent-style-name="Standard">
      <style:paragraph-properties style:snap-to-layout-grid="false"/>
      <style:text-properties style:font-name="Andika:1070=1" fo:language="zxx" fo:country="none" style:language-asian="zxx" style:country-asian="none" style:font-name-complex="Andika" style:language-complex="zxx" style:country-complex="none"/>
    </style:style>
    <style:style style:name="P18" style:family="paragraph" style:parent-style-name="Standard">
      <style:paragraph-properties fo:margin-top="0.0799in" fo:margin-bottom="0in"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9" style:family="paragraph" style:parent-style-name="Standard">
      <style:paragraph-properties fo:margin-top="0.0799in" fo:margin-bottom="0in" fo:line-height="0.1598in" fo:hyphenation-ladder-count="no-limit"/>
      <style:text-properties fo:hyphenate="true" fo:hyphenation-remain-char-count="2" fo:hyphenation-push-char-count="2"/>
    </style:style>
    <style:style style:name="P20" style:family="paragraph" style:parent-style-name="Normal_20__28_Web_29_">
      <style:paragraph-properties fo:margin-top="0.0799in" fo:margin-bottom="0in" fo:line-height="0.1598in"/>
    </style:style>
    <style:style style:name="P21" style:family="paragraph" style:parent-style-name="Standard">
      <style:paragraph-properties fo:margin-top="0in" fo:margin-bottom="0in" fo:line-height="0.222in" style:snap-to-layout-grid="false"/>
      <style:text-properties style:font-name="Arial Narrow" fo:font-size="6pt" style:font-size-asian="6pt" style:font-name-complex="Arial" style:font-size-complex="6pt"/>
    </style:style>
    <style:style style:name="P22" style:family="paragraph" style:parent-style-name="Standard">
      <style:paragraph-properties fo:margin-top="0in" fo:margin-bottom="0in" fo:line-height="0.1807in" style:snap-to-layout-grid="false"/>
      <style:text-properties style:font-name="Arial Narrow" fo:font-size="6pt" style:font-size-asian="6pt" style:font-name-complex="Arial" style:font-size-complex="6pt"/>
    </style:style>
    <style:style style:name="P23" style:family="paragraph" style:parent-style-name="Standard">
      <style:paragraph-properties fo:margin-top="0in" fo:margin-bottom="0in" style:snap-to-layout-grid="false"/>
      <style:text-properties style:font-name="Arial Narrow" fo:font-size="6pt" style:font-size-asian="6pt" style:font-name-complex="Arial" style:font-size-complex="6pt"/>
    </style:style>
    <style:style style:name="P24" style:family="paragraph" style:parent-style-name="Standard">
      <style:paragraph-properties fo:margin-top="0in" fo:margin-bottom="0in" style:line-height-at-least="0.1043in" style:snap-to-layout-grid="false"/>
      <style:text-properties style:font-name="Arial Narrow" fo:font-size="9pt" fo:font-weight="bold" style:font-size-asian="9pt" style:font-weight-asian="bold" style:font-size-complex="9pt" style:font-weight-complex="bold"/>
    </style:style>
    <style:style style:name="P25" style:family="paragraph" style:parent-style-name="Standard">
      <style:paragraph-properties fo:margin-top="0in" fo:margin-bottom="0in" style:snap-to-layout-grid="false"/>
    </style:style>
    <style:style style:name="P26" style:family="paragraph" style:parent-style-name="Standard">
      <style:paragraph-properties fo:margin-top="0in" fo:margin-bottom="0in" fo:line-height="0.1945in" style:snap-to-layout-grid="false"/>
      <style:text-properties fo:color="#000000" style:font-name="Arial Narrow" fo:font-size="6pt" style:font-size-asian="6pt" style:font-name-complex="Arial" style:font-size-complex="6pt"/>
    </style:style>
    <style:style style:name="P27" style:family="paragraph" style:parent-style-name="Standard">
      <style:paragraph-properties fo:margin-top="0in" fo:margin-bottom="0in" fo:line-height="0.222in" style:snap-to-layout-grid="false"/>
      <style:text-properties fo:color="#000000" style:font-name="Arial Narrow" fo:font-size="6pt" style:font-size-asian="6pt" style:font-name-complex="Arial" style:font-size-complex="6pt"/>
    </style:style>
    <style:style style:name="P28" style:family="paragraph" style:parent-style-name="Standard">
      <style:paragraph-properties fo:margin-top="0in" fo:margin-bottom="0in" fo:line-height="0.1807in" style:snap-to-layout-grid="false"/>
      <style:text-properties fo:color="#000000" style:font-name="Arial Narrow" fo:font-size="6pt" style:font-size-asian="6pt" style:font-name-complex="Arial" style:font-size-complex="6pt"/>
    </style:style>
    <style:style style:name="P29" style:family="paragraph" style:parent-style-name="Standard">
      <style:paragraph-properties fo:margin-top="0in" fo:margin-bottom="0in" fo:line-height="0.1945in" style:snap-to-layout-grid="false"/>
      <style:text-properties fo:color="#000000" style:font-name="Andika:1058=1" fo:font-size="12pt" style:font-size-asian="12pt" style:font-name-complex="Andika" style:font-size-complex="12pt"/>
    </style:style>
    <style:style style:name="P30" style:family="paragraph" style:parent-style-name="Standard">
      <style:paragraph-properties fo:margin-top="0in" fo:margin-bottom="0in" fo:line-height="0.1945in" style:snap-to-layout-grid="false"/>
      <style:text-properties fo:color="#000000" style:font-name="Andika:1058=1&amp;1075=1" fo:font-size="12pt" style:font-size-asian="12pt" style:font-name-complex="Andika" style:font-size-complex="12pt"/>
    </style:style>
    <style:style style:name="P31" style:family="paragraph" style:parent-style-name="Standard">
      <style:paragraph-properties fo:margin-top="0in" fo:margin-bottom="0in" fo:line-height="0.1945in" style:snap-to-layout-grid="false"/>
      <style:text-properties fo:color="#000000" style:font-name="Andika:1058=1&amp;1074=1" fo:font-size="12pt" style:font-size-asian="12pt" style:font-name-complex="Andika" style:font-size-complex="12pt"/>
    </style:style>
    <style:style style:name="P32" style:family="paragraph" style:parent-style-name="Standard">
      <style:paragraph-properties fo:margin-top="0in" fo:margin-bottom="0in" fo:line-height="0.1945in" style:snap-to-layout-grid="false"/>
      <style:text-properties fo:color="#000000" style:font-name="Andika:1058=1&amp;1073=1" fo:font-size="12pt" style:font-size-asian="12pt" style:font-name-complex="Andika" style:font-size-complex="12pt"/>
    </style:style>
    <style:style style:name="P33" style:family="paragraph" style:parent-style-name="Standard">
      <style:paragraph-properties fo:margin-top="0in" fo:margin-bottom="0in" fo:line-height="0.1945in" style:snap-to-layout-grid="false"/>
      <style:text-properties fo:color="#000000" style:font-name="Andika:1058=1&amp;1072=1" fo:font-size="12pt" style:font-size-asian="12pt" style:font-name-complex="Andika" style:font-size-complex="12pt"/>
    </style:style>
    <style:style style:name="P34" style:family="paragraph" style:parent-style-name="Standard">
      <style:paragraph-properties fo:margin-top="0in" fo:margin-bottom="0in" style:snap-to-layout-grid="false"/>
      <style:text-properties fo:color="#000000" style:font-name="Andika" fo:language="zxx" fo:country="none" style:language-asian="zxx" style:country-asian="none" style:font-name-complex="Andika" style:language-complex="zxx" style:country-complex="none"/>
    </style:style>
    <style:style style:name="P35" style:family="paragraph" style:parent-style-name="Standard">
      <style:paragraph-properties fo:margin-top="0in" fo:margin-bottom="0in" style:snap-to-layout-grid="false"/>
      <style:text-properties fo:color="#000000" style:font-name="Andika:1075=1" fo:language="zxx" fo:country="none" style:language-asian="zxx" style:country-asian="none" style:font-name-complex="Andika" style:language-complex="zxx" style:country-complex="none"/>
    </style:style>
    <style:style style:name="P36" style:family="paragraph" style:parent-style-name="Standard">
      <style:paragraph-properties fo:margin-top="0in" fo:margin-bottom="0in" style:snap-to-layout-grid="false"/>
      <style:text-properties style:font-name="Andika" fo:language="zxx" fo:country="none" style:language-asian="zxx" style:country-asian="none" style:font-name-complex="Andika" style:language-complex="zxx" style:country-complex="none"/>
    </style:style>
    <style:style style:name="P37" style:family="paragraph" style:parent-style-name="Standard">
      <style:paragraph-properties fo:margin-top="0in" fo:margin-bottom="0in" style:snap-to-layout-grid="false"/>
      <style:text-properties style:font-name="Andika:1074=1" fo:language="zxx" fo:country="none" style:language-asian="zxx" style:country-asian="none" style:font-name-complex="Andika" style:language-complex="zxx" style:country-complex="none"/>
    </style:style>
    <style:style style:name="P38" style:family="paragraph" style:parent-style-name="Standard">
      <style:paragraph-properties fo:margin-top="0in" fo:margin-bottom="0in" style:snap-to-layout-grid="false"/>
      <style:text-properties style:font-name="Andika:1072=1" fo:language="zxx" fo:country="none" style:language-asian="zxx" style:country-asian="none" style:font-name-complex="Andika" style:language-complex="zxx" style:country-complex="none"/>
    </style:style>
    <style:style style:name="P39" style:family="paragraph" style:parent-style-name="Normal_20__28_Web_29_">
      <style:paragraph-properties fo:margin-top="0in" fo:margin-bottom="0in" style:snap-to-layout-grid="false"/>
      <style:text-properties fo:color="#000000" style:font-name="Arial Narrow" fo:font-size="6pt" style:font-size-asian="6pt" style:font-size-complex="6pt"/>
    </style:style>
    <style:style style:name="P40" style:family="paragraph" style:parent-style-name="Normal_20__28_Web_29_">
      <style:paragraph-properties fo:margin-top="0in" fo:margin-bottom="0in" style:line-height-at-least="0.1043in" style:snap-to-layout-grid="false"/>
      <style:text-properties fo:color="#000000" style:font-name="Arial Narrow" fo:font-size="6pt" style:font-size-asian="6pt" style:font-size-complex="6pt"/>
    </style:style>
    <style:style style:name="P41" style:family="paragraph" style:parent-style-name="Normal_20__28_Web_29_">
      <style:paragraph-properties fo:margin-top="0in" fo:margin-bottom="0in" style:snap-to-layout-grid="false"/>
      <style:text-properties fo:color="#000000" style:font-name="Arial Narrow" fo:font-size="10pt" style:font-size-asian="10pt" style:font-size-complex="10pt"/>
    </style:style>
    <style:style style:name="P42" style:family="paragraph" style:parent-style-name="Normal_20__28_Web_29_">
      <style:paragraph-properties fo:margin-top="0in" fo:margin-bottom="0in" fo:line-height="0.1799in" style:snap-to-layout-grid="false"/>
      <style:text-properties fo:color="#000000" style:font-name="Arial Narrow" fo:font-size="10pt" style:font-size-asian="10pt" style:font-size-complex="10pt"/>
    </style:style>
    <style:style style:name="P43" style:family="paragraph" style:parent-style-name="Normal_20__28_Web_29_">
      <style:paragraph-properties fo:margin-top="0in" fo:margin-bottom="0in"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44" style:family="paragraph" style:parent-style-name="Normal_20__28_Web_29_">
      <style:paragraph-properties fo:margin-top="0in" fo:margin-bottom="0in" style:snap-to-layout-grid="false"/>
      <style:text-properties fo:color="#000000" style:font-name="Andika" style:font-name-complex="Andika"/>
    </style:style>
    <style:style style:name="P45" style:family="paragraph" style:parent-style-name="Normal_20__28_Web_29_">
      <style:paragraph-properties fo:margin-top="0in" fo:margin-bottom="0in" style:snap-to-layout-grid="false"/>
      <style:text-properties fo:color="#000000" style:font-name="Andika" style:font-name-complex="Gentium Plus"/>
    </style:style>
    <style:style style:name="P46" style:family="paragraph" style:parent-style-name="Normal_20__28_Web_29_">
      <style:paragraph-properties fo:margin-top="0in" fo:margin-bottom="0in" style:snap-to-layout-grid="false"/>
      <style:text-properties fo:color="#000000" style:font-name="Andika"/>
    </style:style>
    <style:style style:name="P47" style:family="paragraph" style:parent-style-name="Normal_20__28_Web_29_">
      <style:paragraph-properties fo:margin-top="0in" fo:margin-bottom="0in" fo:line-height="0.1799in" style:snap-to-layout-grid="false"/>
      <style:text-properties fo:color="#000000" style:font-name="Andika"/>
    </style:style>
    <style:style style:name="P48" style:family="paragraph" style:parent-style-name="Normal_20__28_Web_29_">
      <style:paragraph-properties fo:margin-top="0in" fo:margin-bottom="0in" style:snap-to-layout-grid="false"/>
      <style:text-properties fo:color="#000000" style:font-name="Andika:1058=1" style:font-name-complex="Andika"/>
    </style:style>
    <style:style style:name="P49" style:family="paragraph" style:parent-style-name="Normal_20__28_Web_29_">
      <style:paragraph-properties fo:margin-top="0in" fo:margin-bottom="0in" style:snap-to-layout-grid="false"/>
      <style:text-properties fo:color="#000000" style:font-name="Andika:1058=1"/>
    </style:style>
    <style:style style:name="P50" style:family="paragraph" style:parent-style-name="Normal_20__28_Web_29_">
      <style:paragraph-properties fo:margin-top="0in" fo:margin-bottom="0in" style:line-height-at-least="0.1043in" style:snap-to-layout-grid="false"/>
      <style:text-properties fo:color="#000000" style:font-name="Andika:1058=1"/>
    </style:style>
    <style:style style:name="P51" style:family="paragraph" style:parent-style-name="Normal_20__28_Web_29_">
      <style:paragraph-properties fo:margin-top="0in" fo:margin-bottom="0in" style:snap-to-layout-grid="false"/>
      <style:text-properties fo:color="#000000" style:font-name="Andika:1029=1"/>
    </style:style>
    <style:style style:name="P52" style:family="paragraph" style:parent-style-name="Normal_20__28_Web_29_">
      <style:paragraph-properties fo:margin-top="0in" fo:margin-bottom="0in" style:snap-to-layout-grid="false"/>
      <style:text-properties fo:color="#000000" style:font-name="Andika:1058=1&amp;1029=1"/>
    </style:style>
    <style:style style:name="P53" style:family="paragraph" style:parent-style-name="Normal_20__28_Web_29_">
      <style:paragraph-properties fo:margin-top="0in" fo:margin-bottom="0in" style:snap-to-layout-grid="false"/>
      <style:text-properties fo:color="#000000" style:font-name="Andika:1027=1"/>
    </style:style>
    <style:style style:name="P54" style:family="paragraph" style:parent-style-name="Normal_20__28_Web_29_">
      <style:paragraph-properties fo:margin-top="0in" fo:margin-bottom="0in" style:snap-to-layout-grid="false"/>
      <style:text-properties fo:color="#000000" style:font-name="Andika:1058=1&amp;1027=1"/>
    </style:style>
    <style:style style:name="P55" style:family="paragraph" style:parent-style-name="Normal_20__28_Web_29_">
      <style:paragraph-properties fo:margin-top="0in" fo:margin-bottom="0in" style:snap-to-layout-grid="false"/>
      <style:text-properties fo:color="#000000" style:font-name="Andika:1056=1"/>
    </style:style>
    <style:style style:name="P56" style:family="paragraph" style:parent-style-name="Normal_20__28_Web_29_">
      <style:paragraph-properties fo:margin-top="0in" fo:margin-bottom="0in" style:snap-to-layout-grid="false"/>
      <style:text-properties fo:color="#000000" style:font-name="Andika:1058=1&amp;1056=1"/>
    </style:style>
    <style:style style:name="P57" style:family="paragraph" style:parent-style-name="Normal_20__28_Web_29_">
      <style:paragraph-properties fo:margin-top="0in" fo:margin-bottom="0in" style:line-height-at-least="0.1043in" style:snap-to-layout-grid="false"/>
      <style:text-properties fo:color="#000000" style:font-name="Andika:1032=0"/>
    </style:style>
    <style:style style:name="P58" style:family="paragraph" style:parent-style-name="Normal_20__28_Web_29_">
      <style:paragraph-properties fo:margin-top="0in" fo:margin-bottom="0in" style:line-height-at-least="0.1043in" style:snap-to-layout-grid="false"/>
      <style:text-properties fo:color="#000000" style:font-name="Andika:1058=1&amp;1032=0"/>
    </style:style>
    <style:style style:name="P59" style:family="paragraph" style:parent-style-name="Normal_20__28_Web_29_">
      <style:paragraph-properties fo:margin-top="0in" fo:margin-bottom="0in" style:line-height-at-least="0.1043in" style:snap-to-layout-grid="false"/>
      <style:text-properties fo:color="#000000" style:font-name="Andika:1031=1"/>
    </style:style>
    <style:style style:name="P60" style:family="paragraph" style:parent-style-name="Normal_20__28_Web_29_">
      <style:paragraph-properties fo:margin-top="0in" fo:margin-bottom="0in" style:line-height-at-least="0.1043in" style:snap-to-layout-grid="false"/>
      <style:text-properties fo:color="#000000" style:font-name="Andika:1058=1&amp;1031=1"/>
    </style:style>
    <style:style style:name="P61" style:family="paragraph" style:parent-style-name="Normal_20__28_Web_29_">
      <style:paragraph-properties fo:margin-top="0in" fo:margin-bottom="0in" style:snap-to-layout-grid="false"/>
      <style:text-properties fo:color="#000000" style:font-name="Andika:1063=1"/>
    </style:style>
    <style:style style:name="P62" style:family="paragraph" style:parent-style-name="Normal_20__28_Web_29_">
      <style:paragraph-properties fo:margin-top="0in" fo:margin-bottom="0in" style:snap-to-layout-grid="false"/>
      <style:text-properties fo:color="#000000" style:font-name="Andika:1058=1&amp;1063=1"/>
    </style:style>
    <style:style style:name="P63" style:family="paragraph" style:parent-style-name="Normal_20__28_Web_29_">
      <style:paragraph-properties fo:margin-top="0in" fo:margin-bottom="0in" style:snap-to-layout-grid="false"/>
      <style:text-properties fo:color="#000000" style:font-name="Andika:1064=1"/>
    </style:style>
    <style:style style:name="P64" style:family="paragraph" style:parent-style-name="Normal_20__28_Web_29_">
      <style:paragraph-properties fo:margin-top="0in" fo:margin-bottom="0in" style:snap-to-layout-grid="false"/>
      <style:text-properties fo:color="#000000" style:font-name="Andika:1058=1&amp;1064=1"/>
    </style:style>
    <style:style style:name="P65" style:family="paragraph" style:parent-style-name="Normal_20__28_Web_29_">
      <style:paragraph-properties fo:margin-top="0in" fo:margin-bottom="0in" style:snap-to-layout-grid="false"/>
      <style:text-properties fo:color="#000000" style:font-name="Andika:1025=1"/>
    </style:style>
    <style:style style:name="P66" style:family="paragraph" style:parent-style-name="Normal_20__28_Web_29_">
      <style:paragraph-properties fo:margin-top="0in" fo:margin-bottom="0in" style:snap-to-layout-grid="false"/>
      <style:text-properties fo:color="#000000" style:font-name="Andika:1025=2"/>
    </style:style>
    <style:style style:name="P67" style:family="paragraph" style:parent-style-name="Normal_20__28_Web_29_">
      <style:paragraph-properties fo:margin-top="0in" fo:margin-bottom="0in" style:snap-to-layout-grid="false"/>
      <style:text-properties fo:color="#000000" style:font-name="Andika:1038=1"/>
    </style:style>
    <style:style style:name="P68" style:family="paragraph" style:parent-style-name="Normal_20__28_Web_29_">
      <style:paragraph-properties fo:margin-top="0in" fo:margin-bottom="0in" style:snap-to-layout-grid="false"/>
      <style:text-properties fo:color="#000000" style:font-name="Andika:1058=1&amp;1038=1"/>
    </style:style>
    <style:style style:name="P69" style:family="paragraph" style:parent-style-name="Normal_20__28_Web_29_">
      <style:paragraph-properties fo:margin-top="0in" fo:margin-bottom="0in" style:snap-to-layout-grid="false"/>
      <style:text-properties fo:color="#000000" style:font-name="Andika:1049=1" style:font-name-complex="Andika"/>
    </style:style>
    <style:style style:name="P70" style:family="paragraph" style:parent-style-name="Normal_20__28_Web_29_">
      <style:paragraph-properties fo:margin-top="0in" fo:margin-bottom="0in" style:snap-to-layout-grid="false"/>
      <style:text-properties fo:color="#000000" style:font-name="Andika:1024=1" style:font-name-complex="Andika"/>
    </style:style>
    <style:style style:name="P71" style:family="paragraph" style:parent-style-name="Normal_20__28_Web_29_">
      <style:paragraph-properties fo:margin-top="0in" fo:margin-bottom="0in" style:snap-to-layout-grid="false"/>
      <style:text-properties fo:color="#000000" style:font-name="Andika:1058=1&amp;1024=1"/>
    </style:style>
    <style:style style:name="P72" style:family="paragraph" style:parent-style-name="Normal_20__28_Web_29_">
      <style:paragraph-properties fo:margin-top="0in" fo:margin-bottom="0in" style:snap-to-layout-grid="false"/>
      <style:text-properties fo:color="#000000" style:font-name="Andika:1024=2" style:font-name-complex="Andika"/>
    </style:style>
    <style:style style:name="P73" style:family="paragraph" style:parent-style-name="Normal_20__28_Web_29_">
      <style:paragraph-properties fo:margin-top="0in" fo:margin-bottom="0in" style:snap-to-layout-grid="false"/>
      <style:text-properties fo:color="#000000" style:font-name="Andika:1058=1&amp;1024=2"/>
    </style:style>
    <style:style style:name="P74" style:family="paragraph" style:parent-style-name="Normal_20__28_Web_29_">
      <style:paragraph-properties fo:margin-top="0in" fo:margin-bottom="0in" style:snap-to-layout-grid="false"/>
      <style:text-properties fo:color="#000000" style:font-name="Andika:1024=3" style:font-name-complex="Andika"/>
    </style:style>
    <style:style style:name="P75" style:family="paragraph" style:parent-style-name="Normal_20__28_Web_29_">
      <style:paragraph-properties fo:margin-top="0in" fo:margin-bottom="0in" style:snap-to-layout-grid="false"/>
      <style:text-properties fo:color="#000000" style:font-name="Andika:1058=1&amp;1024=3"/>
    </style:style>
    <style:style style:name="P76" style:family="paragraph" style:parent-style-name="Normal_20__28_Web_29_">
      <style:paragraph-properties fo:margin-top="0in" fo:margin-bottom="0in" style:snap-to-layout-grid="false"/>
      <style:text-properties fo:color="#000000" style:font-name="Andika:1035=1" style:font-name-complex="Andika"/>
    </style:style>
    <style:style style:name="P77" style:family="paragraph" style:parent-style-name="Normal_20__28_Web_29_">
      <style:paragraph-properties fo:margin-top="0in" fo:margin-bottom="0in" style:snap-to-layout-grid="false"/>
      <style:text-properties fo:color="#000000" style:font-name="Andika:1058=1&amp;1035=1"/>
    </style:style>
    <style:style style:name="P78" style:family="paragraph" style:parent-style-name="Normal_20__28_Web_29_">
      <style:paragraph-properties fo:margin-top="0in" fo:margin-bottom="0in" style:snap-to-layout-grid="false"/>
      <style:text-properties fo:color="#000000" style:font-name="Andika:1059=1" style:font-name-complex="Andika"/>
    </style:style>
    <style:style style:name="P79" style:family="paragraph" style:parent-style-name="Normal_20__28_Web_29_">
      <style:paragraph-properties fo:margin-top="0in" fo:margin-bottom="0in" style:snap-to-layout-grid="false"/>
      <style:text-properties fo:color="#000000" style:font-name="Andika:1058=1&amp;1059=1"/>
    </style:style>
    <style:style style:name="P80" style:family="paragraph" style:parent-style-name="Normal_20__28_Web_29_">
      <style:paragraph-properties fo:margin-top="0in" fo:margin-bottom="0in" style:snap-to-layout-grid="false"/>
      <style:text-properties fo:color="#000000" style:font-name="Andika:1040=1" style:font-name-complex="Andika"/>
    </style:style>
    <style:style style:name="P81" style:family="paragraph" style:parent-style-name="Normal_20__28_Web_29_">
      <style:paragraph-properties fo:margin-top="0in" fo:margin-bottom="0in" style:snap-to-layout-grid="false"/>
      <style:text-properties fo:color="#000000" style:font-name="Andika:1058=1&amp;1040=1"/>
    </style:style>
    <style:style style:name="P82" style:family="paragraph" style:parent-style-name="Normal_20__28_Web_29_">
      <style:paragraph-properties fo:margin-top="0in" fo:margin-bottom="0in" style:snap-to-layout-grid="false"/>
      <style:text-properties fo:color="#000000" style:font-name="Andika:1039=1" style:font-name-complex="Andika"/>
    </style:style>
    <style:style style:name="P83" style:family="paragraph" style:parent-style-name="Normal_20__28_Web_29_">
      <style:paragraph-properties fo:margin-top="0in" fo:margin-bottom="0in" style:snap-to-layout-grid="false"/>
      <style:text-properties fo:color="#000000" style:font-name="Andika:1058=1&amp;1039=1"/>
    </style:style>
    <style:style style:name="P84" style:family="paragraph" style:parent-style-name="Normal_20__28_Web_29_">
      <style:paragraph-properties fo:margin-top="0in" fo:margin-bottom="0in" style:snap-to-layout-grid="false"/>
      <style:text-properties fo:color="#000000" style:font-name="Andika:1037=1" style:font-name-complex="Andika"/>
    </style:style>
    <style:style style:name="P85" style:family="paragraph" style:parent-style-name="Normal_20__28_Web_29_">
      <style:paragraph-properties fo:margin-top="0in" fo:margin-bottom="0in" style:snap-to-layout-grid="false"/>
      <style:text-properties fo:color="#000000" style:font-name="Andika:1058=1&amp;1037=1"/>
    </style:style>
    <style:style style:name="P86" style:family="paragraph" style:parent-style-name="Normal_20__28_Web_29_">
      <style:paragraph-properties fo:margin-top="0in" fo:margin-bottom="0in" style:snap-to-layout-grid="false"/>
      <style:text-properties fo:color="#000000" style:font-name="Andika:1033=1" style:font-name-complex="Andika"/>
    </style:style>
    <style:style style:name="P87" style:family="paragraph" style:parent-style-name="Normal_20__28_Web_29_">
      <style:paragraph-properties fo:margin-top="0in" fo:margin-bottom="0in" style:snap-to-layout-grid="false"/>
      <style:text-properties fo:color="#000000" style:font-name="Andika:1058=1&amp;1033=1"/>
    </style:style>
    <style:style style:name="P88" style:family="paragraph" style:parent-style-name="Normal_20__28_Web_29_">
      <style:paragraph-properties fo:margin-top="0in" fo:margin-bottom="0in" style:snap-to-layout-grid="false"/>
      <style:text-properties fo:color="#000000" style:font-name="Andika:1033=2" style:font-name-complex="Andika"/>
    </style:style>
    <style:style style:name="P89" style:family="paragraph" style:parent-style-name="Normal_20__28_Web_29_">
      <style:paragraph-properties fo:margin-top="0in" fo:margin-bottom="0in" style:snap-to-layout-grid="false"/>
      <style:text-properties fo:color="#000000" style:font-name="Andika:1058=1&amp;1033=2"/>
    </style:style>
    <style:style style:name="P90" style:family="paragraph" style:parent-style-name="Normal_20__28_Web_29_">
      <style:paragraph-properties fo:margin-top="0in" fo:margin-bottom="0in" style:snap-to-layout-grid="false"/>
      <style:text-properties fo:color="#000000" style:font-name="Andika:1034=0" style:font-name-complex="Andika"/>
    </style:style>
    <style:style style:name="P91" style:family="paragraph" style:parent-style-name="Normal_20__28_Web_29_">
      <style:paragraph-properties fo:margin-top="0in" fo:margin-bottom="0in" style:snap-to-layout-grid="false"/>
      <style:text-properties fo:color="#000000" style:font-name="Andika:1058=1&amp;1034=0"/>
    </style:style>
    <style:style style:name="P92" style:family="paragraph" style:parent-style-name="Normal_20__28_Web_29_">
      <style:paragraph-properties fo:margin-top="0in" fo:margin-bottom="0in" style:snap-to-layout-grid="false"/>
      <style:text-properties fo:color="#000000" style:font-name="Andika:1036=1" style:font-name-complex="Andika"/>
    </style:style>
    <style:style style:name="P93" style:family="paragraph" style:parent-style-name="Normal_20__28_Web_29_">
      <style:paragraph-properties fo:margin-top="0in" fo:margin-bottom="0in" style:snap-to-layout-grid="false"/>
      <style:text-properties fo:color="#000000" style:font-name="Andika:1042=1" style:font-name-complex="Andika"/>
    </style:style>
    <style:style style:name="P94" style:family="paragraph" style:parent-style-name="Normal_20__28_Web_29_">
      <style:paragraph-properties fo:margin-top="0in" fo:margin-bottom="0in" style:snap-to-layout-grid="false"/>
      <style:text-properties fo:color="#000000" style:font-name="Andika:1058=1&amp;1042=1"/>
    </style:style>
    <style:style style:name="P95" style:family="paragraph" style:parent-style-name="Normal_20__28_Web_29_">
      <style:paragraph-properties fo:margin-top="0in" fo:margin-bottom="0in" style:snap-to-layout-grid="false"/>
      <style:text-properties fo:color="#000000" style:font-name="Andika:1045=1" style:font-name-complex="Andika"/>
    </style:style>
    <style:style style:name="P96" style:family="paragraph" style:parent-style-name="Normal_20__28_Web_29_">
      <style:paragraph-properties fo:margin-top="0in" fo:margin-bottom="0in" style:snap-to-layout-grid="false"/>
      <style:text-properties fo:color="#000000" style:font-name="Andika:1058=1&amp;1045=1"/>
    </style:style>
    <style:style style:name="P97" style:family="paragraph" style:parent-style-name="Normal_20__28_Web_29_">
      <style:paragraph-properties fo:margin-top="0in" fo:margin-bottom="0in" style:snap-to-layout-grid="false"/>
      <style:text-properties fo:color="#000000" style:font-name="Andika:1044=1" style:font-name-complex="Andika"/>
    </style:style>
    <style:style style:name="P98" style:family="paragraph" style:parent-style-name="Normal_20__28_Web_29_">
      <style:paragraph-properties fo:margin-top="0in" fo:margin-bottom="0in" style:snap-to-layout-grid="false"/>
      <style:text-properties fo:color="#000000" style:font-name="Andika:1046=1" style:font-name-complex="Andika"/>
    </style:style>
    <style:style style:name="P99" style:family="paragraph" style:parent-style-name="Normal_20__28_Web_29_">
      <style:paragraph-properties fo:margin-top="0in" fo:margin-bottom="0in" fo:line-height="0.1799in" style:snap-to-layout-grid="false"/>
      <style:text-properties fo:color="#000000" style:font-name="Andika:1077=1"/>
    </style:style>
    <style:style style:name="P100" style:family="paragraph" style:parent-style-name="Normal_20__28_Web_29_">
      <style:paragraph-properties fo:margin-top="0in" fo:margin-bottom="0in" fo:line-height="0.1799in" style:snap-to-layout-grid="false"/>
      <style:text-properties fo:color="#000000" style:font-name="Andika:1058=1&amp;1077=1"/>
    </style:style>
    <style:style style:name="P101" style:family="paragraph" style:parent-style-name="Normal_20__28_Web_29_">
      <style:paragraph-properties fo:margin-top="0in" fo:margin-bottom="0in" fo:line-height="0.1799in" style:snap-to-layout-grid="false"/>
      <style:text-properties fo:color="#000000" style:font-name="Andika:1077=2"/>
    </style:style>
    <style:style style:name="P102" style:family="paragraph" style:parent-style-name="Normal_20__28_Web_29_">
      <style:paragraph-properties fo:margin-top="0in" fo:margin-bottom="0in" fo:line-height="0.1799in" style:snap-to-layout-grid="false"/>
      <style:text-properties fo:color="#000000" style:font-name="Andika:1058=1&amp;1077=2"/>
    </style:style>
    <style:style style:name="P103" style:family="paragraph" style:parent-style-name="Normal_20__28_Web_29_">
      <style:paragraph-properties fo:margin-top="0in" fo:margin-bottom="0in" fo:line-height="0.1799in" style:snap-to-layout-grid="false"/>
      <style:text-properties fo:color="#000000" style:font-name="Andika:1077=3"/>
    </style:style>
    <style:style style:name="P104" style:family="paragraph" style:parent-style-name="Normal_20__28_Web_29_">
      <style:paragraph-properties fo:margin-top="0in" fo:margin-bottom="0in" fo:line-height="0.1799in" style:snap-to-layout-grid="false"/>
      <style:text-properties fo:color="#000000" style:font-name="Andika:1058=1&amp;1077=3"/>
    </style:style>
    <style:style style:name="P105" style:family="paragraph" style:parent-style-name="Normal_20__28_Web_29_">
      <style:paragraph-properties fo:margin-top="0in" fo:margin-bottom="0in" fo:line-height="0.1799in" style:snap-to-layout-grid="false"/>
      <style:text-properties fo:color="#000000" style:font-name="Andika:1058=1&amp;1077=4"/>
    </style:style>
    <style:style style:name="P106" style:family="paragraph" style:parent-style-name="Normal_20__28_Web_29_">
      <style:paragraph-properties fo:margin-top="0in" fo:margin-bottom="0in" style:line-height-at-least="0.1043in" style:snap-to-layout-grid="false"/>
      <style:text-properties fo:color="#000000" style:font-name="Gentium Plus:1029=1&amp;1032=1&amp;1058"/>
    </style:style>
    <style:style style:name="P107" style:family="paragraph" style:parent-style-name="Normal_20__28_Web_29_">
      <style:paragraph-properties fo:margin-top="0in" fo:margin-bottom="0in" style:line-height-at-least="0.1043in" style:snap-to-layout-grid="false"/>
      <style:text-properties fo:color="#000000" style:font-name="Andika:1029=1&amp;1032=1&amp;1058=1"/>
    </style:style>
    <style:style style:name="P108" style:family="paragraph" style:parent-style-name="Normal_20__28_Web_29_">
      <style:paragraph-properties fo:margin-top="0in" fo:margin-bottom="0in" style:line-height-at-least="0.1043in" style:snap-to-layout-grid="false"/>
      <style:text-properties fo:color="#000000" style:font-name="Andika:1041=1&amp;1074=1" fo:font-size="16pt" style:font-size-asian="16pt" style:font-size-complex="16pt"/>
    </style:style>
    <style:style style:name="P109" style:family="paragraph" style:parent-style-name="Normal_20__28_Web_29_">
      <style:paragraph-properties fo:margin-top="0in" fo:margin-bottom="0in" style:line-height-at-least="0.1043in" style:snap-to-layout-grid="false"/>
      <style:text-properties fo:color="#000000" style:font-name="Andika:1063=1&amp;1074=1" fo:font-size="16pt" style:font-size-asian="16pt" style:font-size-complex="16pt"/>
    </style:style>
    <style:style style:name="P110" style:family="paragraph" style:parent-style-name="Normal_20__28_Web_29_">
      <style:paragraph-properties fo:margin-top="0in" fo:margin-bottom="0in" style:line-height-at-least="0.1043in" style:snap-to-layout-grid="false"/>
      <style:text-properties fo:color="#000000" style:font-name="Andika:1063=1&amp;1072=1" fo:font-size="16pt" style:font-size-asian="16pt" style:font-size-complex="16pt"/>
    </style:style>
    <style:style style:name="P111" style:family="paragraph" style:parent-style-name="Normal_20__28_Web_29_">
      <style:paragraph-properties fo:margin-top="0in" fo:margin-bottom="0in" style:line-height-at-least="0.1043in" style:snap-to-layout-grid="false"/>
      <style:text-properties fo:color="#000000" style:font-name="Andika:1043=1&amp;1070=1" fo:font-size="16pt" style:font-size-asian="16pt" style:font-name-complex="Andika" style:font-size-complex="16pt"/>
    </style:style>
    <style:style style:name="P112" style:family="paragraph" style:parent-style-name="Normal_20__28_Web_29_">
      <style:paragraph-properties fo:margin-top="0in" fo:margin-bottom="0in" style:snap-to-layout-grid="false"/>
      <style:text-properties fo:color="#000000" style:font-name="Andika:1047=1" style:font-name-complex="Andika"/>
    </style:style>
    <style:style style:name="P113" style:family="paragraph" style:parent-style-name="Normal_20__28_Web_29_">
      <style:paragraph-properties fo:margin-top="0in" fo:margin-bottom="0in" fo:line-height="0.1799in" style:snap-to-layout-grid="false"/>
      <style:text-properties fo:color="#000000" style:font-name="Andika:1077=4"/>
    </style:style>
    <style:style style:name="P114" style:family="paragraph" style:parent-style-name="Normal_20__28_Web_29_">
      <style:paragraph-properties fo:margin-top="0in" fo:margin-bottom="0in" style:line-height-at-least="0.1043in" style:snap-to-layout-grid="false"/>
      <style:text-properties fo:color="#000000" style:font-name="Andika:1029=1&amp;1032=0"/>
    </style:style>
    <style:style style:name="P115" style:family="paragraph" style:parent-style-name="Normal_20__28_Web_29_">
      <style:paragraph-properties fo:margin-top="0in" fo:margin-bottom="0in"/>
      <style:text-properties style:font-name="Arial Narrow" fo:font-size="6pt" style:font-size-asian="6pt" style:font-size-complex="6pt"/>
    </style:style>
    <style:style style:name="P116" style:family="paragraph" style:parent-style-name="Normal_20__28_Web_29_">
      <style:paragraph-properties fo:margin-top="0in" fo:margin-bottom="0in" style:snap-to-layout-grid="false"/>
      <style:text-properties style:font-name="Arial Narrow" fo:font-size="6pt" style:font-size-asian="6pt" style:font-size-complex="6pt"/>
    </style:style>
    <style:style style:name="P117" style:family="paragraph" style:parent-style-name="Normal_20__28_Web_29_">
      <style:paragraph-properties fo:margin-top="0in" fo:margin-bottom="0in" style:line-height-at-least="0.1043in"/>
      <style:text-properties style:font-name="Arial Narrow" fo:font-size="6pt" style:font-size-asian="6pt" style:font-size-complex="6pt"/>
    </style:style>
    <style:style style:name="P118" style:family="paragraph" style:parent-style-name="Normal_20__28_Web_29_">
      <style:paragraph-properties fo:margin-top="0in" fo:margin-bottom="0in" style:line-height-at-least="0.1043in" style:snap-to-layout-grid="false"/>
      <style:text-properties style:font-name="Arial Narrow" fo:font-size="6pt" style:font-size-asian="6pt" style:font-size-complex="6pt"/>
    </style:style>
    <style:style style:name="P119" style:family="paragraph" style:parent-style-name="Normal_20__28_Web_29_">
      <style:paragraph-properties fo:margin-top="0in" fo:margin-bottom="0in" style:line-height-at-least="0.1043in" style:snap-to-layout-grid="false"/>
      <style:text-properties style:font-name="Arial Narrow" fo:font-size="9pt" fo:font-weight="bold" style:font-size-asian="9pt" style:font-weight-asian="bold" style:font-size-complex="9pt" style:font-weight-complex="bold"/>
    </style:style>
    <style:style style:name="P120" style:family="paragraph" style:parent-style-name="Normal_20__28_Web_29_">
      <style:paragraph-properties fo:margin-top="0in" fo:margin-bottom="0in" style:snap-to-layout-grid="false"/>
      <style:text-properties style:font-name="Arial Narrow" fo:font-size="9pt" fo:font-weight="bold" style:font-size-asian="9pt" style:font-weight-asian="bold" style:font-size-complex="9pt" style:font-weight-complex="bold"/>
    </style:style>
    <style:style style:name="P121" style:family="paragraph" style:parent-style-name="Normal_20__28_Web_29_">
      <style:paragraph-properties fo:margin-top="0in" fo:margin-bottom="0in" style:snap-to-layout-grid="false"/>
      <style:text-properties style:font-name="Andika"/>
    </style:style>
    <style:style style:name="P122" style:family="paragraph" style:parent-style-name="Normal_20__28_Web_29_">
      <style:paragraph-properties fo:margin-top="0in" fo:margin-bottom="0in" style:line-height-at-least="0.1043in" style:snap-to-layout-grid="false"/>
      <style:text-properties style:font-name="Andika"/>
    </style:style>
    <style:style style:name="P123" style:family="paragraph" style:parent-style-name="Normal_20__28_Web_29_">
      <style:paragraph-properties fo:margin-top="0in" fo:margin-bottom="0in" style:snap-to-layout-grid="false"/>
      <style:text-properties style:font-name="Andika" style:font-name-complex="Andika"/>
    </style:style>
    <style:style style:name="P124" style:family="paragraph" style:parent-style-name="Normal_20__28_Web_29_">
      <style:paragraph-properties fo:margin-top="0in" fo:margin-bottom="0in" fo:line-height="0.1799in" style:snap-to-layout-grid="false"/>
      <style:text-properties style:font-name="Andika"/>
    </style:style>
    <style:style style:name="P125" style:family="paragraph" style:parent-style-name="Normal_20__28_Web_29_">
      <style:paragraph-properties fo:margin-top="0in" fo:margin-bottom="0in" style:snap-to-layout-grid="false"/>
      <style:text-properties style:font-name="Andika:1041=1"/>
    </style:style>
    <style:style style:name="P126" style:family="paragraph" style:parent-style-name="Normal_20__28_Web_29_">
      <style:paragraph-properties fo:margin-top="0in" fo:margin-bottom="0in" style:snap-to-layout-grid="false"/>
      <style:text-properties style:font-name="Andika:1057=1"/>
    </style:style>
    <style:style style:name="P127" style:family="paragraph" style:parent-style-name="Normal_20__28_Web_29_">
      <style:paragraph-properties fo:margin-top="0in" fo:margin-bottom="0in" style:snap-to-layout-grid="false"/>
    </style:style>
    <style:style style:name="P128" style:family="paragraph" style:parent-style-name="Normal_20__28_Web_29_">
      <style:paragraph-properties fo:margin-top="0in" fo:margin-bottom="0in" style:snap-to-layout-grid="false"/>
      <style:text-properties style:font-name="Andika:1058=1"/>
    </style:style>
    <style:style style:name="P129" style:family="paragraph" style:parent-style-name="Normal_20__28_Web_29_">
      <style:paragraph-properties fo:margin-top="0in" fo:margin-bottom="0in" fo:line-height="0.1799in" style:snap-to-layout-grid="false"/>
      <style:text-properties style:font-name="Andika:1058=1"/>
    </style:style>
    <style:style style:name="P130" style:family="paragraph" style:parent-style-name="Normal_20__28_Web_29_">
      <style:paragraph-properties fo:margin-top="0in" fo:margin-bottom="0in" style:snap-to-layout-grid="false"/>
      <style:text-properties style:font-name="Andika:1058=1&amp;1041=1"/>
    </style:style>
    <style:style style:name="P131" style:family="paragraph" style:parent-style-name="Normal_20__28_Web_29_">
      <style:paragraph-properties fo:margin-top="0in" fo:margin-bottom="0in" style:snap-to-layout-grid="false"/>
      <style:text-properties style:font-name="Andika:1026=1"/>
    </style:style>
    <style:style style:name="P132" style:family="paragraph" style:parent-style-name="Normal_20__28_Web_29_">
      <style:paragraph-properties fo:margin-top="0in" fo:margin-bottom="0in" style:snap-to-layout-grid="false"/>
      <style:text-properties style:font-name="Andika:1050=1"/>
    </style:style>
    <style:style style:name="P133" style:family="paragraph" style:parent-style-name="Normal_20__28_Web_29_">
      <style:paragraph-properties fo:margin-top="0in" fo:margin-bottom="0in" style:snap-to-layout-grid="false"/>
      <style:text-properties style:font-name="Andika:1062=1"/>
    </style:style>
    <style:style style:name="P134" style:family="paragraph" style:parent-style-name="Normal_20__28_Web_29_">
      <style:paragraph-properties fo:margin-top="0in" fo:margin-bottom="0in" style:snap-to-layout-grid="false"/>
      <style:text-properties style:font-name="Andika:1062=2"/>
    </style:style>
    <style:style style:name="P135" style:family="paragraph" style:parent-style-name="Normal_20__28_Web_29_">
      <style:paragraph-properties fo:margin-top="0in" fo:margin-bottom="0in" style:snap-to-layout-grid="false"/>
      <style:text-properties style:font-name="Andika:1062=3"/>
    </style:style>
    <style:style style:name="P136" style:family="paragraph" style:parent-style-name="Normal_20__28_Web_29_">
      <style:paragraph-properties fo:margin-top="0in" fo:margin-bottom="0in" style:line-height-at-least="0.1043in" style:snap-to-layout-grid="false"/>
    </style:style>
    <style:style style:name="P137" style:family="paragraph" style:parent-style-name="Normal_20__28_Web_29_">
      <style:paragraph-properties fo:margin-top="0in" fo:margin-bottom="0in" style:snap-to-layout-grid="false"/>
      <style:text-properties fo:font-size="8pt" style:font-size-asian="8pt" style:font-size-complex="10pt"/>
    </style:style>
    <style:style style:name="P138" style:family="paragraph" style:parent-style-name="Normal_20__28_Web_29_">
      <style:paragraph-properties fo:margin-top="0in" fo:margin-bottom="0in" style:line-height-at-least="0.1043in" style:snap-to-layout-grid="false"/>
      <style:text-properties style:font-name="Andika:1065=1"/>
    </style:style>
    <style:style style:name="P139" style:family="paragraph" style:parent-style-name="Normal_20__28_Web_29_">
      <style:paragraph-properties fo:margin-top="0in" fo:margin-bottom="0in" style:line-height-at-least="0.1043in" style:snap-to-layout-grid="false"/>
      <style:text-properties style:font-name="Andika:1066=1"/>
    </style:style>
    <style:style style:name="P140" style:family="paragraph" style:parent-style-name="Normal_20__28_Web_29_">
      <style:paragraph-properties fo:margin-top="0in" fo:margin-bottom="0in" style:line-height-at-least="0.1043in" style:snap-to-layout-grid="false"/>
      <style:text-properties style:font-name="Andika:1067=1"/>
    </style:style>
    <style:style style:name="P141" style:family="paragraph" style:parent-style-name="Normal_20__28_Web_29_">
      <style:paragraph-properties fo:margin-top="0in" fo:margin-bottom="0in" style:line-height-at-least="0.1043in" style:snap-to-layout-grid="false"/>
      <style:text-properties style:font-name="Andika:1068=1"/>
    </style:style>
    <style:style style:name="P142" style:family="paragraph" style:parent-style-name="Normal_20__28_Web_29_">
      <style:paragraph-properties fo:margin-top="0in" fo:margin-bottom="0in" style:line-height-at-least="0.1043in" style:snap-to-layout-grid="false"/>
      <style:text-properties style:font-name="Andika:1069=1"/>
    </style:style>
    <style:style style:name="P143" style:family="paragraph" style:parent-style-name="Normal_20__28_Web_29_">
      <style:paragraph-properties fo:margin-top="0in" fo:margin-bottom="0in" fo:line-height="0.1799in"/>
    </style:style>
    <style:style style:name="P144" style:family="paragraph" style:parent-style-name="sdfootnote">
      <style:paragraph-properties fo:margin-top="0in" fo:margin-bottom="0in"/>
    </style:style>
    <style:style style:name="P145" style:family="paragraph" style:parent-style-name="Normal_20__28_Web_29_">
      <style:paragraph-properties style:snap-to-layout-grid="false"/>
    </style:style>
    <style:style style:name="P146" style:family="paragraph" style:parent-style-name="Normal_20__28_Web_29_">
      <style:paragraph-properties fo:margin-top="0.0417in" fo:margin-bottom="0.0417in" fo:line-height="0.1665in" style:snap-to-layout-grid="false"/>
    </style:style>
    <style:style style:name="P147" style:family="paragraph" style:parent-style-name="Normal_20__28_Web_29_">
      <style:paragraph-properties fo:margin-top="0.0417in" fo:margin-bottom="0.0417in" fo:line-height="0.1665in" fo:text-align="center" style:justify-single-word="false" style:snap-to-layout-grid="false"/>
    </style:style>
    <style:style style:name="P148" style:family="paragraph" style:parent-style-name="Normal_20__28_Web_29_">
      <style:paragraph-properties fo:margin-top="0.0417in" fo:margin-bottom="0.0417in" fo:line-height="0.1665in" style:snap-to-layout-grid="false"/>
      <style:text-properties style:font-name="Arial" fo:font-size="10pt" fo:font-weight="bold" style:font-size-asian="10pt" style:font-weight-asian="bold" style:font-name-complex="Arial" style:font-size-complex="10pt" style:font-weight-complex="bold"/>
    </style:style>
    <style:style style:name="P149" style:family="paragraph" style:parent-style-name="Normal_20__28_Web_29_">
      <style:paragraph-properties fo:margin-top="0.0417in" fo:margin-bottom="0.0417in" fo:line-height="0.1665in" fo:text-align="center" style:justify-single-word="false" style:snap-to-layout-grid="false"/>
      <style:text-properties style:font-name="Arial" style:font-name-complex="Arial"/>
    </style:style>
    <style:style style:name="P150" style:family="paragraph" style:parent-style-name="Normal_20__28_Web_29_">
      <style:paragraph-properties fo:margin-top="0.0417in" fo:margin-bottom="0.0417in" fo:line-height="0.1665in" style:snap-to-layout-grid="false"/>
      <style:text-properties style:font-name="Arial" style:font-name-complex="Arial"/>
    </style:style>
    <style:style style:name="P151" style:family="paragraph" style:parent-style-name="Normal_20__28_Web_29_">
      <style:paragraph-properties fo:margin-top="0.0417in" fo:margin-bottom="0.0417in" fo:line-height="0.1665in" style:snap-to-layout-grid="false"/>
      <style:text-properties style:font-name="Arial Narrow" fo:font-size="6pt" style:font-size-asian="6pt" style:font-size-complex="6pt"/>
    </style:style>
    <style:style style:name="P152" style:family="paragraph" style:parent-style-name="Normal_20__28_Web_29_">
      <style:paragraph-properties fo:margin-top="0.0417in" fo:margin-bottom="0.0417in" fo:line-height="0.1665in" style:snap-to-layout-grid="false"/>
      <style:text-properties fo:color="#000000" style:font-name="Arial Narrow" fo:font-size="6pt" style:font-size-asian="6pt" style:font-size-complex="6pt"/>
    </style:style>
    <style:style style:name="P153" style:family="paragraph" style:parent-style-name="Normal_20__28_Web_29_">
      <style:paragraph-properties fo:margin-top="0.0417in" fo:margin-bottom="0.0417in" fo:line-height="0.1665in" style:snap-to-layout-grid="false"/>
      <style:text-properties fo:color="#000000" style:font-name="Gentium Plus:1029=1&amp;1032=1"/>
    </style:style>
    <style:style style:name="P154" style:family="paragraph" style:parent-style-name="Normal_20__28_Web_29_">
      <style:paragraph-properties fo:margin-top="0.0417in" fo:margin-bottom="0.0417in" fo:line-height="0.1665in" style:snap-to-layout-grid="false"/>
      <style:text-properties fo:color="#000000" style:font-name="Gentium Plus:1029=1&amp;1032=1&amp;1058"/>
    </style:style>
    <style:style style:name="P155" style:family="paragraph" style:parent-style-name="Normal_20__28_Web_29_">
      <style:paragraph-properties fo:margin-top="0in" fo:margin-bottom="0.0417in" fo:line-height="0.1665in" style:snap-to-layout-grid="false"/>
    </style:style>
    <style:style style:name="P156" style:family="paragraph" style:parent-style-name="Normal_20__28_Web_29_">
      <style:paragraph-properties fo:margin-top="0.1945in" fo:margin-bottom="0in"/>
    </style:style>
    <style:style style:name="P157" style:family="paragraph" style:parent-style-name="Normal_20__28_Web_29_">
      <style:paragraph-properties fo:margin-top="0.0201in" fo:margin-bottom="0.0201in" fo:line-height="0.1665in" style:snap-to-layout-grid="false"/>
      <style:text-properties style:font-name="Arial Narrow" fo:font-size="9pt" fo:font-weight="bold" style:font-size-asian="9pt" style:font-weight-asian="bold" style:font-size-complex="9pt" style:font-weight-complex="bold"/>
    </style:style>
    <style:style style:name="P158" style:family="paragraph" style:parent-style-name="Normal_20__28_Web_29_">
      <style:paragraph-properties fo:margin-top="0.0201in" fo:margin-bottom="0.0201in" fo:line-height="0.1665in" fo:text-align="center" style:justify-single-word="false" style:snap-to-layout-grid="false"/>
      <style:text-properties style:font-name="Arial Narrow" fo:font-size="9pt" fo:font-weight="bold" style:font-size-asian="9pt" style:font-weight-asian="bold" style:font-size-complex="9pt" style:font-weight-complex="bold"/>
    </style:style>
    <style:style style:name="P159" style:family="paragraph" style:parent-style-name="Normal_20__28_Web_29_">
      <style:paragraph-properties fo:margin-top="0.0201in" fo:margin-bottom="0.0201in" fo:line-height="0.1665in" style:snap-to-layout-grid="false"/>
      <style:text-properties fo:color="#000000" style:font-name="Arial Narrow" fo:font-size="9pt" fo:font-weight="bold" style:font-size-asian="9pt" style:font-weight-asian="bold" style:font-size-complex="9pt" style:font-weight-complex="bold"/>
    </style:style>
    <style:style style:name="P160" style:family="paragraph" style:parent-style-name="Normal_20__28_Web_29_">
      <style:paragraph-properties fo:margin-top="0.0201in" fo:margin-bottom="0.0201in" fo:line-height="0.1665in" style:snap-to-layout-grid="false"/>
    </style:style>
    <style:style style:name="P161" style:family="paragraph" style:parent-style-name="Footnote">
      <style:paragraph-properties fo:margin-left="0.5in" fo:margin-right="0in" fo:text-indent="-0.5in" style:auto-text-indent="false"/>
    </style:style>
    <style:style style:name="P162" style:family="paragraph" style:parent-style-name="sdfootnote">
      <style:paragraph-properties fo:margin-left="0.5in" fo:margin-right="0in" fo:margin-top="0in" fo:margin-bottom="0in" fo:text-indent="-0.5in" style:auto-text-indent="false"/>
    </style:style>
    <style:style style:name="P163" style:family="paragraph" style:parent-style-name="Normal_20__28_Web_29_">
      <style:paragraph-properties fo:margin-top="0in" fo:margin-bottom="0in" style:line-height-at-least="0.1043in" style:snap-to-layout-grid="false"/>
      <style:text-properties style:font-name="Arial Narrow" fo:font-size="6pt" fo:language="es" fo:country="MX" fo:font-weight="bold" style:font-size-asian="6pt" style:font-weight-asian="bold" style:font-name-complex="Arial" style:font-size-complex="6pt" style:font-weight-complex="bold"/>
    </style:style>
    <style:style style:name="P164" style:family="paragraph" style:parent-style-name="Normal_20__28_Web_29_">
      <style:paragraph-properties fo:margin-top="0in" fo:margin-bottom="0in" style:line-height-at-least="0.1043in" style:snap-to-layout-grid="false"/>
      <style:text-properties style:font-name="Arial Narrow" fo:font-size="9pt" fo:language="es" fo:country="MX" fo:font-weight="bold" style:font-size-asian="9pt" style:font-weight-asian="bold" style:font-size-complex="9pt" style:font-weight-complex="bold"/>
    </style:style>
    <style:style style:name="P165" style:family="paragraph" style:parent-style-name="Heading_20_1" style:master-page-name="Standard">
      <style:paragraph-properties fo:margin-top="0in" fo:margin-bottom="0.0402in" style:page-number="auto"/>
    </style:style>
    <style:style style:name="T1" style:family="text">
      <style:text-properties style:font-name="Arial Narrow"/>
    </style:style>
    <style:style style:name="T2" style:family="text">
      <style:text-properties style:font-name="Arial Narrow" fo:font-size="8pt" fo:font-weight="bold" style:font-size-asian="8pt" style:font-weight-asian="bold" style:font-size-complex="8pt" style:font-weight-complex="bold"/>
    </style:style>
    <style:style style:name="T3" style:family="text">
      <style:text-properties style:font-name="Arial Narrow" fo:font-size="10pt" style:font-size-asian="10pt" style:font-size-complex="10pt"/>
    </style:style>
    <style:style style:name="T4" style:family="text">
      <style:text-properties style:font-name="Arial Narrow" fo:font-size="10pt" fo:font-weight="bold" style:font-size-asian="10pt" style:font-weight-asian="bold" style:font-size-complex="10pt" style:font-weight-complex="bold"/>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style:font-size-asian="9pt" style:font-weight-asian="bold" style:font-name-complex="Arial" style:font-size-complex="9pt" style:font-weight-complex="bold"/>
    </style:style>
    <style:style style:name="T7" style:family="text">
      <style:text-properties style:font-name="Arial Narrow" fo:font-size="9pt" fo:language="es" fo:country="MX" fo:font-weight="bold" style:font-size-asian="9pt" style:font-weight-asian="bold" style:font-size-complex="9pt" style:font-weight-complex="bold"/>
    </style:style>
    <style:style style:name="T8" style:family="text">
      <style:text-properties style:font-name="Arial Narrow" fo:font-size="9pt" fo:language="nl" fo:country="BE" fo:font-weight="bold" style:font-size-asian="9pt" style:font-weight-asian="bold" style:font-size-complex="9pt" style:font-weight-complex="bold"/>
    </style:style>
    <style:style style:name="T9" style:family="text">
      <style:text-properties style:font-name="Arial Narrow" fo:font-size="9pt" fo:language="pt" fo:country="PT" fo:font-weight="bold" style:font-size-asian="9pt" style:font-weight-asian="bold" style:font-size-complex="9pt" style:font-weight-complex="bold"/>
    </style:style>
    <style:style style:name="T10" style:family="text">
      <style:text-properties style:font-name="Arial Narrow" fo:font-size="6pt" style:font-size-asian="6pt" style:font-size-complex="6pt"/>
    </style:style>
    <style:style style:name="T11" style:family="text">
      <style:text-properties style:font-name="Arial Narrow" fo:font-size="6pt" style:font-size-asian="6pt" style:font-name-complex="Arial" style:font-size-complex="6pt"/>
    </style:style>
    <style:style style:name="T12" style:family="text">
      <style:text-properties style:font-name="Arial Narrow" fo:font-size="6pt" fo:language="es" fo:country="MX" style:font-size-asian="6pt" style:font-size-complex="6pt"/>
    </style:style>
    <style:style style:name="T13" style:family="text">
      <style:text-properties style:font-name="Arial Narrow" fo:font-size="6pt" fo:language="nl" fo:country="BE" style:font-size-asian="6pt" style:font-size-complex="6pt"/>
    </style:style>
    <style:style style:name="T14" style:family="text">
      <style:text-properties style:font-name="Arial Narrow" fo:font-size="6pt" fo:font-weight="bold" style:font-size-asian="6pt" style:font-weight-asian="bold" style:font-name-complex="Arial" style:font-size-complex="6pt" style:font-weight-complex="bold"/>
    </style:style>
    <style:style style:name="T15" style:family="text">
      <style:text-properties style:font-name="Arial Narrow" fo:font-size="6pt" fo:font-weight="bold" style:font-size-asian="6pt" style:font-weight-asian="bold" style:font-size-complex="6pt" style:font-weight-complex="bold"/>
    </style:style>
    <style:style style:name="T16" style:family="text">
      <style:text-properties style:font-name="Arial Narrow" fo:font-size="6pt" fo:language="pt" fo:country="PT" style:font-size-asian="6pt" style:font-size-complex="6pt"/>
    </style:style>
    <style:style style:name="T17" style:family="text">
      <style:text-properties fo:font-size="8pt" fo:font-weight="bold" style:font-size-asian="8pt" style:font-weight-asian="bold" style:font-size-complex="8pt" style:font-weight-complex="bold"/>
    </style:style>
    <style:style style:name="T18" style:family="text">
      <style:text-properties style:font-name="Andika" fo:font-size="10pt" style:font-size-asian="10pt" style:font-name-complex="Andika" style:font-size-complex="10pt"/>
    </style:style>
    <style:style style:name="T19" style:family="text">
      <style:text-properties style:font-name="Andika" fo:font-size="10pt" style:font-name-asian="Times New Roman" style:font-size-asian="10pt" style:language-asian="am" style:country-asian="ET" style:font-name-complex="Andika" style:font-size-complex="10pt"/>
    </style:style>
    <style:style style:name="T20" style:family="text">
      <style:text-properties style:font-name="Andika" fo:font-size="10pt" fo:language="am" fo:country="ET" style:font-name-asian="Times New Roman" style:font-size-asian="10pt" style:language-asian="am" style:country-asian="ET" style:font-name-complex="Andika" style:font-size-complex="10pt"/>
    </style:style>
    <style:style style:name="T21" style:family="text">
      <style:text-properties style:font-name="Andika" style:font-name-complex="Gentium Plus"/>
    </style:style>
    <style:style style:name="T22" style:family="text">
      <style:text-properties style:font-name="Andika" style:font-name-complex="Arial"/>
    </style:style>
    <style:style style:name="T23" style:family="text">
      <style:text-properties style:font-name="Arial"/>
    </style:style>
    <style:style style:name="T24" style:family="text">
      <style:text-properties style:font-name="Arial" style:font-name-complex="Arial"/>
    </style:style>
    <style:style style:name="T25" style:family="text">
      <style:text-properties style:font-name="Arial" fo:font-weight="bold" style:font-weight-asian="bold" style:font-name-complex="Arial" style:font-weight-complex="bold"/>
    </style:style>
    <style:style style:name="T26" style:family="text">
      <style:text-properties style:font-name="Arial" fo:font-size="6pt" fo:language="es" fo:country="MX" style:font-size-asian="6pt" style:font-name-complex="Arial" style:font-size-complex="6pt"/>
    </style:style>
    <style:style style:name="T27" style:family="text">
      <style:text-properties style:font-name="Arial" fo:font-size="10pt" fo:font-weight="bold" style:font-size-asian="10pt" style:font-weight-asian="bold" style:font-name-complex="Arial" style:font-size-complex="10pt" style:font-weight-complex="bold"/>
    </style:style>
    <style:style style:name="T28" style:family="text">
      <style:text-properties fo:color="#0000ff"/>
    </style:style>
    <style:style style:name="T29" style:family="text">
      <style:text-properties fo:font-size="9pt" style:font-size-asian="9pt" style:font-size-complex="9pt"/>
    </style:style>
    <style:style style:name="T30" style:family="text">
      <style:text-properties fo:color="#000000"/>
    </style:style>
    <style:style style:name="T31" style:family="text">
      <style:text-properties fo:color="#000000" style:font-name="Arial Narrow" fo:font-size="9pt" style:text-underline-style="none" fo:font-weight="bold" style:font-size-asian="9pt" style:font-weight-asian="bold" style:font-size-complex="9pt" style:font-weight-complex="bold"/>
    </style:style>
    <style:style style:name="T32" style:family="text">
      <style:text-properties fo:color="#000000" style:font-name="Arial Narrow" fo:font-size="10pt" style:font-size-asian="10pt" style:font-size-complex="10pt"/>
    </style:style>
    <style:style style:name="T33" style:family="text">
      <style:text-properties fo:color="#000000" style:font-name="Arial Narrow" fo:font-size="10pt" fo:font-weight="bold" style:font-size-asian="10pt" style:font-weight-asian="bold" style:font-size-complex="10pt" style:font-weight-complex="bold"/>
    </style:style>
    <style:style style:name="T34" style:family="text">
      <style:text-properties fo:color="#000000" style:font-name="Andika"/>
    </style:style>
    <style:style style:name="T35" style:family="text">
      <style:text-properties fo:color="#000000" style:font-name="Andika" style:font-name-complex="Gentium Plus"/>
    </style:style>
    <style:style style:name="T36" style:family="text">
      <style:text-properties fo:color="#000000" style:font-name="Charis SIL:1058=1"/>
    </style:style>
    <style:style style:name="T37" style:family="text">
      <style:text-properties fo:color="#000000" style:font-name="Charis SIL:1058=1&amp;1028=1"/>
    </style:style>
    <style:style style:name="T38" style:family="text">
      <style:text-properties fo:color="#000000" style:font-name="Charis SIL SC2nd" style:font-name-complex="Charis SIL SC2nd"/>
    </style:style>
    <style:style style:name="T39" style:family="text">
      <style:text-properties fo:color="#000000" style:font-name="Andika:1058=1"/>
    </style:style>
    <style:style style:name="T40" style:family="text">
      <style:text-properties fo:color="#000000" style:font-name-complex="Gentium Plus"/>
    </style:style>
    <style:style style:name="T41" style:family="text">
      <style:text-properties fo:color="#000000" style:font-name-complex="Andika Basic"/>
    </style:style>
    <style:style style:name="T42" style:family="text">
      <style:text-properties fo:color="#000000" style:font-name="Andika:1028=1"/>
    </style:style>
    <style:style style:name="T43" style:family="text">
      <style:text-properties fo:color="#000000" style:font-name="Andika:1058=1&amp;1028=1"/>
    </style:style>
    <style:style style:name="T44" style:family="text">
      <style:text-properties fo:color="#000000" style:font-name="Andika:1043=1"/>
    </style:style>
    <style:style style:name="T45" style:family="text">
      <style:text-properties fo:color="#000000" style:font-name="Andika:1058=1&amp;1043=1"/>
    </style:style>
    <style:style style:name="T46" style:family="text">
      <style:text-properties fo:color="#000000" style:font-name="Andika:1030=1" style:font-name-complex="Andika:1030=1"/>
    </style:style>
    <style:style style:name="T47" style:family="text">
      <style:text-properties fo:color="#000000" style:font-name-complex="Cambria Math"/>
    </style:style>
    <style:style style:name="T48" style:family="text">
      <style:text-properties fo:font-size="6pt" fo:language="es" fo:country="MX" style:font-size-asian="6pt" style:font-name-complex="Arial" style:font-size-complex="6pt"/>
    </style:style>
    <style:style style:name="T49" style:family="text">
      <style:text-properties fo:font-size="6pt" fo:language="es" fo:country="MX" style:font-size-asian="6pt" style:font-size-complex="6pt"/>
    </style:style>
    <style:style style:name="T50" style:family="text">
      <style:text-properties fo:font-size="6pt" style:font-size-asian="6pt" style:font-name-complex="Arial" style:font-size-complex="6pt"/>
    </style:style>
    <style:style style:name="T51" style:family="text">
      <style:text-properties fo:language="es" fo:country="MX"/>
    </style:style>
    <style:style style:name="T52" style:family="text">
      <style:text-properties fo:language="es" fo:country="MX" style:font-name-complex="Arial"/>
    </style:style>
    <style:style style:name="T53" style:family="text">
      <style:text-properties style:font-name-complex="Gentium Plus"/>
    </style:style>
    <style:style style:name="T54" style:family="text">
      <style:text-properties style:font-name-complex="Andika Basic"/>
    </style:style>
    <style:style style:name="T55" style:family="text">
      <style:text-properties style:font-name="Andika:1052=1"/>
    </style:style>
    <style:style style:name="T56" style:family="text">
      <style:text-properties style:font-name="Andika:1052=1" style:font-name-complex="Andika Basic"/>
    </style:style>
    <style:style style:name="T57" style:family="text">
      <style:text-properties fo:font-weight="normal" style:font-weight-asian="normal" style:font-weight-complex="normal"/>
    </style:style>
    <style:style style:name="T58" style:family="text">
      <style:text-properties style:font-name-complex="Ari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Font Features for Andika</text:h>
      <text:p text:style-name="P20"><text:span text:style-name="T18">When Andika is used in applications </text:span><text:span text:style-name="T20">that support Graphite, and that provide an appropriate user interface, various user-controllable font features are available that allow access to alternatively-designed glyphs that might be preferable for use in some contexts. In the Graphite version of OpenOffice 3.2</text:span><text:span text:style-name="Footnote_20_Symbol"><text:span text:style-name="T18"><text:note text:id="ftn1" text:note-class="footnote"><text:note-citation>1</text:note-citation><text:note-body><text:p text:style-name="P161"><text:span text:style-name="T1"><text:s/></text:span><text:span text:style-name="T24"><text:s/></text:span><text:a xlink:type="simple" xlink:href="http://scripts.sil.org/OOo_20_graphite"><text:span text:style-name="Internet_20_link"><text:span text:style-name="T23">http://scripts.sil.org/OOo_20_graphite</text:span></text:span></text:a></text:p></text:note-body></text:note></text:span></text:span><text:span text:style-name="T18"> </text:span><text:span text:style-name="T20">the font features can be turned on by choosing the font (ie </text:span><text:span text:style-name="T19">Andika</text:span><text:span text:style-name="T20">), followed by a colon, followed by the feature ID, and then followed by the feature setting. So, for example, if the Uppercase eng alternate “Capital N with tail” is desired, the font selection would be “</text:span><text:span text:style-name="T19">Andika</text:span><text:span text:style-name="T20">:1024=2”. If you wish to apply two (or more) features, you can separate them with an “&amp;”. Thus, “</text:span><text:span text:style-name="T19">Andika</text:span><text:span text:style-name="T20">:1024=2&amp;1058=2” would apply “Capital N with tail” plus the “Small capitals” feature.</text:span></text:p>
      <text:p text:style-name="P18">A glyph palette is available for accessing the alternate glyphs in some applications such as Adobe InDesign.</text:p>
      <text:p text:style-name="P20"><text:span text:style-name="T20">Ideally the selection of these font features is done in application programs, but many applications do not yet support this functionality. In response to this lack of support for features, a program called TypeTuner</text:span><text:span text:style-name="Footnote_20_Symbol"><text:span text:style-name="T18"><text:note text:id="ftn2" text:note-class="footnote"><text:note-citation>2</text:note-citation><text:note-body><text:p text:style-name="P161"><text:span text:style-name="T1"><text:s text:c="2"/></text:span><text:a xlink:type="simple" xlink:href="http://scripts.sil.org/TypeTuner"><text:span text:style-name="Internet_20_link"><text:span text:style-name="T23">http://scripts.sil.org/TypeTuner</text:span></text:span></text:a><text:span text:style-name="T24"> </text:span></text:p></text:note-body></text:note></text:span></text:span><text:span text:style-name="T18"> </text:span><text:span text:style-name="T20">allows users to create derivative fonts with their own feature settings based on the needs of a local project or region.</text:span></text:p>
      <text:p text:style-name="P19"><text:span text:style-name="T20">In the table below, upper and lowercase pairs are shown (if they exist), even if the feature only affects one or the other. This is in order to see how the whole pair looks when a feature is applied. The following font features are available in </text:span><text:span text:style-name="T19">Andika</text:span><text:span text:style-name="T20">:</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57">Feature Name</text:p>
            </table:table-cell>
            <table:table-cell table:style-name="Table1.A1" office:value-type="string">
              <text:p text:style-name="P158">Feature ID</text:p>
            </table:table-cell>
            <table:table-cell table:style-name="Table1.A1" office:value-type="string">
              <text:p text:style-name="P158">Feature Setting</text:p>
            </table:table-cell>
            <table:table-cell table:style-name="Table1.A1" office:value-type="string">
              <text:p text:style-name="P159">Example</text:p>
            </table:table-cell>
            <table:table-cell table:style-name="Table1.A1" office:value-type="string">
              <text:p text:style-name="P159">Example with Small Capitals</text:p>
            </table:table-cell>
            <table:table-cell table:style-name="Table1.F1" office:value-type="string">
              <text:p text:style-name="P160"><text:a xlink:type="simple" xlink:href="http://scripts.sil.org/cms/scripts/page.php?site_id=nrsi&amp;item_id=TypeTuner" office:target-frame-name="_top" xlink:show="replace"><text:span text:style-name="Internet_20_link"><text:span text:style-name="T31">TypeTuner Notes</text:span></text:span></text:a><text:span text:style-name="Footnote_20_Reference"><text:span text:style-name="T28"><text:note text:id="ftn3" text:note-class="footnote"><text:note-citation>3</text:note-citation><text:note-body><text:p text:style-name="P162"><text:s/><text:span text:style-name="T25">TypeTuner legend:</text:span><text:span text:style-name="T24"> </text:span><text:span text:style-name="T25">R</text:span><text:span text:style-name="T24">=glyphs are Reencoded (will work with dumb rendering); </text:span><text:span text:style-name="T25">O</text:span><text:span text:style-name="T24">=OpenType rules are activated; </text:span><text:span text:style-name="T25">G</text:span><text:span text:style-name="T24">=Graphite-only feature<text:line-break/>(All features are available for Graphite applications.)</text:span></text:p></text:note-body></text:note></text:span></text:span></text:p>
            </table:table-cell>
          </table:table-row>
        </table:table-header-rows>
        <table:table-row table:style-name="Table1.1">
          <table:table-cell table:style-name="Table1.A1" office:value-type="string">
            <text:p text:style-name="P148">Language specific</text:p>
          </table:table-cell>
          <table:table-cell table:style-name="Table1.B2" office:value-type="string">
            <text:p text:style-name="P147"/>
          </table:table-cell>
          <table:table-cell table:style-name="Table1.B2" office:value-type="string">
            <text:p text:style-name="P147"/>
          </table:table-cell>
          <table:table-cell table:style-name="Table1.B2" office:value-type="string">
            <text:p text:style-name="P146"/>
          </table:table-cell>
          <table:table-cell table:style-name="Table1.B2" office:value-type="string">
            <text:p text:style-name="P146"/>
          </table:table-cell>
          <table:table-cell table:style-name="Table1.F2" office:value-type="string">
            <text:p text:style-name="P146"/>
          </table:table-cell>
        </table:table-row>
        <table:table-row table:style-name="Table1.3">
          <table:table-cell table:style-name="Table1.A1" table:number-rows-spanned="2" office:value-type="string">
            <text:p text:style-name="P127"><text:span text:style-name="T5">Vietnamese-style diacritics<text:line-break/></text:span><text:span text:style-name="T10">(U+1EA4 U+1EA5 U+1EA6 U+1EA7 U+1EA8 U+1EA9 U+1EAA U+1EAB U+1EAE U+1EAF U+1EB0 U+1EB1 U+1EB2 U+1EB3 U+1EB4 U+1EB5 U+1EBE U+1EBF U+1EC0 U+1EC1 U+1EC2 U+1EC3 U+1EC4 U+1EC5 U+1ED0 U+1ED1 U+1ED2 U+1ED3 U+1ED4 U+1ED5 U+1ED6 1ED7)</text:span></text:p>
          </table:table-cell>
          <table:table-cell table:style-name="Table1.A1" table:number-rows-spanned="2" office:value-type="string">
            <text:p text:style-name="P39">1029</text:p>
          </table:table-cell>
          <table:table-cell table:style-name="Table1.A1" office:value-type="string">
            <text:p text:style-name="P116">0=False</text:p>
          </table:table-cell>
          <table:table-cell table:style-name="Table1.A1" office:value-type="string">
            <text:p text:style-name="P44">Ấấ Ầầ Ẩẩ Ẫẫ Ắắ Ằằ Ẳẳ Ẵẵ Ếế Ềề Ểể Ễễ Ốố Ồồ Ổổ Ỗỗ</text:p>
          </table:table-cell>
          <table:table-cell table:style-name="Table1.A1" office:value-type="string">
            <text:p text:style-name="P48">Ấấ Ầầ Ẩẩ Ẫẫ Ắắ Ằằ Ẳẳ Ẵẵ Ếế Ềề Ểể Ễễ Ốố Ồồ Ổổ Ỗỗ</text:p>
          </table:table-cell>
          <table:table-cell table:style-name="Table1.F1" office:value-type="string">
            <text:p text:style-name="P39">R, O</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51">Ấấ Ầầ Ẩẩ Ẫẫ Ắắ Ằằ Ẳẳ Ẵẵ Ếế Ềề Ểể Ễễ Ốố Ồồ Ổổ Ỗỗ</text:p>
          </table:table-cell>
          <table:table-cell table:style-name="Table1.A1" office:value-type="string">
            <text:p text:style-name="P52">Ấấ Ầầ Ẩẩ Ẫẫ Ắắ Ằằ Ẳẳ Ẵẵ Ếế Ềề Ểể Ễễ Ốố Ồồ Ổổ Ỗỗ</text:p>
          </table:table-cell>
          <table:table-cell table:style-name="Table1.F1" office:value-type="string">
            <text:p text:style-name="P116"/>
          </table:table-cell>
        </table:table-row>
        <text:soft-page-break/>
        <table:table-row table:style-name="Table1.3">
          <table:table-cell table:style-name="Table1.A1" table:number-rows-spanned="2" office:value-type="string">
            <text:p text:style-name="P127"><text:span text:style-name="T7">Romanian-style diacritics<text:line-break/></text:span><text:span text:style-name="T12">(U+015E U+015F U+0162 U+0163)</text:span></text:p>
          </table:table-cell>
          <table:table-cell table:style-name="Table1.A1" table:number-rows-spanned="2" office:value-type="string">
            <text:p text:style-name="P39">1041</text:p>
          </table:table-cell>
          <table:table-cell table:style-name="Table1.A1" office:value-type="string">
            <text:p text:style-name="P116">0=False</text:p>
          </table:table-cell>
          <table:table-cell table:style-name="Table1.A1" office:value-type="string">
            <text:p text:style-name="P121"><text:span text:style-name="T30">Şş</text:span><text:span text:style-name="T40"> </text:span><text:span text:style-name="T30">Ţţ</text:span></text:p>
          </table:table-cell>
          <table:table-cell table:style-name="Table1.A1" office:value-type="string">
            <text:p text:style-name="P128"><text:span text:style-name="T30">Şş</text:span><text:span text:style-name="T30"> </text:span><text:span text:style-name="T30">Ţţ</text:span></text:p>
          </table:table-cell>
          <table:table-cell table:style-name="Table1.F1" table:number-rows-spanned="2" office:value-type="string">
            <text:p text:style-name="P39">R, O</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125"><text:span text:style-name="T30">Şş</text:span><text:span text:style-name="T30"> </text:span><text:span text:style-name="T30">Ţţ</text:span></text:p>
          </table:table-cell>
          <table:table-cell table:style-name="Table1.A1" office:value-type="string">
            <text:p text:style-name="P130"><text:span text:style-name="T30">Şş</text:span><text:span text:style-name="T30"> </text:span><text:span text:style-name="T30">Ţţ</text:span></text:p>
          </table:table-cell>
          <table:covered-table-cell/>
        </table:table-row>
        <table:table-row table:style-name="Table1.3">
          <table:table-cell table:style-name="Table1.A1" table:number-rows-spanned="2" office:value-type="string">
            <text:p text:style-name="P127"><text:span text:style-name="T7">Chinantec tones<text:line-break/></text:span><text:span text:style-name="T12">(U+02CB U+</text:span><text:span text:style-name="T26">02C8</text:span><text:span text:style-name="T12"> U+02C9 U+02CA)</text:span></text:p>
          </table:table-cell>
          <table:table-cell table:style-name="Table1.A1" table:number-rows-spanned="2" office:value-type="string">
            <text:p text:style-name="P39">1057</text:p>
          </table:table-cell>
          <table:table-cell table:style-name="Table1.A1" office:value-type="string">
            <text:p text:style-name="P116">0=False</text:p>
          </table:table-cell>
          <table:table-cell table:style-name="Table1.A1" office:value-type="string">
            <text:p text:style-name="P121"><text:span text:style-name="T40">ˋ </text:span><text:span text:style-name="T30">ˈ</text:span><text:span text:style-name="T40"> </text:span><text:span text:style-name="T41">ˉ</text:span><text:span text:style-name="T40"> </text:span><text:span text:style-name="T41">ˊ</text:span></text:p>
          </table:table-cell>
          <table:table-cell table:style-name="Table1.A1" table:number-rows-spanned="2" office:value-type="string">
            <text:p text:style-name="P41">Small capitals are not available as there is no uppercase equivalent</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126"><text:span text:style-name="T30">ˋ </text:span><text:span text:style-name="T30">ˈ</text:span><text:span text:style-name="T30"> </text:span><text:span text:style-name="T41">ˉ</text:span><text:span text:style-name="T30"> </text:span><text:span text:style-name="T41">ˊ</text:span></text:p>
          </table:table-cell>
          <table:covered-table-cell/>
          <table:covered-table-cell/>
        </table:table-row>
        <table:table-row table:style-name="Table1.3">
          <table:table-cell table:style-name="Table1.A1" table:number-rows-spanned="2" office:value-type="string">
            <text:p text:style-name="P127"><text:span text:style-name="T5">Bridging diacritics<text:line-break/></text:span><text:span text:style-name="T10">(U+0308 – used with “L” and “l”, <text:line-break/>U+0311, U+0361 and U+035F – used with “O”, “o”, “U” and “u”.)</text:span></text:p>
          </table:table-cell>
          <table:table-cell table:style-name="Table1.A1" table:number-rows-spanned="2" office:value-type="string">
            <text:p text:style-name="P116">1052</text:p>
          </table:table-cell>
          <table:table-cell table:style-name="Table1.A1" office:value-type="string">
            <text:p text:style-name="P116">0=False</text:p>
          </table:table-cell>
          <table:table-cell table:style-name="Table1.A1" office:value-type="string">
            <text:p text:style-name="P127"><text:span text:style-name="T3">Naso:</text:span><text:span text:style-name="T24"> </text:span><text:span text:style-name="T21">L̈L l̈l L̈l <text:line-break/></text:span><text:span text:style-name="T3">Konai:</text:span><text:span text:style-name="T22"> </text:span><text:span text:style-name="T21">ȎU Ȏu ȏu Ȏ͟U Ȏ͟u ȏ͟u<text:line-break/>O͡U O͡u o͡u O͟͡U O͟͡u o͟͡u</text:span></text:p>
          </table:table-cell>
          <table:table-cell table:style-name="Table1.E9" office:value-type="string">
            <text:p text:style-name="P41">Small capitals do not work properly</text:p>
          </table:table-cell>
          <table:table-cell table:style-name="Table1.F1" table:number-rows-spanned="2" office:value-type="string">
            <text:p text:style-name="P116">G</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127"><text:span text:style-name="T3">Naso:</text:span><text:span text:style-name="T24"> </text:span><text:span text:style-name="T55">L̈L l̈l L̈l </text:span><text:span text:style-name="T21"><text:line-break/></text:span><text:span text:style-name="T3">Konai:</text:span><text:span text:style-name="T24"> </text:span><text:span text:style-name="T55">ȎU Ȏu ȏu Ȏ</text:span><text:span text:style-name="T56">͟</text:span><text:span text:style-name="T55">U Ȏ</text:span><text:span text:style-name="T56">͟</text:span><text:span text:style-name="T55">u ȏ</text:span><text:span text:style-name="T56">͟</text:span><text:span text:style-name="T55">u <text:line-break/>O͡U O͡u o͡u O͡</text:span><text:span text:style-name="T56">͟</text:span><text:span text:style-name="T55">U O͡</text:span><text:span text:style-name="T56">͟</text:span><text:span text:style-name="T55">u o͡</text:span><text:span text:style-name="T56">͟</text:span><text:span text:style-name="T55">u</text:span></text:p>
          </table:table-cell>
          <table:table-cell table:style-name="Table1.E10" office:value-type="string">
            <text:p text:style-name="P145"/>
          </table:table-cell>
          <table:covered-table-cell/>
        </table:table-row>
        <table:table-row table:style-name="Table1.1">
          <table:table-cell table:style-name="Table1.A1" office:value-type="string">
            <text:p text:style-name="P155"><text:span text:style-name="T27">Cyrillic</text:span><text:span text:style-name="Footnote_20_Reference"><text:span text:style-name="T27"><text:note text:id="ftn4" text:note-class="footnote"><text:note-citation>4</text:note-citation><text:note-body><text:p text:style-name="P144"><text:s/><text:span text:style-name="T24">There are also Cyrillic characters affected by the “Capital Ezh alternates”, “Small capitals” and “Show deprecated PUA” features. Some languages may also use the “Modifier apostrophe alternates.”</text:span></text:p></text:note-body></text:note></text:span></text:span></text:p>
          </table:table-cell>
          <table:table-cell table:style-name="Table1.B2" office:value-type="string">
            <text:p text:style-name="P149"/>
          </table:table-cell>
          <table:table-cell table:style-name="Table1.B2" office:value-type="string">
            <text:p text:style-name="P149"/>
          </table:table-cell>
          <table:table-cell table:style-name="Table1.B2" office:value-type="string">
            <text:p text:style-name="P150"/>
          </table:table-cell>
          <table:table-cell table:style-name="Table1.B2" office:value-type="string">
            <text:p text:style-name="P150"/>
          </table:table-cell>
          <table:table-cell table:style-name="Table1.F2" office:value-type="string">
            <text:p text:style-name="P150"/>
          </table:table-cell>
        </table:table-row>
        <table:table-row table:style-name="Table1.3">
          <table:table-cell table:style-name="Table1.A1" table:number-rows-spanned="2" office:value-type="string">
            <text:p text:style-name="P127"><text:span text:style-name="T5">Mongolian-style Cyrillic E<text:line-break/></text:span><text:span text:style-name="T10">(U+042D U+044D)</text:span></text:p>
          </table:table-cell>
          <table:table-cell table:style-name="Table1.A1" table:number-rows-spanned="2" office:value-type="string">
            <text:p text:style-name="P39">1027</text:p>
          </table:table-cell>
          <table:table-cell table:style-name="Table1.A1" office:value-type="string">
            <text:p text:style-name="P116">0=False</text:p>
          </table:table-cell>
          <table:table-cell table:style-name="Table1.A1" office:value-type="string">
            <text:p text:style-name="P46">Ээ</text:p>
          </table:table-cell>
          <table:table-cell table:style-name="Table1.A1" office:value-type="string">
            <text:p text:style-name="P49">Ээ</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53">Ээ</text:p>
          </table:table-cell>
          <table:table-cell table:style-name="Table1.A1" office:value-type="string">
            <text:p text:style-name="P54">Ээ</text:p>
          </table:table-cell>
          <table:covered-table-cell/>
        </table:table-row>
        <table:table-row table:style-name="Table1.3">
          <table:table-cell table:style-name="Table1.A1" table:number-rows-spanned="2" office:value-type="string">
            <text:p text:style-name="P127"><text:span text:style-name="T5">Combining breve Cyrillic form<text:line-break/></text:span><text:span text:style-name="T10">(U+0306)</text:span></text:p>
          </table:table-cell>
          <table:table-cell table:style-name="Table1.A1" table:number-rows-spanned="2" office:value-type="string">
            <text:p text:style-name="P39">1028</text:p>
          </table:table-cell>
          <table:table-cell table:style-name="Table1.A1" office:value-type="string">
            <text:p text:style-name="P116">0=False</text:p>
          </table:table-cell>
          <table:table-cell table:style-name="Table1.A1" office:value-type="string">
            <text:p text:style-name="P127"><text:span text:style-name="T32">anything with</text:span><text:span text:style-name="T35"> </text:span><text:span text:style-name="T35">◌̆ (Ә̆ә̆)</text:span></text:p>
          </table:table-cell>
          <table:table-cell table:style-name="Table1.A1" office:value-type="string">
            <text:p text:style-name="P127"><text:span text:style-name="T32">anything with</text:span><text:span text:style-name="T36"> </text:span><text:span text:style-name="T39">◌̆ (Ә̆ә̆)</text:span></text:p>
          </table:table-cell>
          <table:table-cell table:style-name="Table1.F1" table:number-rows-spanned="2" office:value-type="string">
            <text:p text:style-name="P39">R (no effect if data is NFC)</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127"><text:span text:style-name="T32">anything with</text:span><text:span text:style-name="T35"> </text:span><text:span text:style-name="T42">◌̆ (Ә̆ә̆)</text:span></text:p>
          </table:table-cell>
          <table:table-cell table:style-name="Table1.A1" office:value-type="string">
            <text:p text:style-name="P127"><text:span text:style-name="T32">anything with</text:span><text:span text:style-name="T37"> </text:span><text:span text:style-name="T43">◌̆ (Ә̆ә̆)</text:span></text:p>
          </table:table-cell>
          <table:covered-table-cell/>
        </table:table-row>
        <text:soft-page-break/>
        <table:table-row table:style-name="Table1.3">
          <table:table-cell table:style-name="Table1.A1" table:number-rows-spanned="2" office:value-type="string">
            <text:p text:style-name="P127"><text:span text:style-name="T5">Cyrillic shha alternate<text:line-break/></text:span><text:span text:style-name="T10">(U+04BB)</text:span></text:p>
          </table:table-cell>
          <table:table-cell table:style-name="Table1.A1" table:number-rows-spanned="2" office:value-type="string">
            <text:p text:style-name="P39">1056</text:p>
          </table:table-cell>
          <table:table-cell table:style-name="Table1.A1" office:value-type="string">
            <text:p text:style-name="P116">0=False</text:p>
          </table:table-cell>
          <table:table-cell table:style-name="Table1.A1" office:value-type="string">
            <text:p text:style-name="P46">Һһ</text:p>
          </table:table-cell>
          <table:table-cell table:style-name="Table1.A1" office:value-type="string">
            <text:p text:style-name="P49">Һһ</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55">Һһ</text:p>
          </table:table-cell>
          <table:table-cell table:style-name="Table1.A1" office:value-type="string">
            <text:p text:style-name="P56">Һһ</text:p>
          </table:table-cell>
          <table:covered-table-cell/>
        </table:table-row>
        <table:table-row table:style-name="Table1.1">
          <table:table-cell table:style-name="Table1.A1" office:value-type="string">
            <text:p text:style-name="P148">Tone-related</text:p>
          </table:table-cell>
          <table:table-cell table:style-name="Table1.B2" office:value-type="string">
            <text:p text:style-name="P149"/>
          </table:table-cell>
          <table:table-cell table:style-name="Table1.B2" office:value-type="string">
            <text:p text:style-name="P149"/>
          </table:table-cell>
          <table:table-cell table:style-name="Table1.B2" office:value-type="string">
            <text:p text:style-name="P150"/>
          </table:table-cell>
          <table:table-cell table:style-name="Table1.B2" office:value-type="string">
            <text:p text:style-name="P150"/>
          </table:table-cell>
          <table:table-cell table:style-name="Table1.F2" office:value-type="string">
            <text:p text:style-name="P150"/>
          </table:table-cell>
        </table:table-row>
        <table:table-row table:style-name="Table1.3">
          <table:table-cell table:style-name="Table1.A1" table:number-rows-spanned="2" office:value-type="string">
            <text:p text:style-name="P127"><text:span text:style-name="T7">Tone numbers<text:line-break/></text:span><text:span text:style-name="T12">(U+02E5 U+02E6 U+02E7 U+02E8 U+02E9 U+A712 U+A713 U+A714 U+A715 U+A716)</text:span></text:p>
          </table:table-cell>
          <table:table-cell table:style-name="Table1.A1" table:number-rows-spanned="2" office:value-type="string">
            <text:p text:style-name="P116">1026</text:p>
          </table:table-cell>
          <table:table-cell table:style-name="Table1.A1" office:value-type="string">
            <text:p text:style-name="P116">0=False</text:p>
          </table:table-cell>
          <table:table-cell table:style-name="Table1.A1" office:value-type="string">
            <text:p text:style-name="P121">˥<text:span text:style-name="T53"> </text:span>˦<text:span text:style-name="T53"> </text:span>˧<text:span text:style-name="T53"> </text:span>˨<text:span text:style-name="T53"> </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p>
          </table:table-cell>
          <table:table-cell table:style-name="Table1.A1" table:number-rows-spanned="2" office:value-type="string">
            <text:p text:style-name="P41">Small capitals are not available as there is no uppercase equivalent</text:p>
          </table:table-cell>
          <table:table-cell table:style-name="Table1.F1" table:number-rows-spanned="2" office:value-type="string">
            <text:p text:style-name="P39">G</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131">˥ ˦ ˧ ˨ ˩ <text:span text:style-name="T54">꜒</text:span> <text:span text:style-name="T54">꜓</text:span> <text:span text:style-name="T54">꜔</text:span> <text:span text:style-name="T54">꜕</text:span> <text:span text:style-name="T54">꜖</text:span></text:p>
          </table:table-cell>
          <table:covered-table-cell/>
          <table:covered-table-cell/>
        </table:table-row>
        <table:table-row table:style-name="Table1.3">
          <table:table-cell table:style-name="Table1.A1" table:number-rows-spanned="2" office:value-type="string">
            <text:p text:style-name="P127"><text:span text:style-name="T7">Hide tone contour staves<text:line-break/></text:span><text:span text:style-name="T12">(U+02E5 U+02E6 U+02E7 U+02E8 U+02E9 U+A712 U+A713 U+A714 U+A715 U+A716)</text:span></text:p>
          </table:table-cell>
          <table:table-cell table:style-name="Table1.A1" table:number-rows-spanned="2" office:value-type="string">
            <text:p text:style-name="P116">1050</text:p>
          </table:table-cell>
          <table:table-cell table:style-name="Table1.A1" office:value-type="string">
            <text:p text:style-name="P116">0=False</text:p>
          </table:table-cell>
          <table:table-cell table:style-name="Table1.A1" office:value-type="string">
            <text:p text:style-name="P121">˥<text:span text:style-name="T53"> </text:span>˦<text:span text:style-name="T53"> </text:span>˧<text:span text:style-name="T53"> </text:span>˨<text:span text:style-name="T53"> </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span text:style-name="T53"> </text:span><text:span text:style-name="T54">꜖</text:span><text:span text:style-name="T53"> (</text:span>˩˦˥˧˨<text:span text:style-name="T53"> </text:span><text:span text:style-name="T54">꜖꜓꜒꜔꜕</text:span><text:span text:style-name="T53">)</text:span></text:p>
          </table:table-cell>
          <table:table-cell table:style-name="Table1.A1" table:number-rows-spanned="2" office:value-type="string">
            <text:p text:style-name="P41">Small capitals are not available as there is no uppercase equivalent</text:p>
          </table:table-cell>
          <table:table-cell table:style-name="Table1.F1" table:number-rows-spanned="2" office:value-type="string">
            <text:p text:style-name="P39">G</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132">˥ ˦ ˧ ˨ ˩ ꜒ ꜓ ꜔ ꜕ ꜖ (˩˦˥˧˨ ꜖꜓꜒꜔꜕)</text:p>
          </table:table-cell>
          <table:covered-table-cell/>
          <table:covered-table-cell/>
        </table:table-row>
        <table:table-row table:style-name="Table1.3">
          <table:table-cell table:style-name="Table1.A1" table:number-rows-spanned="4" office:value-type="string">
            <text:p text:style-name="P127"><text:span text:style-name="T5">9-level pitches<text:line-break/></text:span><text:span text:style-name="T10">(U+F1F1 U+F1F2 U+F1F3 U+F1F4 U+F1F5 U+F1F6 U+F1F7 U+F1F8 U+F1F9)</text:span></text:p>
          </table:table-cell>
          <table:table-cell table:style-name="Table1.A1" table:number-rows-spanned="4" office:value-type="string">
            <text:p text:style-name="P116">1062</text:p>
          </table:table-cell>
          <table:table-cell table:style-name="Table1.A1" office:value-type="string">
            <text:p text:style-name="P116">0=Ligated</text:p>
          </table:table-cell>
          <table:table-cell table:style-name="Table1.A1" office:value-type="string">
            <text:p text:style-name="P121">         <text:span text:style-name="T53">()</text:span></text:p>
          </table:table-cell>
          <table:table-cell table:style-name="Table1.A1" table:number-rows-spanned="4" office:value-type="string">
            <text:p text:style-name="P41">Small capitals are not available as there is no uppercase equivalent</text:p>
          </table:table-cell>
          <table:table-cell table:style-name="Table1.F1" table:number-rows-spanned="4" office:value-type="string">
            <text:p text:style-name="P39">G</text:p>
          </table:table-cell>
        </table:table-row>
        <table:table-row table:style-name="Table1.3">
          <table:covered-table-cell/>
          <table:covered-table-cell/>
          <table:table-cell table:style-name="Table1.A1" office:value-type="string">
            <text:p text:style-name="P116">1=Show tramlines</text:p>
          </table:table-cell>
          <table:table-cell table:style-name="Table1.A1" office:value-type="string">
            <text:p text:style-name="P133">         ()</text:p>
          </table:table-cell>
          <table:covered-table-cell/>
          <table:covered-table-cell/>
        </table:table-row>
        <table:table-row table:style-name="Table1.3">
          <table:covered-table-cell/>
          <table:covered-table-cell/>
          <table:table-cell table:style-name="Table1.A1" office:value-type="string">
            <text:p text:style-name="P116">2=Non-ligated</text:p>
          </table:table-cell>
          <table:table-cell table:style-name="Table1.A1" office:value-type="string">
            <text:p text:style-name="P134">         ()</text:p>
          </table:table-cell>
          <table:covered-table-cell/>
          <table:covered-table-cell/>
        </table:table-row>
        <table:table-row table:style-name="Table1.3">
          <table:covered-table-cell/>
          <table:covered-table-cell/>
          <table:table-cell table:style-name="Table1.A1" office:value-type="string">
            <text:p text:style-name="P116">3=Show tramlines, non-ligated</text:p>
          </table:table-cell>
          <table:table-cell table:style-name="Table1.A1" office:value-type="string">
            <text:p text:style-name="P135">         ()</text:p>
          </table:table-cell>
          <table:covered-table-cell/>
          <table:covered-table-cell/>
        </table:table-row>
        <table:table-row table:style-name="Table1.1">
          <table:table-cell table:style-name="Table1.A1" office:value-type="string">
            <text:p text:style-name="P148"/>
            <text:p text:style-name="P148"/>
            <text:p text:style-name="P148"/>
            <text:p text:style-name="P148"/>
            <text:p text:style-name="P148"/>
            <text:p text:style-name="P148"/>
            <text:p text:style-name="P148"/>
            <text:p text:style-name="P148"/>
            <text:p text:style-name="P148"><text:soft-page-break/>Miscellaneous</text:p>
          </table:table-cell>
          <table:table-cell table:style-name="Table1.B2" office:value-type="string">
            <text:p text:style-name="P149"/>
          </table:table-cell>
          <table:table-cell table:style-name="Table1.B2" office:value-type="string">
            <text:p text:style-name="P149"/>
          </table:table-cell>
          <table:table-cell table:style-name="Table1.B2" office:value-type="string">
            <text:p text:style-name="P150"/>
          </table:table-cell>
          <table:table-cell table:style-name="Table1.B2" office:value-type="string">
            <text:p text:style-name="P150"/>
          </table:table-cell>
          <table:table-cell table:style-name="Table1.F2" office:value-type="string">
            <text:p text:style-name="P150"/>
          </table:table-cell>
        </table:table-row>
        <table:table-row table:style-name="Table1.28">
          <table:table-cell table:style-name="Table1.A28" office:value-type="string">
            <text:p text:style-name="P136"><text:span text:style-name="T7">Literacy alternates<text:line-break/></text:span><text:span text:style-name="T12">(U+0061 U+00E0 U+00E1 U+00E2 U+00E3 U+00E4 U+00E5 U+0101 U+0103 U+0105 U+01CE U+01DF U+01E1 U+01FB U+0201 U+0203 U+0227 U+1E01 U+1E9A U+1EA1 U+1EA3 U+1EA5 U+1EA7 U+1EA9 U+1EAB U+1EAD U+1EAF U+1EB1 U+1EB3 U+1EB5 U+1EB7 U+2C65 U+0067 U+011D U+011F U+0121 U+0123 U+01E7 U+01F5 U+01E5 U+1E21)</text:span></text:p>
          </table:table-cell>
          <table:table-cell table:style-name="Table1.A28" office:value-type="string">
            <text:p text:style-name="P40">1032</text:p>
          </table:table-cell>
          <table:table-cell table:style-name="Table1.A1" office:value-type="string">
            <text:p text:style-name="P118">1=True</text:p>
          </table:table-cell>
          <table:table-cell table:style-name="Table1.A1" office:value-type="string">
            <text:p text:style-name="P122"><text:span text:style-name="T40">Aa Àà Áá Ââ Ãã Ää Åå Āā Ăă </text:span><text:span text:style-name="T30">Ąą</text:span><text:span text:style-name="T40"> </text:span><text:span text:style-name="T41">Ǎǎ</text:span><text:span text:style-name="T40"> </text:span><text:span text:style-name="T41">Ǟǟ</text:span><text:span text:style-name="T40"> </text:span><text:span text:style-name="T41">Ǡǡ</text:span><text:span text:style-name="T40"> </text:span><text:span text:style-name="T41">Ǻǻ</text:span><text:span text:style-name="T40"> </text:span><text:span text:style-name="T30">Ȁȁ</text:span><text:span text:style-name="T40"> </text:span><text:span text:style-name="T30">Ȃȃ</text:span><text:span text:style-name="T40"> Ȧȧ </text:span><text:span text:style-name="T30">Ḁḁ</text:span><text:span text:style-name="T40"> </text:span><text:span text:style-name="T30">ẚ</text:span><text:span text:style-name="T40"> Ạạ Ảả Ấấ Ầầ Ẩẩ Ẫẫ Ậậ Ắắ Ằằ Ẳẳ Ẵẵ Ặặ </text:span><text:span text:style-name="T30">Ⱥⱥ</text:span><text:span text:style-name="T40"> Gg </text:span><text:span text:style-name="T41">Ĝĝ</text:span><text:span text:style-name="T40"> </text:span><text:span text:style-name="T41">Ğğ</text:span><text:span text:style-name="T40"> </text:span><text:span text:style-name="T41">Ġġ</text:span><text:span text:style-name="T40"> </text:span><text:span text:style-name="T30">Ģģ</text:span><text:span text:style-name="T40"> </text:span><text:span text:style-name="T41">Ǧǧ</text:span><text:span text:style-name="T40"> </text:span><text:span text:style-name="T41">Ǵǵ</text:span><text:span text:style-name="T40"> </text:span><text:span text:style-name="T30">Ǥǥ</text:span><text:span text:style-name="T40"> Ḡḡ</text:span></text:p>
          </table:table-cell>
          <table:table-cell table:style-name="Table1.A1" office:value-type="string">
            <text:p text:style-name="P50">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1.E9" table:number-rows-spanned="2" office:value-type="string">
            <text:p text:style-name="P40">R</text:p>
          </table:table-cell>
        </table:table-row>
        <table:table-row table:style-name="Table1.28">
          <table:table-cell table:style-name="Table1.A29" office:value-type="string">
            <text:p text:style-name="P137"/>
          </table:table-cell>
          <table:table-cell table:style-name="Table1.A29" office:value-type="string">
            <text:p text:style-name="P116"/>
          </table:table-cell>
          <table:table-cell table:style-name="Table1.A1" office:value-type="string">
            <text:p text:style-name="P118">0=False</text:p>
          </table:table-cell>
          <table:table-cell table:style-name="Table1.A1" office:value-type="string">
            <text:p text:style-name="P57">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1.A1" office:value-type="string">
            <text:p text:style-name="P58">Aa Àà Áá Ââ Ãã Ää Åå Āā Ăă Ąą Ǎǎ Ǟǟ Ǡǡ Ǻǻ Ȁȁ Ȃȃ Ȧȧ Ḁḁ ẚ Ạạ Ảả Ấấ Ầầ Ẩẩ Ẫẫ Ậậ Ắắ Ằằ Ẳẳ Ẵẵ Ặặ Ⱥⱥ Gg Ĝĝ Ğğ Ġġ Ģģ Ǧǧ Ǵǵ Ǥǥ Ḡḡ</text:p>
          </table:table-cell>
          <table:covered-table-cell/>
        </table:table-row>
        <table:table-row table:style-name="Table1.28">
          <table:table-cell table:style-name="Table1.A28" office:value-type="string">
            <text:p text:style-name="P136"><text:span text:style-name="T7">Barred-bowl forms<text:line-break/></text:span><text:span text:style-name="T12">(U+0111 U+0180 U+01E5)</text:span></text:p>
          </table:table-cell>
          <table:table-cell table:style-name="Table1.A28" office:value-type="string">
            <text:p text:style-name="P40">1031</text:p>
          </table:table-cell>
          <table:table-cell table:style-name="Table1.A1" office:value-type="string">
            <text:p text:style-name="P118">0=False</text:p>
          </table:table-cell>
          <table:table-cell table:style-name="Table1.A1" office:value-type="string">
            <text:p text:style-name="P122"><text:span text:style-name="T40">Đđ </text:span><text:span text:style-name="T30">Ƀƀ</text:span><text:span text:style-name="T40"> </text:span><text:span text:style-name="T30">Ǥǥ</text:span></text:p>
          </table:table-cell>
          <table:table-cell table:style-name="Table1.A1" office:value-type="string">
            <text:p text:style-name="P50">Đđ Ƀƀ Ǥǥ</text:p>
          </table:table-cell>
          <table:table-cell table:style-name="Table1.E9" table:number-rows-spanned="2" office:value-type="string">
            <text:p text:style-name="P40">R</text:p>
          </table:table-cell>
        </table:table-row>
        <table:table-row table:style-name="Table1.28">
          <table:table-cell table:style-name="Table1.A29" office:value-type="string">
            <text:p text:style-name="P137"/>
          </table:table-cell>
          <table:table-cell table:style-name="Table1.A29" office:value-type="string">
            <text:p text:style-name="P116"/>
          </table:table-cell>
          <table:table-cell table:style-name="Table1.A1" office:value-type="string">
            <text:p text:style-name="P118">1=True</text:p>
          </table:table-cell>
          <table:table-cell table:style-name="Table1.A1" office:value-type="string">
            <text:p text:style-name="P59">Đđ Ƀƀ Ǥǥ</text:p>
          </table:table-cell>
          <table:table-cell table:style-name="Table1.A1" office:value-type="string">
            <text:p text:style-name="P60">Đđ Ƀƀ Ǥǥ</text:p>
          </table:table-cell>
          <table:covered-table-cell/>
        </table:table-row>
        <table:table-row table:style-name="Table1.3">
          <table:table-cell table:style-name="Table1.A1" table:number-rows-spanned="2" office:value-type="string">
            <text:p text:style-name="P127"><text:span text:style-name="T7">Non-European caron alternates<text:line-break/></text:span><text:span text:style-name="T12">(U+0164 U+0165 U+010E U+010F U+013D U+013E)</text:span></text:p>
          </table:table-cell>
          <table:table-cell table:style-name="Table1.A1" table:number-rows-spanned="2" office:value-type="string">
            <text:p text:style-name="P39">1063</text:p>
          </table:table-cell>
          <table:table-cell table:style-name="Table1.A1" office:value-type="string">
            <text:p text:style-name="P116">0=False</text:p>
          </table:table-cell>
          <table:table-cell table:style-name="Table1.A1" office:value-type="string">
            <text:p text:style-name="P121"><text:span text:style-name="T40">Ť</text:span><text:span text:style-name="T30">ť</text:span><text:span text:style-name="T40"> </text:span><text:span text:style-name="T41">Ď</text:span><text:span text:style-name="T30">ď</text:span><text:span text:style-name="T40"> </text:span><text:span text:style-name="T30">Ľľ</text:span></text:p>
          </table:table-cell>
          <table:table-cell table:style-name="Table1.A1" office:value-type="string">
            <text:p text:style-name="P49">Ťť Ďď Ľľ</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61">Ťť Ďď Ľľ</text:p>
          </table:table-cell>
          <table:table-cell table:style-name="Table1.A1" office:value-type="string">
            <text:p text:style-name="P62">Ťť Ďď Ľľ</text:p>
          </table:table-cell>
          <table:covered-table-cell/>
        </table:table-row>
        <text:soft-page-break/>
        <table:table-row table:style-name="Table1.3">
          <table:table-cell table:style-name="Table1.A1" table:number-rows-spanned="2" office:value-type="string">
            <text:p text:style-name="P127"><text:span text:style-name="T5">Ogonek alternate<text:line-break/></text:span><text:span text:style-name="T10">(U+0328 U+0104 U+0105 U+0118 U+0119 U+012E U+012F U+0172 U+0173 U+01EA U+01EB U+01EC U+01ED)</text:span></text:p>
          </table:table-cell>
          <table:table-cell table:style-name="Table1.A1" table:number-rows-spanned="2" office:value-type="string">
            <text:p text:style-name="P39">1043</text:p>
          </table:table-cell>
          <table:table-cell table:style-name="Table1.A1" office:value-type="string">
            <text:p text:style-name="P39">0=Curved</text:p>
          </table:table-cell>
          <table:table-cell table:style-name="Table1.A1" office:value-type="string">
            <text:p text:style-name="P127"><text:span text:style-name="T32">anything with</text:span><text:span text:style-name="T35"> </text:span><text:span text:style-name="T35">◌̨ (</text:span><text:span text:style-name="T34">Ąą</text:span><text:span text:style-name="T35"> </text:span><text:span text:style-name="T34">Ęę</text:span><text:span text:style-name="T35"> </text:span><text:span text:style-name="T34">Įį</text:span><text:span text:style-name="T35"> </text:span><text:span text:style-name="T34">Ųų</text:span><text:span text:style-name="T35"> </text:span><text:span text:style-name="T34">Ǫǫ</text:span><text:span text:style-name="T35"> </text:span><text:span text:style-name="T34">Ǭǭ</text:span><text:span text:style-name="T35">)</text:span></text:p>
          </table:table-cell>
          <table:table-cell table:style-name="Table1.A1" office:value-type="string">
            <text:p text:style-name="P127"><text:span text:style-name="T32">anything with</text:span><text:span text:style-name="T36"> </text:span><text:span text:style-name="T39">◌̨ (Ąą Ęę Įį Ųų Ǫǫ Ǭǭ)</text:span></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Straight</text:p>
          </table:table-cell>
          <table:table-cell table:style-name="Table1.A1" office:value-type="string">
            <text:p text:style-name="P127"><text:span text:style-name="T32">anything with</text:span><text:span text:style-name="T35"> </text:span><text:span text:style-name="T44">◌̨ (Ąą Ęę Įį Ųų Ǫǫ Ǭǭ)</text:span></text:p>
          </table:table-cell>
          <table:table-cell table:style-name="Table1.A1" office:value-type="string">
            <text:p text:style-name="P127"><text:span text:style-name="T32">anything with</text:span><text:span text:style-name="T38"> </text:span><text:span text:style-name="T45">◌̨ (Ąą Ęę Įį Ųų Ǫǫ Ǭǭ)</text:span></text:p>
          </table:table-cell>
          <table:covered-table-cell/>
        </table:table-row>
        <table:table-row table:style-name="Table1.3">
          <table:table-cell table:style-name="Table1.A1" table:number-rows-spanned="2" office:value-type="string">
            <text:p text:style-name="P127"><text:span text:style-name="T8">Capital B-hook alternate<text:line-break/></text:span><text:span text:style-name="T13">(U+0181)</text:span></text:p>
          </table:table-cell>
          <table:table-cell table:style-name="Table1.A1" table:number-rows-spanned="2" office:value-type="string">
            <text:p text:style-name="P39">1064</text:p>
          </table:table-cell>
          <table:table-cell table:style-name="Table1.A1" office:value-type="string">
            <text:p text:style-name="P116">0=False</text:p>
          </table:table-cell>
          <table:table-cell table:style-name="Table1.A1" office:value-type="string">
            <text:p text:style-name="P45">Ɓɓ</text:p>
          </table:table-cell>
          <table:table-cell table:style-name="Table1.A1" office:value-type="string">
            <text:p text:style-name="P49">Ɓɓ</text:p>
          </table:table-cell>
          <table:table-cell table:style-name="Table1.F1" table:number-rows-spanned="2" office:value-type="string">
            <text:p text:style-name="P39">R</text:p>
            <text:p text:style-name="P115"/>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63">Ɓɓ</text:p>
          </table:table-cell>
          <table:table-cell table:style-name="Table1.A1" office:value-type="string">
            <text:p text:style-name="P64">Ɓɓ</text:p>
          </table:table-cell>
          <table:covered-table-cell/>
        </table:table-row>
        <table:table-row table:style-name="Table1.3">
          <table:table-cell table:style-name="Table1.A1" table:number-rows-spanned="3" office:value-type="string">
            <text:p text:style-name="P127"><text:span text:style-name="T5">Rams horn alternates<text:line-break/></text:span><text:span text:style-name="T10">(U+0264)</text:span></text:p>
          </table:table-cell>
          <table:table-cell table:style-name="Table1.A1" table:number-rows-spanned="3" office:value-type="string">
            <text:p text:style-name="P39">1025</text:p>
          </table:table-cell>
          <table:table-cell table:style-name="Table1.A1" office:value-type="string">
            <text:p text:style-name="P39">0=Small bowl</text:p>
          </table:table-cell>
          <table:table-cell table:style-name="Table1.A1" office:value-type="string">
            <text:p text:style-name="P46">ɤ</text:p>
          </table:table-cell>
          <table:table-cell table:style-name="Table1.A1" table:number-rows-spanned="3" office:value-type="string">
            <text:p text:style-name="P41">Small capitals are not available as there is no uppercase equivalent</text:p>
          </table:table-cell>
          <table:table-cell table:style-name="Table1.F1" table:number-rows-spanned="3" office:value-type="string">
            <text:p text:style-name="P39">R</text:p>
          </table:table-cell>
        </table:table-row>
        <table:table-row table:style-name="Table1.3">
          <table:covered-table-cell/>
          <table:covered-table-cell/>
          <table:table-cell table:style-name="Table1.A1" office:value-type="string">
            <text:p text:style-name="P39">1=Large bowl</text:p>
          </table:table-cell>
          <table:table-cell table:style-name="Table1.A1" office:value-type="string">
            <text:p text:style-name="P65">ɤ</text:p>
          </table:table-cell>
          <table:covered-table-cell/>
          <table:covered-table-cell/>
        </table:table-row>
        <table:table-row table:style-name="Table1.3">
          <table:covered-table-cell/>
          <table:covered-table-cell/>
          <table:table-cell table:style-name="Table1.A1" office:value-type="string">
            <text:p text:style-name="P39">2=Small gamma</text:p>
          </table:table-cell>
          <table:table-cell table:style-name="Table1.A1" office:value-type="string">
            <text:p text:style-name="P66">ɤ</text:p>
          </table:table-cell>
          <table:covered-table-cell/>
          <table:covered-table-cell/>
        </table:table-row>
        <table:table-row table:style-name="Table1.3">
          <table:table-cell table:style-name="Table1.A1" table:number-rows-spanned="2" office:value-type="string">
            <text:p text:style-name="P127"><text:span text:style-name="T5">Capital H-stroke alternate<text:line-break/></text:span><text:span text:style-name="T10">(U+0126)</text:span></text:p>
          </table:table-cell>
          <table:table-cell table:style-name="Table1.A1" table:number-rows-spanned="2" office:value-type="string">
            <text:p text:style-name="P39">1038</text:p>
          </table:table-cell>
          <table:table-cell table:style-name="Table1.A28" office:value-type="string">
            <text:p text:style-name="P39">0=Horizontal stroke</text:p>
          </table:table-cell>
          <table:table-cell table:style-name="Table1.A28" office:value-type="string">
            <text:p text:style-name="P46">Ħħ</text:p>
          </table:table-cell>
          <table:table-cell table:style-name="Table1.A28" office:value-type="string">
            <text:p text:style-name="P49">Ħħ</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Vertical stroke</text:p>
          </table:table-cell>
          <table:table-cell table:style-name="Table1.A1" office:value-type="string">
            <text:p text:style-name="P67">Ħħ</text:p>
          </table:table-cell>
          <table:table-cell table:style-name="Table1.A1" office:value-type="string">
            <text:p text:style-name="P68">Ħħ</text:p>
          </table:table-cell>
          <table:covered-table-cell/>
        </table:table-row>
        <table:table-row table:style-name="Table1.43">
          <table:table-cell table:style-name="Table1.A43" table:number-rows-spanned="2" office:value-type="string">
            <text:p text:style-name="P2"><text:span text:style-name="T6">Small i-tail alternate<text:line-break/></text:span><text:span text:style-name="T11">(U+0069 U+00EC U+00ED U+00EE U+00EF U+0129 U+012B U+012D U+012F U+0131 U+01D0 U+0209 U+020B U+0365 U+1D62 U+1E2C U+1E2D U+1E2F U+1EC9 U+1ECB U+2071)</text:span></text:p>
          </table:table-cell>
          <table:table-cell table:style-name="Table1.A43" table:number-rows-spanned="2" office:value-type="string">
            <text:p text:style-name="P3">1070</text:p>
          </table:table-cell>
          <table:table-cell table:style-name="Table1.A43" office:value-type="string">
            <text:p text:style-name="P3">0=straight</text:p>
          </table:table-cell>
          <table:table-cell table:style-name="Table1.A43" office:value-type="string">
            <text:p text:style-name="P13">i ì í î ï ĩ ī ĭ į ı ǐ ȉ ȋ ◌ͥ ᵢ ḭ ḭ ḯ ỉ ị ⁱ</text:p>
          </table:table-cell>
          <table:table-cell table:style-name="Table1.A43" office:value-type="string">
            <text:p text:style-name="P9">i ì í î ï ĩ ī ĭ į ı ǐ ȉ ȋ ◌ͥ ᵢ ḭ ḭ ḯ ỉ ị ⁱ</text:p>
          </table:table-cell>
          <table:table-cell table:style-name="Table1.F43" table:number-rows-spanned="2" office:value-type="string">
            <text:p text:style-name="P6">R</text:p>
          </table:table-cell>
        </table:table-row>
        <table:table-row table:style-name="Table1.43">
          <table:covered-table-cell/>
          <table:covered-table-cell/>
          <table:table-cell table:style-name="Table1.A43" office:value-type="string">
            <text:p text:style-name="P7">1=curved tail</text:p>
          </table:table-cell>
          <table:table-cell table:style-name="Table1.A43" office:value-type="string">
            <text:p text:style-name="P17">i ì í î ï ĩ ī ĭ į ı ǐ ȉ ȋ ◌ͥ ᵢ ḭ ḭ ḯ ỉ ị ⁱ</text:p>
          </table:table-cell>
          <table:table-cell table:style-name="Table1.A43" office:value-type="string">
            <text:p text:style-name="P8">i ì í î ï ĩ ī ĭ į ı ǐ ȉ ȋ ◌ͥ ᵢ ḭ ḭ ḯ ỉ ị ⁱ</text:p>
          </table:table-cell>
          <table:covered-table-cell/>
        </table:table-row>
        <table:table-row table:style-name="Table1.43">
          <table:table-cell table:style-name="Table1.A43" table:number-rows-spanned="2" office:value-type="string">
            <text:p text:style-name="P2"><text:span text:style-name="T6">Small j-serif alternate </text:span><text:span text:style-name="T14"><text:line-break/></text:span><text:span text:style-name="T11">(U+006A U+0135 U+01F0 U+0237 U+0249 U+025F U+029d U+02B2 U+1DA1 U+1DA8)</text:span></text:p>
          </table:table-cell>
          <table:table-cell table:style-name="Table1.A43" table:number-rows-spanned="2" office:value-type="string">
            <text:p text:style-name="P3">1071</text:p>
          </table:table-cell>
          <table:table-cell table:style-name="Table1.A43" office:value-type="string">
            <text:p text:style-name="P3">0=no top serif</text:p>
          </table:table-cell>
          <table:table-cell table:style-name="Table1.A43" office:value-type="string">
            <text:p text:style-name="P13">j ĵ ǰ ȷ ɉ ɟ ʝ ʲ ᶡ ᶨ</text:p>
          </table:table-cell>
          <table:table-cell table:style-name="Table1.A43" office:value-type="string">
            <text:p text:style-name="P9">j ĵ ǰ ȷ ɉ ɟ ʝ ʲ ᶡ ᶨ</text:p>
          </table:table-cell>
          <table:table-cell table:style-name="Table1.F43" table:number-rows-spanned="2" office:value-type="string">
            <text:p text:style-name="P6">R</text:p>
          </table:table-cell>
        </table:table-row>
        <table:table-row table:style-name="Table1.43">
          <table:covered-table-cell/>
          <table:covered-table-cell/>
          <table:table-cell table:style-name="Table1.A43" office:value-type="string">
            <text:p text:style-name="P7">1=top serif</text:p>
          </table:table-cell>
          <table:table-cell table:style-name="Table1.A43" office:value-type="string">
            <text:p text:style-name="P16">j ĵ ǰ ȷ ɉ ɟ ʝ ʲ ᶡ ᶨ</text:p>
            <text:p text:style-name="P16"/>
          </table:table-cell>
          <table:table-cell table:style-name="Table1.A43" office:value-type="string">
            <text:p text:style-name="P10">j ĵ ǰ ȷ ɉ ɟ ʝ ʲ ᶡ ᶨ</text:p>
          </table:table-cell>
          <table:covered-table-cell/>
        </table:table-row>
        <text:soft-page-break/>
        <table:table-row table:style-name="Table1.3">
          <table:table-cell table:style-name="Table1.A1" table:number-rows-spanned="2" office:value-type="string">
            <text:p text:style-name="P127"><text:span text:style-name="T8">J stroke hook alternate<text:line-break/></text:span><text:span text:style-name="T13">(U+0284)</text:span></text:p>
          </table:table-cell>
          <table:table-cell table:style-name="Table1.A1" table:number-rows-spanned="2" office:value-type="string">
            <text:p text:style-name="P39">1049</text:p>
          </table:table-cell>
          <table:table-cell table:style-name="Table1.A1" office:value-type="string">
            <text:p text:style-name="P39">0=No serif</text:p>
          </table:table-cell>
          <table:table-cell table:style-name="Table1.A1" office:value-type="string">
            <text:p text:style-name="P44">ʄ</text:p>
          </table:table-cell>
          <table:table-cell table:style-name="Table1.A1" table:number-rows-spanned="2" office:value-type="string">
            <text:p text:style-name="P41">Small capitals are not available as there is no uppercase equivalent</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Top serif</text:p>
          </table:table-cell>
          <table:table-cell table:style-name="Table1.A1" office:value-type="string">
            <text:p text:style-name="P69">ʄ</text:p>
          </table:table-cell>
          <table:covered-table-cell/>
          <table:covered-table-cell/>
        </table:table-row>
        <table:table-row table:style-name="Table1.43">
          <table:table-cell table:style-name="Table1.A43" table:number-rows-spanned="2" office:value-type="string">
            <text:p text:style-name="P25"><text:span text:style-name="T6">Small l</text:span><text:span text:style-name="T6">-tail alternate</text:span></text:p>
            <text:p text:style-name="P23">(U+006C U+013A U+013C U+013E U+0140 U+0142 U+019A U+026B U+026C U+02E1 U+1D85 U+1DAA U+1E37 U+1E39 U+1E3B U+1E3D U+2C61)</text:p>
          </table:table-cell>
          <table:table-cell table:style-name="Table1.A43" table:number-rows-spanned="2" office:value-type="string">
            <text:p text:style-name="P21">1072</text:p>
          </table:table-cell>
          <table:table-cell table:style-name="Table1.A43" office:value-type="string">
            <text:p text:style-name="P21">0=straight</text:p>
          </table:table-cell>
          <table:table-cell table:style-name="Table1.A43" office:value-type="string">
            <text:p text:style-name="P36">l ĺ ļ ľ ŀ ł ƚ ɫ ɬ ˡ ᶅ ᶪ ḷ ḹ ḻ ḽ ⱡ</text:p>
          </table:table-cell>
          <table:table-cell table:style-name="Table1.A43" office:value-type="string">
            <text:p text:style-name="P29">l ĺ ļ ľ ŀ ł ƚ ɫ ɬ ˡ ᶅ ᶪ ḷ ḹ ḻ ḽ ⱡ</text:p>
          </table:table-cell>
          <table:table-cell table:style-name="Table1.F43" table:number-rows-spanned="2" office:value-type="string">
            <text:p text:style-name="P26">R</text:p>
          </table:table-cell>
        </table:table-row>
        <table:table-row table:style-name="Table1.43">
          <table:covered-table-cell/>
          <table:covered-table-cell/>
          <table:table-cell table:style-name="Table1.A43" office:value-type="string">
            <text:p text:style-name="P22">1=curved tail</text:p>
          </table:table-cell>
          <table:table-cell table:style-name="Table1.A43" office:value-type="string">
            <text:p text:style-name="P38">l ĺ ļ ľ ŀ ł ƚ ɫ ɬ ˡ ᶅ ᶪ ḷ ḹ ḻ ḽ ⱡ</text:p>
          </table:table-cell>
          <table:table-cell table:style-name="Table1.A43" office:value-type="string">
            <text:p text:style-name="P33">l ĺ ļ ľ ŀ ł ƚ ɫ ɬ ˡ ᶅ ᶪ ḷ ḹ ḻ ḽ ⱡ</text:p>
          </table:table-cell>
          <table:covered-table-cell/>
        </table:table-row>
        <table:table-row table:style-name="Table1.3">
          <table:table-cell table:style-name="Table1.A1" table:number-rows-spanned="4" office:value-type="string">
            <text:p text:style-name="P127"><text:span text:style-name="T5">Uppercase Eng alternates<text:line-break/></text:span><text:span text:style-name="T15">(</text:span><text:span text:style-name="T10">U+014A)</text:span></text:p>
          </table:table-cell>
          <table:table-cell table:style-name="Table1.A1" table:number-rows-spanned="4" office:value-type="string">
            <text:p text:style-name="P39">1024</text:p>
          </table:table-cell>
          <table:table-cell table:style-name="Table1.A1" office:value-type="string">
            <text:p text:style-name="P39">0= Large eng with descender</text:p>
          </table:table-cell>
          <table:table-cell table:style-name="Table1.A1" office:value-type="string">
            <text:p text:style-name="P44">Ŋŋ</text:p>
          </table:table-cell>
          <table:table-cell table:style-name="Table1.A1" office:value-type="string">
            <text:p text:style-name="P49">Ŋŋ</text:p>
          </table:table-cell>
          <table:table-cell table:style-name="Table1.F1" table:number-rows-spanned="4" office:value-type="string">
            <text:p text:style-name="P39">R</text:p>
          </table:table-cell>
        </table:table-row>
        <table:table-row table:style-name="Table1.3">
          <table:covered-table-cell/>
          <table:covered-table-cell/>
          <table:table-cell table:style-name="Table1.A1" office:value-type="string">
            <text:p text:style-name="P39">1=Large eng on baseline</text:p>
          </table:table-cell>
          <table:table-cell table:style-name="Table1.A1" office:value-type="string">
            <text:p text:style-name="P70">Ŋŋ</text:p>
          </table:table-cell>
          <table:table-cell table:style-name="Table1.A1" office:value-type="string">
            <text:p text:style-name="P71">Ŋŋ</text:p>
          </table:table-cell>
          <table:covered-table-cell/>
        </table:table-row>
        <table:table-row table:style-name="Table1.3">
          <table:covered-table-cell/>
          <table:covered-table-cell/>
          <table:table-cell table:style-name="Table1.A1" office:value-type="string">
            <text:p text:style-name="P39">2=Capital N with tail</text:p>
          </table:table-cell>
          <table:table-cell table:style-name="Table1.A1" office:value-type="string">
            <text:p text:style-name="P72">Ŋŋ</text:p>
          </table:table-cell>
          <table:table-cell table:style-name="Table1.A1" office:value-type="string">
            <text:p text:style-name="P73">Ŋŋ</text:p>
          </table:table-cell>
          <table:covered-table-cell/>
        </table:table-row>
        <table:table-row table:style-name="Table1.3">
          <table:covered-table-cell/>
          <table:covered-table-cell/>
          <table:table-cell table:style-name="Table1.A1" office:value-type="string">
            <text:p text:style-name="P39">3=Large eng with short stem</text:p>
          </table:table-cell>
          <table:table-cell table:style-name="Table1.A1" office:value-type="string">
            <text:p text:style-name="P74">Ŋŋ</text:p>
          </table:table-cell>
          <table:table-cell table:style-name="Table1.A1" office:value-type="string">
            <text:p text:style-name="P75">Ŋŋ</text:p>
          </table:table-cell>
          <table:covered-table-cell/>
        </table:table-row>
        <table:table-row table:style-name="Table1.3">
          <table:table-cell table:style-name="Table1.A1" table:number-rows-spanned="2" office:value-type="string">
            <text:p text:style-name="P127"><text:span text:style-name="T5">Capital N-left-hook alternate<text:line-break/></text:span><text:span text:style-name="T10">(U+019D)</text:span></text:p>
          </table:table-cell>
          <table:table-cell table:style-name="Table1.A1" table:number-rows-spanned="2" office:value-type="string">
            <text:p text:style-name="P116">1035</text:p>
          </table:table-cell>
          <table:table-cell table:style-name="Table1.A1" office:value-type="string">
            <text:p text:style-name="P116">0=Uppercase style</text:p>
          </table:table-cell>
          <table:table-cell table:style-name="Table1.A1" office:value-type="string">
            <text:p text:style-name="P44">Ɲɲ</text:p>
          </table:table-cell>
          <table:table-cell table:style-name="Table1.A1" office:value-type="string">
            <text:p text:style-name="P49">Ɲɲ</text:p>
          </table:table-cell>
          <table:table-cell table:style-name="Table1.F1" table:number-rows-spanned="2" office:value-type="string">
            <text:p text:style-name="P39">R</text:p>
          </table:table-cell>
        </table:table-row>
        <table:table-row table:style-name="Table1.3">
          <table:covered-table-cell/>
          <table:covered-table-cell/>
          <table:table-cell table:style-name="Table1.A29" office:value-type="string">
            <text:p text:style-name="P116">1=Lowercase style</text:p>
          </table:table-cell>
          <table:table-cell table:style-name="Table1.A29" office:value-type="string">
            <text:p text:style-name="P76">Ɲɲ</text:p>
          </table:table-cell>
          <table:table-cell table:style-name="Table1.A29" office:value-type="string">
            <text:p text:style-name="P77">Ɲɲ</text:p>
          </table:table-cell>
          <table:covered-table-cell/>
        </table:table-row>
        <table:table-row table:style-name="Table1.3">
          <table:table-cell table:style-name="Table1.A1" table:number-rows-spanned="2" office:value-type="string">
            <text:p text:style-name="P127"><text:span text:style-name="T5">Open o alternate<text:line-break/></text:span><text:span text:style-name="T10">(U+0186 U+0254 U+1D10 U+1D53 U+1D97)</text:span></text:p>
          </table:table-cell>
          <table:table-cell table:style-name="Table1.A1" table:number-rows-spanned="2" office:value-type="string">
            <text:p text:style-name="P39">1059</text:p>
          </table:table-cell>
          <table:table-cell table:style-name="Table1.A1" office:value-type="string">
            <text:p text:style-name="P39">0=Bottom serif</text:p>
          </table:table-cell>
          <table:table-cell table:style-name="Table1.A1" office:value-type="string">
            <text:p text:style-name="P123"><text:span text:style-name="T30">Ɔɔ </text:span><text:span text:style-name="T30">ᴐ</text:span><text:span text:style-name="T30"> </text:span><text:span text:style-name="T30">ᵓ</text:span><text:span text:style-name="T30"> </text:span><text:span text:style-name="T30">ᶗ</text:span></text:p>
          </table:table-cell>
          <table:table-cell table:style-name="Table1.A1" office:value-type="string">
            <text:p text:style-name="P49">Ɔɔ ᴐ ᵓ ᶗ</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Top serif</text:p>
          </table:table-cell>
          <table:table-cell table:style-name="Table1.A1" office:value-type="string">
            <text:p text:style-name="P78">Ɔɔ ᴐ ᵓ ᶗ</text:p>
          </table:table-cell>
          <table:table-cell table:style-name="Table1.A1" office:value-type="string">
            <text:p text:style-name="P79">Ɔɔ ᴐ ᵓ ᶗ</text:p>
          </table:table-cell>
          <table:covered-table-cell/>
        </table:table-row>
        <table:table-row table:style-name="Table1.3">
          <table:table-cell table:style-name="Table1.A1" table:number-rows-spanned="2" office:value-type="string">
            <text:p text:style-name="P127"><text:span text:style-name="T5">Small p-hook alternate<text:line-break/></text:span><text:span text:style-name="T10">(U+01A5)</text:span></text:p>
          </table:table-cell>
          <table:table-cell table:style-name="Table1.A1" table:number-rows-spanned="2" office:value-type="string">
            <text:p text:style-name="P39">1040</text:p>
          </table:table-cell>
          <table:table-cell table:style-name="Table1.A1" office:value-type="string">
            <text:p text:style-name="P39">0=Left hook</text:p>
          </table:table-cell>
          <table:table-cell table:style-name="Table1.A1" office:value-type="string">
            <text:p text:style-name="P44">Ƥƥ</text:p>
          </table:table-cell>
          <table:table-cell table:style-name="Table1.A1" office:value-type="string">
            <text:p text:style-name="P49">Ƥƥ</text:p>
          </table:table-cell>
          <table:table-cell table:style-name="Table1.F1" table:number-rows-spanned="2" office:value-type="string">
            <text:p text:style-name="P39">R</text:p>
          </table:table-cell>
        </table:table-row>
        <table:table-row table:style-name="Table1.60">
          <table:covered-table-cell/>
          <table:covered-table-cell/>
          <table:table-cell table:style-name="Table1.A1" office:value-type="string">
            <text:p text:style-name="P39">1=Right hook</text:p>
          </table:table-cell>
          <table:table-cell table:style-name="Table1.A1" office:value-type="string">
            <text:p text:style-name="P80">Ƥƥ</text:p>
            <text:p text:style-name="P80"/>
          </table:table-cell>
          <table:table-cell table:style-name="Table1.A1" office:value-type="string">
            <text:p text:style-name="P81">Ƥƥ</text:p>
          </table:table-cell>
          <table:covered-table-cell/>
        </table:table-row>
        <text:soft-page-break/>
        <table:table-row table:style-name="Table1.43">
          <table:table-cell table:style-name="Table1.A43" table:number-rows-spanned="2" office:value-type="string">
            <text:p text:style-name="P2"><text:span text:style-name="T6">Small q-tail alternate </text:span><text:span text:style-name="T14"><text:line-break/>(U+</text:span><text:span text:style-name="T11">0071 U+02A0)</text:span></text:p>
          </table:table-cell>
          <table:table-cell table:style-name="Table1.A43" table:number-rows-spanned="2" office:value-type="string">
            <text:p text:style-name="P3">1073</text:p>
          </table:table-cell>
          <table:table-cell table:style-name="Table1.A43" office:value-type="string">
            <text:p text:style-name="P3">0=straight</text:p>
          </table:table-cell>
          <table:table-cell table:style-name="Table1.A43" office:value-type="string">
            <text:p text:style-name="P13">Qq ʠ</text:p>
          </table:table-cell>
          <table:table-cell table:style-name="Table1.A43" office:value-type="string">
            <text:p text:style-name="P29">Qq ʠ</text:p>
          </table:table-cell>
          <table:table-cell table:style-name="Table1.F43" table:number-rows-spanned="2" office:value-type="string">
            <text:p text:style-name="P6">R</text:p>
          </table:table-cell>
        </table:table-row>
        <table:table-row table:style-name="Table1.43">
          <table:covered-table-cell/>
          <table:covered-table-cell/>
          <table:table-cell table:style-name="Table1.A43" office:value-type="string">
            <text:p text:style-name="P4">1=point</text:p>
          </table:table-cell>
          <table:table-cell table:style-name="Table1.A43" office:value-type="string">
            <text:p text:style-name="P14">Qq ʠ</text:p>
          </table:table-cell>
          <table:table-cell table:style-name="Table1.A43" office:value-type="string">
            <text:p text:style-name="P32">Qq ʠ</text:p>
          </table:table-cell>
          <table:covered-table-cell/>
        </table:table-row>
        <table:table-row table:style-name="Table1.43">
          <table:table-cell table:style-name="Table1.A43" table:number-rows-spanned="2" office:value-type="string">
            <text:p text:style-name="P5"><text:span text:style-name="T29">Capital Q alternate </text:span><text:line-break/><text:span text:style-name="T57">(U+0051)</text:span></text:p>
          </table:table-cell>
          <table:table-cell table:style-name="Table1.A43" table:number-rows-spanned="2" office:value-type="string">
            <text:p text:style-name="P3">1076</text:p>
          </table:table-cell>
          <table:table-cell table:style-name="Table1.A43" office:value-type="string">
            <text:p text:style-name="P3">0=tail</text:p>
          </table:table-cell>
          <table:table-cell table:style-name="Table1.A43" office:value-type="string">
            <text:p text:style-name="P13">Qq</text:p>
          </table:table-cell>
          <table:table-cell table:style-name="Table1.A43" office:value-type="string">
            <text:p text:style-name="P11">Qq</text:p>
          </table:table-cell>
          <table:table-cell table:style-name="Table1.F43" table:number-rows-spanned="2" office:value-type="string">
            <text:p text:style-name="P6">R</text:p>
          </table:table-cell>
        </table:table-row>
        <table:table-row table:style-name="Table1.43">
          <table:covered-table-cell/>
          <table:covered-table-cell/>
          <table:table-cell table:style-name="Table1.A43" office:value-type="string">
            <text:p text:style-name="P4">1=tail across</text:p>
          </table:table-cell>
          <table:table-cell table:style-name="Table1.A43" office:value-type="string">
            <text:p text:style-name="P15">Qq</text:p>
          </table:table-cell>
          <table:table-cell table:style-name="Table1.A43" office:value-type="string">
            <text:p text:style-name="P12">Qq</text:p>
          </table:table-cell>
          <table:covered-table-cell/>
        </table:table-row>
        <table:table-row table:style-name="Table1.3">
          <table:table-cell table:style-name="Table1.A1" table:number-rows-spanned="2" office:value-type="string">
            <text:p text:style-name="P127"><text:span text:style-name="T9">Capital R-tail alternate<text:line-break/></text:span><text:span text:style-name="T16">(U+2C64)</text:span></text:p>
          </table:table-cell>
          <table:table-cell table:style-name="Table1.A1" table:number-rows-spanned="2" office:value-type="string">
            <text:p text:style-name="P39">1039</text:p>
          </table:table-cell>
          <table:table-cell table:style-name="Table1.A1" office:value-type="string">
            <text:p text:style-name="P39">0=Uppercase style</text:p>
          </table:table-cell>
          <table:table-cell table:style-name="Table1.A1" office:value-type="string">
            <text:p text:style-name="P44">Ɽɽ</text:p>
          </table:table-cell>
          <table:table-cell table:style-name="Table1.A1" office:value-type="string">
            <text:p text:style-name="P49">Ɽɽ</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Lowercase style</text:p>
          </table:table-cell>
          <table:table-cell table:style-name="Table1.A1" office:value-type="string">
            <text:p text:style-name="P82">Ɽɽ</text:p>
          </table:table-cell>
          <table:table-cell table:style-name="Table1.A1" office:value-type="string">
            <text:p text:style-name="P83">Ɽɽ</text:p>
          </table:table-cell>
          <table:covered-table-cell/>
        </table:table-row>
        <table:table-row table:style-name="Table1.3">
          <table:table-cell table:style-name="Table1.A1" table:number-rows-spanned="2" office:value-type="string">
            <text:p text:style-name="P127"><text:span text:style-name="T5">Capital T-hook alternate<text:line-break/></text:span><text:span text:style-name="T10">(U+01AC)</text:span></text:p>
          </table:table-cell>
          <table:table-cell table:style-name="Table1.A1" table:number-rows-spanned="2" office:value-type="string">
            <text:p text:style-name="P39">1037</text:p>
          </table:table-cell>
          <table:table-cell table:style-name="Table1.A1" office:value-type="string">
            <text:p text:style-name="P39">0=Left hook</text:p>
          </table:table-cell>
          <table:table-cell table:style-name="Table1.A1" office:value-type="string">
            <text:p text:style-name="P44">Ƭƭ</text:p>
          </table:table-cell>
          <table:table-cell table:style-name="Table1.A1" office:value-type="string">
            <text:p text:style-name="P49">Ƭƭ</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Right hook</text:p>
          </table:table-cell>
          <table:table-cell table:style-name="Table1.A1" office:value-type="string">
            <text:p text:style-name="P84">Ƭƭ</text:p>
          </table:table-cell>
          <table:table-cell table:style-name="Table1.A1" office:value-type="string">
            <text:p text:style-name="P85">Ƭƭ</text:p>
          </table:table-cell>
          <table:covered-table-cell/>
        </table:table-row>
        <table:table-row table:style-name="Table1.43">
          <table:table-cell table:style-name="Table1.A43" table:number-rows-spanned="2" office:value-type="string">
            <text:p text:style-name="P25"><text:span text:style-name="T6">Small t-tail alternate</text:span><text:span text:style-name="T14"> <text:line-break/></text:span><text:span text:style-name="T11">(U+0074 U+1D57 U+0165 U+1E97 U+1E6B U+0163 U+1E6D U+021B U+1E71 U+1E6F U+02A8 U+1D7A U+02A6 U+02A7 U+0167 U+1D75 U+01AB U+1DB5 U+01AD U+0287 U+2C66 U+036D)</text:span></text:p>
          </table:table-cell>
          <table:table-cell table:style-name="Table1.A43" table:number-rows-spanned="2" office:value-type="string">
            <text:p text:style-name="P21">1074</text:p>
          </table:table-cell>
          <table:table-cell table:style-name="Table1.A43" office:value-type="string">
            <text:p text:style-name="P21">0=curved tail</text:p>
          </table:table-cell>
          <table:table-cell table:style-name="Table1.A43" office:value-type="string">
            <text:p text:style-name="P36">t ᵗ ť ẗ ṫ ţ ṭ ț ṱ ṯ ʨ ᵺ ʦ ʧ ŧ ᵵ ƫ ᶵ ƭ ʇ ⱦ ◌ͭ</text:p>
          </table:table-cell>
          <table:table-cell table:style-name="Table1.A43" office:value-type="string">
            <text:p text:style-name="P29">t ᵗ ť ẗ ṫ ţ ṭ ț ṱ ṯ ʨ ᵺ ʦ ʧ ŧ ᵵ ƫ ᶵ ƭ ʇ ⱦ ◌ͭ</text:p>
          </table:table-cell>
          <table:table-cell table:style-name="Table1.F43" table:number-rows-spanned="2" office:value-type="string">
            <text:p text:style-name="P26">R</text:p>
          </table:table-cell>
        </table:table-row>
        <table:table-row table:style-name="Table1.43">
          <table:covered-table-cell/>
          <table:covered-table-cell/>
          <table:table-cell table:style-name="Table1.A43" office:value-type="string">
            <text:p text:style-name="P22">1=straight</text:p>
          </table:table-cell>
          <table:table-cell table:style-name="Table1.A43" office:value-type="string">
            <text:p text:style-name="P37">t ᵗ ť ẗ ṫ ţ ṭ ț ṱ ṯ ʨ ᵺ ʦ ʧ ŧ ᵵ ƫ ᶵ ƭ ʇ ⱦ ◌ͭ</text:p>
          </table:table-cell>
          <table:table-cell table:style-name="Table1.A43" office:value-type="string">
            <text:p text:style-name="P31">t ᵗ ť ẗ ṫ ţ ṭ ț ṱ ṯ ʨ ᵺ ʦ ʧ ŧ ᵵ ƫ ᶵ ƭ ʇ ⱦ ◌ͭ</text:p>
          </table:table-cell>
          <table:covered-table-cell/>
        </table:table-row>
        <table:table-row table:style-name="Table1.3">
          <table:table-cell table:style-name="Table1.A1" table:number-rows-spanned="3" office:value-type="string">
            <text:p text:style-name="P127"><text:span text:style-name="T8">V-hook alternates<text:line-break/></text:span><text:span text:style-name="T13">(U+01B2 U+028B)</text:span></text:p>
          </table:table-cell>
          <table:table-cell table:style-name="Table1.A1" table:number-rows-spanned="3" office:value-type="string">
            <text:p text:style-name="P39">1033</text:p>
          </table:table-cell>
          <table:table-cell table:style-name="Table1.A1" office:value-type="string">
            <text:p text:style-name="P39">0=Curved</text:p>
          </table:table-cell>
          <table:table-cell table:style-name="Table1.A1" office:value-type="string">
            <text:p text:style-name="P44">Ʋʋ</text:p>
          </table:table-cell>
          <table:table-cell table:style-name="Table1.A1" office:value-type="string">
            <text:p text:style-name="P49">Ʋʋ</text:p>
          </table:table-cell>
          <table:table-cell table:style-name="Table1.F1" table:number-rows-spanned="3" office:value-type="string">
            <text:p text:style-name="P39">R</text:p>
          </table:table-cell>
        </table:table-row>
        <table:table-row table:style-name="Table1.3">
          <table:covered-table-cell/>
          <table:covered-table-cell/>
          <table:table-cell table:style-name="Table1.A1" office:value-type="string">
            <text:p text:style-name="P39">1=Straight left</text:p>
          </table:table-cell>
          <table:table-cell table:style-name="Table1.A1" office:value-type="string">
            <text:p text:style-name="P86">Ʋʋ</text:p>
          </table:table-cell>
          <table:table-cell table:style-name="Table1.A1" office:value-type="string">
            <text:p text:style-name="P87">Ʋʋ</text:p>
          </table:table-cell>
          <table:covered-table-cell/>
        </table:table-row>
        <table:table-row table:style-name="Table1.3">
          <table:covered-table-cell/>
          <table:covered-table-cell/>
          <table:table-cell table:style-name="Table1.A1" office:value-type="string">
            <text:p text:style-name="P39">2=Straight left high hook</text:p>
          </table:table-cell>
          <table:table-cell table:style-name="Table1.A1" office:value-type="string">
            <text:p text:style-name="P88">Ʋʋ</text:p>
          </table:table-cell>
          <table:table-cell table:style-name="Table1.A1" office:value-type="string">
            <text:p text:style-name="P89">Ʋʋ</text:p>
          </table:table-cell>
          <table:covered-table-cell/>
        </table:table-row>
        <table:table-row table:style-name="Table1.3">
          <table:table-cell table:style-name="Table1.A1" table:number-rows-spanned="2" office:value-type="string">
            <text:p text:style-name="P127"><text:span text:style-name="T7">Capital Y-hook alternate<text:line-break/></text:span><text:span text:style-name="T12">(U+01B3)</text:span></text:p>
          </table:table-cell>
          <table:table-cell table:style-name="Table1.A1" table:number-rows-spanned="2" office:value-type="string">
            <text:p text:style-name="P116">1034</text:p>
          </table:table-cell>
          <table:table-cell table:style-name="Table1.A1" office:value-type="string">
            <text:p text:style-name="P116">1=Right hook</text:p>
          </table:table-cell>
          <table:table-cell table:style-name="Table1.A1" office:value-type="string">
            <text:p text:style-name="P44">Ƴƴ</text:p>
          </table:table-cell>
          <table:table-cell table:style-name="Table1.A1" office:value-type="string">
            <text:p text:style-name="P49">Ƴƴ</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116">0=Left hook</text:p>
          </table:table-cell>
          <table:table-cell table:style-name="Table1.A1" office:value-type="string">
            <text:p text:style-name="P90">Ƴƴ</text:p>
          </table:table-cell>
          <table:table-cell table:style-name="Table1.A1" office:value-type="string">
            <text:p text:style-name="P91">Ƴƴ</text:p>
          </table:table-cell>
          <table:covered-table-cell/>
        </table:table-row>
        <text:soft-page-break/>
        <table:table-row table:style-name="Table1.3">
          <table:table-cell table:style-name="Table1.A1" table:number-rows-spanned="2" office:value-type="string">
            <text:p text:style-name="P25"><text:span text:style-name="T6">Small y-tail alternate</text:span><text:span text:style-name="T14"><text:line-break/></text:span><text:span text:style-name="T11">(U+0079 U+024F U+02B8 U+00FD U+1EF3 U+0177 U+1E99 U+00FF U+1EF9 U+1E8F U+0233 U+1EF7 U+1EF5 U+01B4 U+028E U+F1CE U+F267)</text:span></text:p>
          </table:table-cell>
          <table:table-cell table:style-name="Table1.B76" table:number-rows-spanned="2" office:value-type="float" office:value="1075">
            <text:p text:style-name="P27">1075</text:p>
          </table:table-cell>
          <table:table-cell table:style-name="Table1.A1" office:value-type="string">
            <text:p text:style-name="P27">0=curved tail</text:p>
          </table:table-cell>
          <table:table-cell table:style-name="Table1.A1" office:value-type="string">
            <text:p text:style-name="P34">y ɏ ʸ ý ỳ ŷ ẙ ÿ ỹ ẏ ȳ ỷ ỵ ƴ ʎ  </text:p>
          </table:table-cell>
          <table:table-cell table:style-name="Table1.A1" office:value-type="string">
            <text:p text:style-name="P29">y ɏ ʸ ý ỳ ŷ ẙ ÿ ỹ ẏ ȳ ỷ ỵ ƴ ʎ  </text:p>
          </table:table-cell>
          <table:table-cell table:style-name="Table1.F1" table:number-rows-spanned="2" office:value-type="string">
            <text:p text:style-name="P26">R</text:p>
          </table:table-cell>
        </table:table-row>
        <table:table-row table:style-name="Table1.3">
          <table:covered-table-cell/>
          <table:covered-table-cell/>
          <table:table-cell table:style-name="Table1.A29" office:value-type="string">
            <text:p text:style-name="P28">1=straight</text:p>
          </table:table-cell>
          <table:table-cell table:style-name="Table1.A29" office:value-type="string">
            <text:p text:style-name="P35">y ɏ ʸ ý ỳ ŷ ẙ ÿ ỹ ẏ ȳ ỷ ỵ ƴ ʎ  </text:p>
          </table:table-cell>
          <table:table-cell table:style-name="Table1.A29" office:value-type="string">
            <text:p text:style-name="P30">y ɏ ʸ ý ỳ ŷ ẙ ÿ ỹ ẏ ȳ ỷ ỵ ƴ ʎ  </text:p>
          </table:table-cell>
          <table:covered-table-cell/>
        </table:table-row>
        <table:table-row table:style-name="Table1.3">
          <table:table-cell table:style-name="Table1.A29" table:number-rows-spanned="2" office:value-type="string">
            <text:p text:style-name="P127"><text:span text:style-name="T5">Small ezh-curl alternate<text:line-break/></text:span><text:span text:style-name="T10">(U+0293)</text:span></text:p>
          </table:table-cell>
          <table:table-cell table:style-name="Table1.A29" table:number-rows-spanned="2" office:value-type="string">
            <text:p text:style-name="P39">1036</text:p>
          </table:table-cell>
          <table:table-cell table:style-name="Table1.A29" office:value-type="string">
            <text:p text:style-name="P39">0=Small bowl</text:p>
          </table:table-cell>
          <table:table-cell table:style-name="Table1.A29" office:value-type="string">
            <text:p text:style-name="P44">ʓ</text:p>
          </table:table-cell>
          <table:table-cell table:style-name="Table1.A29" table:number-rows-spanned="2" office:value-type="string">
            <text:p text:style-name="P41">Small capitals are not available as there is no uppercase equivalent</text:p>
          </table:table-cell>
          <table:table-cell table:style-name="Table1.E10" table:number-rows-spanned="2" office:value-type="string">
            <text:p text:style-name="P116"/>
          </table:table-cell>
        </table:table-row>
        <table:table-row table:style-name="Table1.3">
          <table:covered-table-cell/>
          <table:covered-table-cell/>
          <table:table-cell table:style-name="Table1.A1" office:value-type="string">
            <text:p text:style-name="P39">1=Large bowl</text:p>
          </table:table-cell>
          <table:table-cell table:style-name="Table1.A1" office:value-type="string">
            <text:p text:style-name="P92">ʓ</text:p>
          </table:table-cell>
          <table:covered-table-cell/>
          <table:covered-table-cell/>
        </table:table-row>
        <table:table-row table:style-name="Table1.3">
          <table:table-cell table:style-name="Table1.A1" table:number-rows-spanned="2" office:value-type="string">
            <text:p text:style-name="P127"><text:span text:style-name="T7">Capital Ezh alternates<text:line-break/></text:span><text:span text:style-name="T12">(U+01B7 U+04E0)</text:span></text:p>
          </table:table-cell>
          <table:table-cell table:style-name="Table1.A1" table:number-rows-spanned="2" office:value-type="string">
            <text:p text:style-name="P39">1042</text:p>
          </table:table-cell>
          <table:table-cell table:style-name="Table1.A1" office:value-type="string">
            <text:p text:style-name="P39">0=Normal</text:p>
          </table:table-cell>
          <table:table-cell table:style-name="Table1.A1" office:value-type="string">
            <text:p text:style-name="P123"><text:span text:style-name="T30">Ʒʒ </text:span><text:span text:style-name="T30">Ӡӡ</text:span></text:p>
          </table:table-cell>
          <table:table-cell table:style-name="Table1.A1" office:value-type="string">
            <text:p text:style-name="P49">Ʒʒ Ӡӡ</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Reversed sigma</text:p>
          </table:table-cell>
          <table:table-cell table:style-name="Table1.A1" office:value-type="string">
            <text:p text:style-name="P93">Ʒʒ Ӡӡ</text:p>
          </table:table-cell>
          <table:table-cell table:style-name="Table1.A1" office:value-type="string">
            <text:p text:style-name="P94">Ʒʒ Ӡӡ</text:p>
          </table:table-cell>
          <table:covered-table-cell/>
        </table:table-row>
        <table:table-row table:style-name="Table1.3">
          <table:table-cell table:style-name="Table1.A1" table:number-rows-spanned="2" office:value-type="string">
            <text:p text:style-name="P127"><text:span text:style-name="T5">OU alternates<text:line-break/></text:span><text:span text:style-name="T10">(U+0222 U+0223 U+1D3D U+1D15)</text:span></text:p>
          </table:table-cell>
          <table:table-cell table:style-name="Table1.A1" table:number-rows-spanned="2" office:value-type="string">
            <text:p text:style-name="P39">1045</text:p>
          </table:table-cell>
          <table:table-cell table:style-name="Table1.A1" office:value-type="string">
            <text:p text:style-name="P39">0=Closed</text:p>
          </table:table-cell>
          <table:table-cell table:style-name="Table1.A1" office:value-type="string">
            <text:p text:style-name="P44">Ȣȣᴕᴽ</text:p>
          </table:table-cell>
          <table:table-cell table:style-name="Table1.A1" office:value-type="string">
            <text:p text:style-name="P49">Ȣȣᴕᴽ</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Open</text:p>
          </table:table-cell>
          <table:table-cell table:style-name="Table1.A1" office:value-type="string">
            <text:p text:style-name="P95">Ȣȣᴕᴽ</text:p>
          </table:table-cell>
          <table:table-cell table:style-name="Table1.A1" office:value-type="string">
            <text:p text:style-name="P96">Ȣȣᴕᴽ</text:p>
          </table:table-cell>
          <table:covered-table-cell/>
        </table:table-row>
        <table:table-row table:style-name="Table1.3">
          <table:table-cell table:style-name="Table1.A1" table:number-rows-spanned="2" office:value-type="string">
            <text:p text:style-name="P127"><text:span text:style-name="T7">Modifier apostrophe alternates<text:line-break/></text:span><text:span text:style-name="T12">(U+02BC U+A78B U=A78C)</text:span></text:p>
          </table:table-cell>
          <table:table-cell table:style-name="Table1.A1" table:number-rows-spanned="2" office:value-type="string">
            <text:p text:style-name="P39">1044</text:p>
          </table:table-cell>
          <table:table-cell table:style-name="Table1.A1" office:value-type="string">
            <text:p text:style-name="P39">0=Small</text:p>
          </table:table-cell>
          <table:table-cell table:style-name="Table1.A1" office:value-type="string">
            <text:p text:style-name="P44">ʼ Ꞌꞌ</text:p>
          </table:table-cell>
          <table:table-cell table:style-name="Table1.E9" office:value-type="string">
            <text:p text:style-name="P41">Small capitals are not available</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1=Large</text:p>
          </table:table-cell>
          <table:table-cell table:style-name="Table1.A1" office:value-type="string">
            <text:p text:style-name="P97">ʼ Ꞌꞌ</text:p>
          </table:table-cell>
          <table:table-cell table:style-name="Table1.E10" office:value-type="string">
            <text:p text:style-name="P127"/>
          </table:table-cell>
          <table:covered-table-cell/>
        </table:table-row>
        <table:table-row table:style-name="Table1.3">
          <table:table-cell table:style-name="Table1.A1" table:number-rows-spanned="2" office:value-type="string">
            <text:p text:style-name="P127"><text:span text:style-name="T5">Modifier co</text:span><text:span text:style-name="T5">lon alternate<text:line-break/></text:span><text:span text:style-name="T10">(U+A789)</text:span></text:p>
          </table:table-cell>
          <table:table-cell table:style-name="Table1.A1" table:number-rows-spanned="2" office:value-type="string">
            <text:p text:style-name="P39">1047</text:p>
          </table:table-cell>
          <table:table-cell table:style-name="Table1.A1" office:value-type="string">
            <text:p text:style-name="P39">0=Tight</text:p>
          </table:table-cell>
          <table:table-cell table:style-name="Table1.A1" office:value-type="string">
            <text:p text:style-name="P44">꞉</text:p>
          </table:table-cell>
          <table:table-cell table:style-name="Table1.A1" table:number-rows-spanned="2" office:value-type="string">
            <text:p text:style-name="P41">Small capitals are not available as there is no uppercase equivalent</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39">0=Wide</text:p>
          </table:table-cell>
          <table:table-cell table:style-name="Table1.A1" office:value-type="string">
            <text:p text:style-name="P112">꞉</text:p>
          </table:table-cell>
          <table:covered-table-cell/>
          <table:covered-table-cell/>
        </table:table-row>
        <table:table-row table:style-name="Table1.3">
          <table:table-cell table:style-name="Table1.A1" table:number-rows-spanned="2" office:value-type="string">
            <text:p text:style-name="P127"><text:span text:style-name="T5">Empty set alternates<text:line-break/></text:span><text:span text:style-name="T10">(U+2205)</text:span></text:p>
          </table:table-cell>
          <table:table-cell table:style-name="Table1.A1" table:number-rows-spanned="2" office:value-type="string">
            <text:p text:style-name="P39">1046</text:p>
          </table:table-cell>
          <table:table-cell table:style-name="Table1.A1" office:value-type="string">
            <text:p text:style-name="P39">0=Circle</text:p>
          </table:table-cell>
          <table:table-cell table:style-name="Table1.A1" office:value-type="string">
            <text:p text:style-name="P44">∅</text:p>
          </table:table-cell>
          <table:table-cell table:style-name="Table1.A1" table:number-rows-spanned="2" office:value-type="string">
            <text:p text:style-name="P41">Small capitals are not available as there is no uppercase equivalent</text:p>
          </table:table-cell>
          <table:table-cell table:style-name="Table1.F1" table:number-rows-spanned="2" office:value-type="string">
            <text:p text:style-name="P39">R</text:p>
          </table:table-cell>
        </table:table-row>
        <table:table-row table:style-name="Table1.89">
          <table:covered-table-cell/>
          <table:covered-table-cell/>
          <table:table-cell table:style-name="Table1.A1" office:value-type="string">
            <text:p text:style-name="P39">1=Zero</text:p>
          </table:table-cell>
          <table:table-cell table:style-name="Table1.A1" office:value-type="string">
            <text:p text:style-name="P98">∅</text:p>
          </table:table-cell>
          <table:covered-table-cell/>
          <table:covered-table-cell/>
        </table:table-row>
        <text:soft-page-break/>
        <table:table-row table:style-name="Table1.3">
          <table:table-cell table:style-name="Table1.A1" table:number-rows-spanned="2" office:value-type="string">
            <text:p text:style-name="P127"><text:span text:style-name="T7">Show invisible characters<text:line-break/></text:span><text:span text:style-name="T12">(U+00AD U+034F U+200B U+200C U+200D U+200E U+200F U+202A U+202B U+202C U+202D U+202E U+2060 U+2061 U+2062 U+2063 U+FE00 U+FE01 U+FE02 U+FE03 U+FE04 U+FE05 U+FE06 U+FE07 U+FE08 U+FE09 U+FE0A U+FE0B U+FE0C U+FE0D U+FE0E U+FE0F U+FEFF)</text:span></text:p>
          </table:table-cell>
          <table:table-cell table:style-name="Table1.A1" table:number-rows-spanned="2" office:value-type="string">
            <text:p text:style-name="P39">1030</text:p>
          </table:table-cell>
          <table:table-cell table:style-name="Table1.A1" office:value-type="string">
            <text:p text:style-name="P116">0=False</text:p>
          </table:table-cell>
          <table:table-cell table:style-name="Table1.A1" office:value-type="string">
            <text:p text:style-name="P44">­ ͏ ​ ‌ ‍ ‎ ‏ ‪ ‫ ‬ ‭ ‮ ⁠ ⁡ ⁢ ⁣ ︀ ︁ ︂ ︃ ︄ ︅ ︆ ︇ ︈ ︉ ︊ ︋ ︌ ︍ ︎ ️ ﻿</text:p>
          </table:table-cell>
          <table:table-cell table:style-name="Table1.A1" table:number-rows-spanned="2" office:value-type="string">
            <text:p text:style-name="P41">Small capitals are not available as there is no uppercase equivalent</text:p>
          </table:table-cell>
          <table:table-cell table:style-name="Table1.F1" table:number-rows-spanned="2" office:value-type="string">
            <text:p text:style-name="P39">R</text:p>
          </table:table-cell>
        </table:table-row>
        <table:table-row table:style-name="Table1.3">
          <table:covered-table-cell/>
          <table:covered-table-cell/>
          <table:table-cell table:style-name="Table1.A1" office:value-type="string">
            <text:p text:style-name="P116">1=True</text:p>
          </table:table-cell>
          <table:table-cell table:style-name="Table1.A1" office:value-type="string">
            <text:p text:style-name="P123"><text:span text:style-name="T30">­</text:span><text:span text:style-name="T46"> ͏ ​ ‌ ‍ ‎ ‏ ‪ ‫ ‬ ‭ ‮ ⁠ ⁡ ⁢ ⁣ ︀ ︁ ︂ ︃ ︄ ︅ ︆ ︇ ︈ ︉ ︊ ︋ ︌ ︍ ︎ ️ ﻿</text:span></text:p>
          </table:table-cell>
          <table:covered-table-cell/>
          <table:covered-table-cell/>
        </table:table-row>
        <table:table-row table:style-name="Table1.28">
          <table:table-cell table:style-name="Table1.A1" office:value-type="string">
            <text:p text:style-name="P119">Diacritic selection</text:p>
          </table:table-cell>
          <table:table-cell table:style-name="Table1.A1" office:value-type="string">
            <text:p text:style-name="P118">1051</text:p>
          </table:table-cell>
          <table:table-cell table:style-name="Table1.A1" office:value-type="string">
            <text:p text:style-name="P116">0=False</text:p>
            <text:p text:style-name="P117">1=True</text:p>
          </table:table-cell>
          <table:table-cell table:style-name="Table1.A1" table:number-columns-spanned="2" office:value-type="string">
            <text:p text:style-name="P122"><text:span text:style-name="T3">Allows independent selection of diacritics (rather than the base </text:span><text:span text:style-name="T4">plus</text:span><text:span text:style-name="T3"> diacritic).</text:span></text:p>
          </table:table-cell>
          <table:covered-table-cell/>
          <table:table-cell table:style-name="Table1.F1" office:value-type="string">
            <text:p text:style-name="P40">G</text:p>
          </table:table-cell>
        </table:table-row>
        <table:table-row table:style-name="Table1.28">
          <table:table-cell table:style-name="Table1.A29" office:value-type="string">
            <text:p text:style-name="P119">Small Caps</text:p>
          </table:table-cell>
          <table:table-cell table:style-name="Table1.A29" office:value-type="string">
            <text:p text:style-name="P118">1058</text:p>
          </table:table-cell>
          <table:table-cell table:style-name="Table1.A29" office:value-type="string">
            <text:p text:style-name="P116">0=False</text:p>
            <text:p text:style-name="P117">1=True</text:p>
          </table:table-cell>
          <table:table-cell table:style-name="Table1.A29" office:value-type="string">
            <text:p text:style-name="P124"><text:span text:style-name="T40">a b c d e f g h i j k l m n o p q <text:line-break/>r s t u v w x y z à á â ã ä å æ ç è <text:line-break/>é ê ë ì í î ï ð ñ ò ó ô õ ö ø ù ú û <text:line-break/>ü ý þ ÿ ā ă </text:span><text:span text:style-name="T30">ą</text:span><text:span text:style-name="T40"> </text:span><text:span text:style-name="T41">ć</text:span><text:span text:style-name="T40"> </text:span><text:span text:style-name="T41">ĉ</text:span><text:span text:style-name="T40"> </text:span><text:span text:style-name="T41">ċ</text:span><text:span text:style-name="T40"> </text:span><text:span text:style-name="T41">č</text:span><text:span text:style-name="T40"> </text:span><text:span text:style-name="T30">ď</text:span><text:span text:style-name="T40"> </text:span><text:span text:style-name="T41">đ</text:span><text:span text:style-name="T40"> </text:span><text:span text:style-name="T41">ē</text:span><text:span text:style-name="T40"> </text:span><text:span text:style-name="T41">ĕ</text:span><text:span text:style-name="T40"> </text:span><text:span text:style-name="T41">ė</text:span><text:span text:style-name="T40"> </text:span><text:span text:style-name="T30">ę</text:span><text:span text:style-name="T40"> </text:span><text:span text:style-name="T41">ě</text:span><text:span text:style-name="T40"> <text:line-break/>ĝ ğ ġ </text:span><text:span text:style-name="T30">ģ</text:span><text:span text:style-name="T40"> </text:span><text:span text:style-name="T41">ĥ</text:span><text:span text:style-name="T40"> </text:span><text:span text:style-name="T30">ħ</text:span><text:span text:style-name="T40"> </text:span><text:span text:style-name="T41">ĩ</text:span><text:span text:style-name="T40"> </text:span><text:span text:style-name="T41">ī</text:span><text:span text:style-name="T40"> </text:span><text:span text:style-name="T41">ĭ</text:span><text:span text:style-name="T40"> </text:span><text:span text:style-name="T30">į</text:span><text:span text:style-name="T40"> </text:span><text:span text:style-name="T41">ı</text:span><text:span text:style-name="T40"> </text:span><text:span text:style-name="T41">ĳ</text:span><text:span text:style-name="T40"> </text:span><text:span text:style-name="T30">ĵ</text:span><text:span text:style-name="T40"> </text:span><text:span text:style-name="T30">ķ</text:span><text:span text:style-name="T40"> </text:span><text:span text:style-name="T41">ĺ</text:span><text:span text:style-name="T40"> </text:span><text:span text:style-name="T30">ļ</text:span><text:span text:style-name="T40"> </text:span><text:span text:style-name="T30">ľ</text:span><text:span text:style-name="T40"> </text:span><text:span text:style-name="T30">ŀ</text:span><text:span text:style-name="T40"> </text:span><text:span text:style-name="T41">ł</text:span><text:span text:style-name="T40"> <text:line-break/>ń </text:span><text:span text:style-name="T30">ņ</text:span><text:span text:style-name="T40"> </text:span><text:span text:style-name="T41">ň</text:span><text:span text:style-name="T40"> </text:span><text:span text:style-name="T41">ŋ</text:span><text:span text:style-name="T40"> </text:span><text:span text:style-name="T41">ō</text:span><text:span text:style-name="T40"> </text:span><text:span text:style-name="T41">ŏ</text:span><text:span text:style-name="T40"> </text:span><text:span text:style-name="T41">ő</text:span><text:span text:style-name="T40"> </text:span><text:span text:style-name="T41">œ</text:span><text:span text:style-name="T40"> </text:span><text:span text:style-name="T41">ŕ</text:span><text:span text:style-name="T40"> </text:span><text:span text:style-name="T30">ŗ</text:span><text:span text:style-name="T40"> </text:span><text:span text:style-name="T41">ř</text:span><text:span text:style-name="T40"> </text:span><text:span text:style-name="T41">ś</text:span><text:span text:style-name="T40"> </text:span><text:span text:style-name="T41">ŝ</text:span><text:span text:style-name="T40"> </text:span><text:span text:style-name="T30">ş</text:span><text:span text:style-name="T40"> </text:span><text:span text:style-name="T41">š</text:span><text:span text:style-name="T40"> </text:span><text:span text:style-name="T30">ţ</text:span><text:span text:style-name="T40"> </text:span><text:span text:style-name="T30">ť</text:span><text:span text:style-name="T40"> <text:line-break/></text:span><text:span text:style-name="T30">ŧ</text:span><text:span text:style-name="T40"> </text:span><text:span text:style-name="T41">ũ</text:span><text:span text:style-name="T40"> </text:span><text:span text:style-name="T41">ū</text:span><text:span text:style-name="T40"> </text:span><text:span text:style-name="T41">ŭ</text:span><text:span text:style-name="T40"> </text:span><text:span text:style-name="T41">ů</text:span><text:span text:style-name="T40"> </text:span><text:span text:style-name="T41">ű</text:span><text:span text:style-name="T40"> </text:span><text:span text:style-name="T30">ų</text:span><text:span text:style-name="T40"> </text:span><text:span text:style-name="T41">ŵ</text:span><text:span text:style-name="T40"> </text:span><text:span text:style-name="T41">ŷ</text:span><text:span text:style-name="T40"> </text:span><text:span text:style-name="T41">ź</text:span><text:span text:style-name="T40"> </text:span><text:span text:style-name="T41">ż</text:span><text:span text:style-name="T40"> </text:span><text:span text:style-name="T41">ž</text:span><text:span text:style-name="T40"> </text:span><text:span text:style-name="T30">ƀ</text:span><text:span text:style-name="T40"> </text:span><text:span text:style-name="T30">ƃ</text:span><text:span text:style-name="T40"> </text:span><text:span text:style-name="T30">ƅ</text:span><text:span text:style-name="T40"> </text:span><text:span text:style-name="T30">ƈ</text:span><text:span text:style-name="T40"> </text:span><text:span text:style-name="T30">ƌ</text:span><text:span text:style-name="T40"> <text:line-break/>ƒ </text:span><text:span text:style-name="T30">ƕ</text:span><text:span text:style-name="T40"> </text:span><text:span text:style-name="T41">ƙ</text:span><text:span text:style-name="T40"> </text:span><text:span text:style-name="T41">ƚ</text:span><text:span text:style-name="T40"> </text:span><text:span text:style-name="T30">ƞ</text:span><text:span text:style-name="T40"> </text:span><text:span text:style-name="T41">ơ</text:span><text:span text:style-name="T40"> </text:span><text:span text:style-name="T30">ƣ</text:span><text:span text:style-name="T40"> </text:span><text:span text:style-name="T30">ƥ</text:span><text:span text:style-name="T40"> </text:span><text:span text:style-name="T30">ƨ</text:span><text:span text:style-name="T40"> </text:span><text:span text:style-name="T30">ƭ</text:span><text:span text:style-name="T40"> </text:span><text:span text:style-name="T41">ư</text:span><text:span text:style-name="T40"> </text:span><text:span text:style-name="T41">ƴ</text:span><text:span text:style-name="T40"> </text:span><text:span text:style-name="T30">ƶ</text:span><text:span text:style-name="T40"> </text:span><text:span text:style-name="T30">ƹ</text:span><text:span text:style-name="T40"> </text:span><text:span text:style-name="T30">ƽ</text:span><text:span text:style-name="T40"> </text:span><text:span text:style-name="T30">ƿ</text:span><text:span text:style-name="T40"> <text:line-break/></text:span><text:span text:style-name="T30">ǅ</text:span><text:span text:style-name="T40"> </text:span><text:span text:style-name="T30">ǆ</text:span><text:span text:style-name="T40"> </text:span><text:span text:style-name="T30">ǈ</text:span><text:span text:style-name="T40"> </text:span><text:span text:style-name="T30">ǉ</text:span><text:span text:style-name="T40"> </text:span><text:span text:style-name="T30">ǋ</text:span><text:span text:style-name="T40"> </text:span><text:span text:style-name="T30">ǌ</text:span><text:span text:style-name="T40"> </text:span><text:span text:style-name="T41">ǎ</text:span><text:span text:style-name="T40"> </text:span><text:span text:style-name="T41">ǐ</text:span><text:span text:style-name="T40"> </text:span><text:span text:style-name="T41">ǒ</text:span><text:span text:style-name="T40"> </text:span><text:span text:style-name="T41">ǔ</text:span><text:span text:style-name="T40"> </text:span><text:span text:style-name="T41">ǖ</text:span><text:span text:style-name="T40"> </text:span><text:span text:style-name="T41">ǘ</text:span><text:span text:style-name="T40"> </text:span><text:span text:style-name="T41">ǚ</text:span><text:span text:style-name="T40"> </text:span><text:span text:style-name="T41">ǜ</text:span><text:span text:style-name="T40"> <text:line-break/>ǝ ǟ ǡ ǣ </text:span><text:span text:style-name="T30">ǥ</text:span><text:span text:style-name="T40"> </text:span><text:span text:style-name="T41">ǧ</text:span><text:span text:style-name="T40"> </text:span><text:span text:style-name="T41">ǩ</text:span><text:span text:style-name="T40"> </text:span><text:span text:style-name="T30">ǫ</text:span><text:span text:style-name="T40"> </text:span><text:span text:style-name="T30">ǭ</text:span><text:span text:style-name="T40"> </text:span><text:span text:style-name="T41">ǯ</text:span><text:span text:style-name="T40"> </text:span><text:span text:style-name="T30">ǲ</text:span><text:span text:style-name="T40"> </text:span><text:span text:style-name="T30">ǳ</text:span><text:span text:style-name="T40"> </text:span><text:span text:style-name="T41">ǵ</text:span><text:span text:style-name="T40"> </text:span><text:span text:style-name="T41">ǹ</text:span><text:span text:style-name="T40"> </text:span><text:span text:style-name="T41">ǻ</text:span><text:span text:style-name="T40"> <text:line-break/>ǽ ǿ </text:span><text:span text:style-name="T30">ȁ</text:span><text:span text:style-name="T40"> </text:span><text:span text:style-name="T30">ȃ</text:span><text:span text:style-name="T40"> </text:span><text:span text:style-name="T30">ȅ</text:span><text:span text:style-name="T40"> </text:span><text:span text:style-name="T30">ȇ</text:span><text:span text:style-name="T40"> </text:span><text:span text:style-name="T30">ȉ</text:span><text:span text:style-name="T40"> </text:span><text:span text:style-name="T30">ȋ</text:span><text:span text:style-name="T40"> </text:span><text:span text:style-name="T30">ȍ</text:span><text:span text:style-name="T40"> </text:span><text:span text:style-name="T30">ȏ</text:span><text:span text:style-name="T40"> </text:span><text:span text:style-name="T30">ȑ</text:span><text:span text:style-name="T40"> </text:span><text:span text:style-name="T30">ȓ</text:span><text:span text:style-name="T40"> </text:span><text:span text:style-name="T30">ȕ</text:span><text:span text:style-name="T40"> </text:span><text:span text:style-name="T30">ȗ</text:span><text:span text:style-name="T40"> </text:span><text:span text:style-name="T30">ș</text:span><text:span text:style-name="T40"> </text:span><text:span text:style-name="T30">ț</text:span><text:span text:style-name="T40"> </text:span><text:span text:style-name="T30">ȝ</text:span><text:span text:style-name="T40"> </text:span><text:span text:style-name="T41">ȟ</text:span><text:span text:style-name="T40"> <text:line-break/></text:span><text:span text:style-name="T30">ȣ</text:span><text:span text:style-name="T40"> </text:span><text:span text:style-name="T30">ȥ</text:span><text:span text:style-name="T40"> </text:span><text:span text:style-name="T41">ȧ</text:span><text:span text:style-name="T40"> </text:span><text:span text:style-name="T41">ȩ</text:span><text:span text:style-name="T40"> </text:span><text:span text:style-name="T41">ȫ</text:span><text:span text:style-name="T40"> </text:span><text:span text:style-name="T41">ȭ</text:span><text:span text:style-name="T40"> </text:span><text:span text:style-name="T41">ȯ</text:span><text:span text:style-name="T40"> </text:span><text:span text:style-name="T41">ȱ</text:span><text:span text:style-name="T40"> </text:span><text:span text:style-name="T41">ȳ</text:span><text:span text:style-name="T40"> </text:span><text:span text:style-name="T30">ȼ</text:span><text:span text:style-name="T40"> </text:span><text:span text:style-name="T41">ɂ</text:span><text:span text:style-name="T40"> </text:span><text:span text:style-name="T30">ɇ</text:span><text:span text:style-name="T40"> </text:span><text:span text:style-name="T30">ɉ</text:span><text:span text:style-name="T40"> </text:span><text:span text:style-name="T41">ɋ</text:span><text:span text:style-name="T40"> </text:span><text:span text:style-name="T30">ɍ</text:span><text:span text:style-name="T40"> </text:span><text:span text:style-name="T30">ɏ</text:span><text:span text:style-name="T40"> </text:span><text:span text:style-name="T30">ɐ</text:span><text:span text:style-name="T40"> <text:line-break/>ɑ ɓ ɔ ɗ ə ɛ </text:span><text:span text:style-name="T30">ɠ</text:span><text:span text:style-name="T40"> </text:span><text:span text:style-name="T41">ɣ</text:span><text:span text:style-name="T40"> </text:span><text:span text:style-name="T41">ɨ</text:span><text:span text:style-name="T40"> </text:span><text:span text:style-name="T41">ɩ</text:span><text:span text:style-name="T40"> </text:span><text:span text:style-name="T41">ɫ</text:span><text:span text:style-name="T40"> </text:span><text:span text:style-name="T30">ɯ</text:span><text:span text:style-name="T40"> </text:span><text:span text:style-name="T30">ɱ</text:span><text:span text:style-name="T40"> </text:span><text:span text:style-name="T41">ɲ</text:span><text:span text:style-name="T40"> </text:span><text:span text:style-name="T41">ɵ</text:span><text:span text:style-name="T40"> </text:span><text:span text:style-name="T30">ɽ</text:span><text:span text:style-name="T40"> </text:span><text:span text:style-name="T30">ʀ</text:span><text:span text:style-name="T40"> <text:line-break/>ʃ </text:span><text:span text:style-name="T30">ʈ</text:span><text:span text:style-name="T40"> ʉ ʊ </text:span><text:span text:style-name="T30">ʋ</text:span><text:span text:style-name="T40"> ʌ ʒ </text:span><text:span text:style-name="T30">ᵽ</text:span><text:span text:style-name="T40"> </text:span><text:span text:style-name="T30">ḁ</text:span><text:span text:style-name="T40"> ḃ ḅ ḇ ḉ ḋ ḍ ḏ </text:span><text:span text:style-name="T30">ḑ</text:span><text:span text:style-name="T40"> <text:line-break/></text:span><text:span text:style-name="T30">ḓ</text:span><text:span text:style-name="T40"> ḕ ḗ </text:span><text:span text:style-name="T30">ḙ</text:span><text:span text:style-name="T40"> </text:span><text:span text:style-name="T30">ḛ</text:span><text:span text:style-name="T40"> ḝ ḟ ḡ ḣ ḥ ḧ </text:span><text:span text:style-name="T30">ḩ</text:span><text:span text:style-name="T40"> </text:span><text:span text:style-name="T30">ḫ</text:span><text:span text:style-name="T40"> </text:span><text:span text:style-name="T30">ḭ</text:span><text:span text:style-name="T40"> ḯ ḱ ḳ ḵ <text:line-break/>ḷ ḹ ḻ </text:span><text:span text:style-name="T30">ḽ</text:span><text:span text:style-name="T40"> ḿ ṁ ṃ ṅ ṇ ṉ </text:span><text:span text:style-name="T30">ṋ</text:span><text:span text:style-name="T40"> ṍ ṏ ṑ ṓ ṕ ṗ <text:line-break/>ṙ ṛ ṝ ṟ ṡ ṣ ṥ ṧ ṩ ṫ ṭ ṯ </text:span><text:span text:style-name="T30">ṱ</text:span><text:span text:style-name="T40"> </text:span><text:span text:style-name="T30">ṳ</text:span><text:span text:style-name="T40"> </text:span><text:span text:style-name="T30">ṵ</text:span><text:span text:style-name="T40"> </text:span><text:span text:style-name="T30">ṷ</text:span><text:span text:style-name="T40"> ṹ ṻ <text:line-break/>ṽ ṿ ẁ ẃ ẅ ẇ ẉ ẋ ẍ ẏ ẑ ẓ ẕ ạ ả ấ <text:line-break/>ầ ẩ ẫ ậ ắ ằ ẳ ẵ ặ ẹ ẻ ẽ ế ề ể ễ ệ ỉ <text:line-break/>ị ọ ỏ ố ồ ổ ỗ ộ ớ ờ ở ỡ ợ ụ ủ ứ <text:line-break/>ừ ử ữ ự ỳ ỵ ỷ ỹ </text:span><text:span text:style-name="T41">ỻ</text:span><text:span text:style-name="T40"> </text:span><text:span text:style-name="T41">ỽ</text:span><text:span text:style-name="T40"> </text:span><text:span text:style-name="T41">ỿ</text:span><text:span text:style-name="T40"> ⱡ </text:span><text:span text:style-name="T30">ⱥ</text:span><text:span text:style-name="T40"> </text:span><text:span text:style-name="T30">ⱦ</text:span><text:span text:style-name="T40"> </text:span><text:span text:style-name="T30">ⱨ</text:span><text:span text:style-name="T40"> </text:span><text:span text:style-name="T30">ⱪ</text:span><text:span text:style-name="T40"> </text:span><text:span text:style-name="T30">ⱬ</text:span><text:span text:style-name="T40"> <text:line-break/></text:span><text:span text:style-name="T30">ⱳ</text:span><text:span text:style-name="T40"> </text:span><text:span text:style-name="T30">ⱶ</text:span><text:span text:style-name="T40"> </text:span><text:span text:style-name="T41">ꜧ</text:span><text:span text:style-name="T40"> </text:span><text:span text:style-name="T41">ꜩ</text:span><text:span text:style-name="T40"> </text:span><text:span text:style-name="T41">ꜫ</text:span><text:span text:style-name="T40"> </text:span><text:span text:style-name="T41">ꜭ</text:span><text:span text:style-name="T40"> </text:span><text:span text:style-name="T41">ꜯ</text:span><text:span text:style-name="T40"> </text:span><text:span text:style-name="T41">ꜳ</text:span><text:span text:style-name="T40"> </text:span><text:span text:style-name="T41">ꜵ</text:span><text:span text:style-name="T40"> </text:span><text:span text:style-name="T41">ꝁ</text:span><text:span text:style-name="T40"> </text:span><text:span text:style-name="T41">ꝏ</text:span><text:span text:style-name="T40"> </text:span><text:span text:style-name="T41">ꞌ</text:span><text:span text:style-name="T40"><text:line-break/></text:span><text:span text:style-name="T30">а</text:span><text:span text:style-name="T40"> </text:span><text:span text:style-name="T30">б</text:span><text:span text:style-name="T40"> </text:span><text:span text:style-name="T30">в</text:span><text:span text:style-name="T40"> </text:span><text:span text:style-name="T30">г</text:span><text:span text:style-name="T40"> </text:span><text:span text:style-name="T30">д</text:span><text:span text:style-name="T40"> </text:span><text:span text:style-name="T30">е</text:span><text:span text:style-name="T40"> </text:span><text:span text:style-name="T30">ж</text:span><text:span text:style-name="T40"> </text:span><text:span text:style-name="T30">з</text:span><text:span text:style-name="T40"> </text:span><text:span text:style-name="T30">и</text:span><text:span text:style-name="T40"> </text:span><text:span text:style-name="T30">й</text:span><text:span text:style-name="T40"> </text:span><text:span text:style-name="T30">к</text:span><text:span text:style-name="T40"> </text:span><text:span text:style-name="T30">л</text:span><text:span text:style-name="T40"> </text:span><text:span text:style-name="T30">м</text:span><text:span text:style-name="T40"> </text:span><text:span text:style-name="T30">н</text:span><text:span text:style-name="T40"> </text:span><text:span text:style-name="T30">о</text:span><text:span text:style-name="T40"> </text:span><text:span text:style-name="T30">п</text:span><text:span text:style-name="T40"> </text:span><text:span text:style-name="T30">р</text:span><text:span text:style-name="T40"> <text:line-break/></text:span><text:span text:style-name="T30">с</text:span><text:span text:style-name="T40"> </text:span><text:span text:style-name="T30">т</text:span><text:span text:style-name="T40"> </text:span><text:span text:style-name="T30">у</text:span><text:span text:style-name="T40"> </text:span><text:span text:style-name="T30">ф</text:span><text:span text:style-name="T40"> </text:span><text:span text:style-name="T30">х</text:span><text:span text:style-name="T40"> </text:span><text:span text:style-name="T30">ц</text:span><text:span text:style-name="T40"> </text:span><text:span text:style-name="T30">ч</text:span><text:span text:style-name="T40"> </text:span><text:span text:style-name="T30">ш</text:span><text:span text:style-name="T40"> </text:span><text:span text:style-name="T30">щ</text:span><text:span text:style-name="T40"> </text:span><text:span text:style-name="T30">ъ</text:span><text:span text:style-name="T40"> </text:span><text:span text:style-name="T30">ы</text:span><text:span text:style-name="T40"> </text:span><text:span text:style-name="T30">ь</text:span><text:span text:style-name="T40"> </text:span><text:span text:style-name="T30">э</text:span><text:span text:style-name="T40"> </text:span><text:span text:style-name="T30">ю</text:span><text:span text:style-name="T40"> </text:span><text:span text:style-name="T30">я</text:span><text:span text:style-name="T40"> </text:span><text:span text:style-name="T30">ѐ</text:span><text:span text:style-name="T40"> <text:line-break/></text:span><text:span text:style-name="T30">ё</text:span><text:span text:style-name="T40"> </text:span><text:span text:style-name="T30">ђ</text:span><text:span text:style-name="T40"> </text:span><text:span text:style-name="T30">ѓ</text:span><text:span text:style-name="T40"> </text:span><text:span text:style-name="T30">є</text:span><text:span text:style-name="T40"> </text:span><text:span text:style-name="T30">ѕ</text:span><text:span text:style-name="T40"> </text:span><text:span text:style-name="T30">і</text:span><text:span text:style-name="T40"> </text:span><text:span text:style-name="T30">ї</text:span><text:span text:style-name="T40"> </text:span><text:span text:style-name="T30">ј</text:span><text:span text:style-name="T40"> </text:span><text:span text:style-name="T30">љ</text:span><text:span text:style-name="T40"> </text:span><text:span text:style-name="T30">њ</text:span><text:span text:style-name="T40"> </text:span><text:span text:style-name="T30">ћ</text:span><text:span text:style-name="T40"> </text:span><text:span text:style-name="T30">ќ</text:span><text:span text:style-name="T40"> </text:span><text:span text:style-name="T30">ѝ</text:span><text:span text:style-name="T40"> </text:span><text:span text:style-name="T30">ў</text:span><text:span text:style-name="T40"> </text:span><text:span text:style-name="T30">џ</text:span><text:span text:style-name="T40"> </text:span><text:span text:style-name="T30">ѣ</text:span><text:span text:style-name="T40"> </text:span><text:span text:style-name="T30">ѳ</text:span><text:span text:style-name="T40"> <text:line-break/></text:span><text:soft-page-break/><text:span text:style-name="T30">ѵ</text:span><text:span text:style-name="T40"> </text:span><text:span text:style-name="T30">ҋ</text:span><text:span text:style-name="T40"> </text:span><text:span text:style-name="T30">ҍ</text:span><text:span text:style-name="T40"> </text:span><text:span text:style-name="T30">ҏ</text:span><text:span text:style-name="T40"> </text:span><text:span text:style-name="T30">ґ</text:span><text:span text:style-name="T40"> </text:span><text:span text:style-name="T30">ғ</text:span><text:span text:style-name="T40"> </text:span><text:span text:style-name="T30">ҕ</text:span><text:span text:style-name="T40"> </text:span><text:span text:style-name="T30">җ</text:span><text:span text:style-name="T40"> </text:span><text:span text:style-name="T30">ҙ</text:span><text:span text:style-name="T40"> </text:span><text:span text:style-name="T30">қ</text:span><text:span text:style-name="T40"> </text:span><text:span text:style-name="T30">ҝ</text:span><text:span text:style-name="T40"> </text:span><text:span text:style-name="T30">ҟ</text:span><text:span text:style-name="T40"> </text:span><text:span text:style-name="T30">ҡ</text:span><text:span text:style-name="T40"> </text:span><text:span text:style-name="T30">ң</text:span><text:span text:style-name="T40"> </text:span><text:span text:style-name="T30">ҥ</text:span><text:span text:style-name="T40"> </text:span><text:span text:style-name="T30">ҧ</text:span><text:span text:style-name="T40"> </text:span><text:span text:style-name="T30">ҩ</text:span><text:span text:style-name="T40"> <text:line-break/></text:span><text:span text:style-name="T30">ҫ</text:span><text:span text:style-name="T40"> </text:span><text:span text:style-name="T30">ҭ</text:span><text:span text:style-name="T40"> </text:span><text:span text:style-name="T30">ү</text:span><text:span text:style-name="T40"> </text:span><text:span text:style-name="T30">ұ</text:span><text:span text:style-name="T40"> </text:span><text:span text:style-name="T30">ҳ</text:span><text:span text:style-name="T40"> </text:span><text:span text:style-name="T30">ҵ</text:span><text:span text:style-name="T40"> </text:span><text:span text:style-name="T30">ҷ</text:span><text:span text:style-name="T40"> </text:span><text:span text:style-name="T30">ҹ</text:span><text:span text:style-name="T40"> </text:span><text:span text:style-name="T30">һ</text:span><text:span text:style-name="T40"> </text:span><text:span text:style-name="T30">ҽ</text:span><text:span text:style-name="T40"> </text:span><text:span text:style-name="T30">ҿ</text:span><text:span text:style-name="T40"> </text:span><text:span text:style-name="T30">ӂ</text:span><text:span text:style-name="T40"> </text:span><text:span text:style-name="T30">ӄ</text:span><text:span text:style-name="T40"> </text:span><text:span text:style-name="T30">ӆ</text:span><text:span text:style-name="T40"> </text:span><text:span text:style-name="T30">ӈ</text:span><text:span text:style-name="T40"> </text:span><text:span text:style-name="T30">ӊ</text:span><text:span text:style-name="T40"> <text:line-break/></text:span><text:span text:style-name="T30">ӌ</text:span><text:span text:style-name="T40"> </text:span><text:span text:style-name="T30">ӎ</text:span><text:span text:style-name="T40"> </text:span><text:span text:style-name="T30">ӏ</text:span><text:span text:style-name="T40"> </text:span><text:span text:style-name="T30">ӑ</text:span><text:span text:style-name="T40"> </text:span><text:span text:style-name="T30">ӓ</text:span><text:span text:style-name="T40"> </text:span><text:span text:style-name="T30">ӕ</text:span><text:span text:style-name="T40"> </text:span><text:span text:style-name="T30">ӗ</text:span><text:span text:style-name="T40"> </text:span><text:span text:style-name="T30">ә</text:span><text:span text:style-name="T40"> </text:span><text:span text:style-name="T30">ӛ</text:span><text:span text:style-name="T40"> </text:span><text:span text:style-name="T30">ӝ</text:span><text:span text:style-name="T40"> </text:span><text:span text:style-name="T30">ӟ</text:span><text:span text:style-name="T40"> </text:span><text:span text:style-name="T30">ӡ</text:span><text:span text:style-name="T40"> </text:span><text:span text:style-name="T30">ӣ</text:span><text:span text:style-name="T40"> </text:span><text:span text:style-name="T30">ӥ</text:span><text:span text:style-name="T40"> </text:span><text:span text:style-name="T30">ӧ</text:span><text:span text:style-name="T40"> </text:span><text:span text:style-name="T30">ө</text:span><text:span text:style-name="T40"> </text:span><text:span text:style-name="T30">ӫ</text:span><text:span text:style-name="T40"> <text:line-break/></text:span><text:span text:style-name="T30">ӭ</text:span><text:span text:style-name="T40"> </text:span><text:span text:style-name="T30">ӯ</text:span><text:span text:style-name="T40"> </text:span><text:span text:style-name="T30">ӱ</text:span><text:span text:style-name="T40"> </text:span><text:span text:style-name="T30">ӳ</text:span><text:span text:style-name="T40"> </text:span><text:span text:style-name="T30">ӵ</text:span><text:span text:style-name="T40"> </text:span><text:span text:style-name="T30">ӷ</text:span><text:span text:style-name="T40"> </text:span><text:span text:style-name="T30">ӹ</text:span><text:span text:style-name="T40"> </text:span><text:span text:style-name="T30">ӻ</text:span><text:span text:style-name="T40"> </text:span><text:span text:style-name="T30">ӽ</text:span><text:span text:style-name="T40"> </text:span><text:span text:style-name="T30">ӿ</text:span><text:span text:style-name="T40"> </text:span><text:span text:style-name="T30">ԁ</text:span><text:span text:style-name="T40"> </text:span><text:span text:style-name="T30">ԃ</text:span><text:span text:style-name="T40"> </text:span><text:span text:style-name="T30">ԅ</text:span><text:span text:style-name="T40"> </text:span><text:span text:style-name="T30">ԇ</text:span><text:span text:style-name="T40"> </text:span><text:span text:style-name="T30">ԉ</text:span><text:span text:style-name="T40"> </text:span><text:span text:style-name="T30">ԋ</text:span><text:span text:style-name="T40"> <text:line-break/></text:span><text:span text:style-name="T30">ԍ</text:span><text:span text:style-name="T40"> </text:span><text:span text:style-name="T30">ԏ</text:span><text:span text:style-name="T40"> </text:span><text:span text:style-name="T30">ԑ</text:span><text:span text:style-name="T40"> </text:span><text:span text:style-name="T30">ԓ</text:span><text:span text:style-name="T40"> </text:span><text:span text:style-name="T41">ԕ</text:span><text:span text:style-name="T40"> </text:span><text:span text:style-name="T41">ԗ</text:span><text:span text:style-name="T40"> </text:span><text:span text:style-name="T41">ԙ</text:span><text:span text:style-name="T40"> </text:span><text:span text:style-name="T30">ԛ</text:span><text:span text:style-name="T40"> </text:span><text:span text:style-name="T30">ԝ</text:span><text:span text:style-name="T40"> </text:span><text:span text:style-name="T41">ԟ</text:span><text:span text:style-name="T40"> </text:span><text:span text:style-name="T41">ԡ</text:span><text:span text:style-name="T40"> </text:span><text:span text:style-name="T41">ԣ</text:span></text:p>
          </table:table-cell>
          <table:table-cell table:style-name="Table1.A29" office:value-type="string">
            <text:p text:style-name="P129"><text:span text:style-name="T30">a b c </text:span><text:span text:style-name="T30">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text:span><text:span text:style-name="T30">ḩ ḫ ḭ ḯ ḱ ḳ ḵ ḷ ḹ ḻ ḽ ḿ ṁ ṃ ṅ ṇ ṉ ṋ ṍ ṏ ṑ ṓ ṕ ṗ ṙ ṛ ṝ ṟ ṡ ṣ ṥ ṧ ṩ ṫ ṭ ṯ ṱ ṳ ṵ ṷ ṹ ṻ ṽ ṿ ẁ ẃ ẅ </text:span><text:soft-page-break/><text:span text:style-name="T30">ẇ </text:span><text:span text:style-name="T30">ẉ ẋ ẍ ẏ ẑ ẓ ẕ ạ ả ấ ầ ẩ ẫ ậ ắ ằ ẳ ẵ ặ ẹ ẻ ẽ ế ề ể ễ ệ ỉ ị ọ ỏ ố ồ ổ ỗ ộ ớ ờ ở ỡ ợ ụ ủ ứ ừ ử ữ ự ỳ ỵ ỷ ỹ ỻ ỽ ỿ ⱡ ⱥ ⱦ ⱨ ⱪ ⱬ ⱳ ⱶ ꜧ ꜩ ꜫ ꜭ ꜯ ꜳ ꜵ ꝁ ꝏ ꞌ<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text:span></text:p>
          </table:table-cell>
          <table:table-cell table:style-name="Table1.E10" office:value-type="string">
            <text:p text:style-name="P40">R</text:p>
          </table:table-cell>
        </table:table-row>
        <table:table-row table:style-name="Table1.3">
          <table:table-cell table:style-name="Table1.A1" table:number-rows-spanned="5" office:value-type="string">
            <text:p text:style-name="P120">Show deprecated PUA</text:p>
          </table:table-cell>
          <table:table-cell table:style-name="Table1.A1" table:number-rows-spanned="5" office:value-type="string">
            <text:p text:style-name="P116">1077</text:p>
          </table:table-cell>
          <table:table-cell table:style-name="Table1.A1" office:value-type="string">
            <text:p text:style-name="P116">0=None</text:p>
            <text:p text:style-name="P115"/>
          </table:table-cell>
          <table:table-cell table:style-name="Table1.A1" office:value-type="string">
            <text:p text:style-name="P47">  ◌ ◌ ◌ ◌ ◌ ◌ ◌◌ ◌ ◌                                                                                                                                                                             </text:p>
          </table:table-cell>
          <table:table-cell table:style-name="Table1.A1" office:value-type="string">
            <text:p text:style-name="P42">Small capitals are available for a limited set:</text:p>
            <text:p text:style-name="P143"><text:span text:style-name="T39">                     </text:span><text:span text:style-name="T35"><text:line-break/></text:span><text:span text:style-name="T33">and</text:span><text:span text:style-name="T32"> this feature does not work properly with Small capitals.</text:span></text:p>
            <text:p text:style-name="P143"/>
          </table:table-cell>
          <table:table-cell table:style-name="Table1.F1" table:number-rows-spanned="5" office:value-type="string">
            <text:p text:style-name="P39">R</text:p>
          </table:table-cell>
        </table:table-row>
        <table:table-row table:style-name="Table1.3">
          <table:covered-table-cell/>
          <table:covered-table-cell/>
          <table:table-cell table:style-name="Table1.A1" office:value-type="string">
            <text:p text:style-name="P116">1=Through Unicode 4.0</text:p>
            <text:p text:style-name="P115"/>
          </table:table-cell>
          <table:table-cell table:style-name="Table1.A1" office:value-type="string">
            <text:p text:style-name="P99">  ◌ ◌ ◌ ◌ ◌ ◌ ◌◌ ◌ ◌                                                                                                                     <text:soft-page-break/>                                                        </text:p>
          </table:table-cell>
          <table:table-cell table:style-name="Table1.A1" office:value-type="string">
            <text:p text:style-name="P100">                     </text:p>
          </table:table-cell>
          <table:covered-table-cell/>
        </table:table-row>
        <table:table-row table:style-name="Table1.3">
          <table:covered-table-cell/>
          <table:covered-table-cell/>
          <table:table-cell table:style-name="Table1.A1" office:value-type="string">
            <text:p text:style-name="P116">2=Through Unicode 4.1</text:p>
            <text:p text:style-name="P115"/>
          </table:table-cell>
          <table:table-cell table:style-name="Table1.A1" office:value-type="string">
            <text:p text:style-name="P101">  ◌ ◌ ◌ ◌ ◌ ◌ ◌◌ ◌ ◌                                                                                                                                                                             </text:p>
          </table:table-cell>
          <table:table-cell table:style-name="Table1.A1" office:value-type="string">
            <text:p text:style-name="P102">                     </text:p>
          </table:table-cell>
          <table:covered-table-cell/>
        </table:table-row>
        <table:table-row table:style-name="Table1.3">
          <table:covered-table-cell/>
          <table:covered-table-cell/>
          <table:table-cell table:style-name="Table1.A1" office:value-type="string">
            <text:p text:style-name="P116">3=Through Unicode 5.0</text:p>
            <text:p text:style-name="P115"/>
          </table:table-cell>
          <table:table-cell table:style-name="Table1.A1" office:value-type="string">
            <text:p text:style-name="P103">  ◌ ◌ ◌ ◌ ◌ ◌ ◌◌ ◌ ◌                                                                                                                                                                             </text:p>
          </table:table-cell>
          <table:table-cell table:style-name="Table1.A1" office:value-type="string">
            <text:p text:style-name="P104">                     </text:p>
          </table:table-cell>
          <table:covered-table-cell/>
        </table:table-row>
        <table:table-row table:style-name="Table1.98">
          <table:covered-table-cell/>
          <table:covered-table-cell/>
          <table:table-cell table:style-name="Table1.A1" office:value-type="string">
            <text:p text:style-name="P116">4=Through Unicode 5.1</text:p>
          </table:table-cell>
          <table:table-cell table:style-name="Table1.A1" office:value-type="string">
            <text:p text:style-name="P113">  ◌ ◌ ◌ ◌ ◌ ◌ ◌◌ ◌ ◌                                                                                                                                                                             </text:p>
          </table:table-cell>
          <table:table-cell table:style-name="Table1.A1" office:value-type="string">
            <text:p text:style-name="P105">                     </text:p>
          </table:table-cell>
          <table:covered-table-cell/>
        </table:table-row>
        <text:soft-page-break/>
        <table:table-row table:style-name="Table1.28">
          <table:table-cell table:style-name="Table1.A1" office:value-type="string">
            <text:p text:style-name="P148">Numbers </text:p>
          </table:table-cell>
          <table:table-cell table:style-name="Table1.B2" office:value-type="string">
            <text:p text:style-name="P152"/>
          </table:table-cell>
          <table:table-cell table:style-name="Table1.B2" office:value-type="string">
            <text:p text:style-name="P151"/>
          </table:table-cell>
          <table:table-cell table:style-name="Table1.B2" office:value-type="string">
            <text:p text:style-name="P153"/>
          </table:table-cell>
          <table:table-cell table:style-name="Table1.B2" office:value-type="string">
            <text:p text:style-name="P154"/>
          </table:table-cell>
          <table:table-cell table:style-name="Table1.F2" office:value-type="string">
            <text:p text:style-name="P152"/>
          </table:table-cell>
        </table:table-row>
        <table:table-row table:style-name="Table1.28">
          <table:table-cell table:style-name="Table1.A28" office:value-type="string">
            <text:p text:style-name="P136"><text:span text:style-name="T5">Digit Zero with slash <text:line-break/></text:span><text:span text:style-name="T10">(U+0030 U+2070 U+2080)</text:span></text:p>
          </table:table-cell>
          <table:table-cell table:style-name="Table1.A28" office:value-type="string">
            <text:p text:style-name="P40">1065</text:p>
          </table:table-cell>
          <table:table-cell table:style-name="Table1.A1" office:value-type="string">
            <text:p text:style-name="P118">0=no slash</text:p>
          </table:table-cell>
          <table:table-cell table:style-name="Table1.A1" office:value-type="string">
            <text:p text:style-name="P122"><text:span text:style-name="T30">0 </text:span><text:span text:style-name="T47">⁰</text:span><text:span text:style-name="T30"> </text:span><text:span text:style-name="T47">₀</text:span></text:p>
          </table:table-cell>
          <table:table-cell table:style-name="Table1.A28" office:value-type="string">
            <text:p text:style-name="P41">Small capitals are not available as there is no uppercase equivalent</text:p>
          </table:table-cell>
          <table:table-cell table:style-name="Table1.F1" table:number-rows-spanned="2" office:value-type="string">
            <text:p text:style-name="P40">R</text:p>
          </table:table-cell>
        </table:table-row>
        <table:table-row table:style-name="Table1.28">
          <table:table-cell table:style-name="Table1.A29" office:value-type="string">
            <text:p text:style-name="P43"/>
          </table:table-cell>
          <table:table-cell table:style-name="Table1.A29" office:value-type="string">
            <text:p text:style-name="P40"/>
          </table:table-cell>
          <table:table-cell table:style-name="Table1.A1" office:value-type="string">
            <text:p text:style-name="P118">1=slash</text:p>
          </table:table-cell>
          <table:table-cell table:style-name="Table1.A1" office:value-type="string">
            <text:p text:style-name="P138"><text:span text:style-name="T30">0 </text:span><text:span text:style-name="T47">⁰</text:span><text:span text:style-name="T30"> </text:span><text:span text:style-name="T47">₀</text:span></text:p>
          </table:table-cell>
          <table:table-cell table:style-name="Table1.A29" office:value-type="string">
            <text:p text:style-name="P106"/>
          </table:table-cell>
          <table:covered-table-cell/>
        </table:table-row>
        <table:table-row table:style-name="Table1.28">
          <table:table-cell table:style-name="Table1.A28" office:value-type="string">
            <text:p text:style-name="P136"><text:span text:style-name="T5">Digit One without base <text:line-break/></text:span><text:span text:style-name="T10">(U+0031 U+00B9 U+2081)</text:span></text:p>
          </table:table-cell>
          <table:table-cell table:style-name="Table1.A28" office:value-type="string">
            <text:p text:style-name="P40">1066</text:p>
          </table:table-cell>
          <table:table-cell table:style-name="Table1.A1" office:value-type="string">
            <text:p text:style-name="P118">0=base</text:p>
          </table:table-cell>
          <table:table-cell table:style-name="Table1.A1" office:value-type="string">
            <text:p text:style-name="P122"><text:span text:style-name="T30">1 ¹ </text:span><text:span text:style-name="T47">₁</text:span></text:p>
          </table:table-cell>
          <table:table-cell table:style-name="Table1.A28" office:value-type="string">
            <text:p text:style-name="P41">Small capitals are not available as there is no uppercase equivalent</text:p>
          </table:table-cell>
          <table:table-cell table:style-name="Table1.F1" table:number-rows-spanned="2" office:value-type="string">
            <text:p text:style-name="P40">R</text:p>
          </table:table-cell>
        </table:table-row>
        <table:table-row table:style-name="Table1.28">
          <table:table-cell table:style-name="Table1.A29" office:value-type="string">
            <text:p text:style-name="P43"/>
          </table:table-cell>
          <table:table-cell table:style-name="Table1.A29" office:value-type="string">
            <text:p text:style-name="P40"/>
          </table:table-cell>
          <table:table-cell table:style-name="Table1.A1" office:value-type="string">
            <text:p text:style-name="P118">1=no base</text:p>
          </table:table-cell>
          <table:table-cell table:style-name="Table1.A1" office:value-type="string">
            <text:p text:style-name="P139"><text:span text:style-name="T30">1 ¹ </text:span><text:span text:style-name="T47">₁</text:span></text:p>
          </table:table-cell>
          <table:table-cell table:style-name="Table1.A29" office:value-type="string">
            <text:p text:style-name="P106"/>
          </table:table-cell>
          <table:covered-table-cell/>
        </table:table-row>
        <table:table-row table:style-name="Table1.28">
          <table:table-cell table:style-name="Table1.A28" office:value-type="string">
            <text:p text:style-name="P136"><text:span text:style-name="T5">Digit Four with open top <text:line-break/></text:span><text:span text:style-name="T10">(U+0034 U+2074 U+2084)</text:span></text:p>
          </table:table-cell>
          <table:table-cell table:style-name="Table1.A28" office:value-type="string">
            <text:p text:style-name="P40">1067</text:p>
          </table:table-cell>
          <table:table-cell table:style-name="Table1.A1" office:value-type="string">
            <text:p text:style-name="P118">0=Closed</text:p>
          </table:table-cell>
          <table:table-cell table:style-name="Table1.A1" office:value-type="string">
            <text:p text:style-name="P122"><text:span text:style-name="T30">4 </text:span><text:span text:style-name="T47">⁴ ₄</text:span></text:p>
          </table:table-cell>
          <table:table-cell table:style-name="Table1.A28" office:value-type="string">
            <text:p text:style-name="P41">Small capitals are not available as there is no uppercase equivalent</text:p>
          </table:table-cell>
          <table:table-cell table:style-name="Table1.F1" table:number-rows-spanned="2" office:value-type="string">
            <text:p text:style-name="P40">R</text:p>
          </table:table-cell>
        </table:table-row>
        <table:table-row table:style-name="Table1.28">
          <table:table-cell table:style-name="Table1.A29" office:value-type="string">
            <text:p text:style-name="P43"/>
          </table:table-cell>
          <table:table-cell table:style-name="Table1.A29" office:value-type="string">
            <text:p text:style-name="P40"/>
          </table:table-cell>
          <table:table-cell table:style-name="Table1.A1" office:value-type="string">
            <text:p text:style-name="P118">1=Open</text:p>
          </table:table-cell>
          <table:table-cell table:style-name="Table1.A1" office:value-type="string">
            <text:p text:style-name="P140"><text:span text:style-name="T30">4 </text:span><text:span text:style-name="T47">⁴ ₄</text:span></text:p>
          </table:table-cell>
          <table:table-cell table:style-name="Table1.A29" office:value-type="string">
            <text:p text:style-name="P106"/>
          </table:table-cell>
          <table:covered-table-cell/>
        </table:table-row>
        <table:table-row table:style-name="Table1.28">
          <table:table-cell table:style-name="Table1.A28" office:value-type="string">
            <text:p text:style-name="P136"><text:span text:style-name="T5">Digit Six and Nine alternates<text:line-break/></text:span><text:span text:style-name="T10">(U+0036 U+0039 U+2076 U+2079 U+2086 U+2089)</text:span></text:p>
          </table:table-cell>
          <table:table-cell table:style-name="Table1.A28" office:value-type="string">
            <text:p text:style-name="P40">1068</text:p>
          </table:table-cell>
          <table:table-cell table:style-name="Table1.A1" office:value-type="string">
            <text:p text:style-name="P118">0=curved stem</text:p>
          </table:table-cell>
          <table:table-cell table:style-name="Table1.A1" office:value-type="string">
            <text:p text:style-name="P122"><text:span text:style-name="T30">6 9 </text:span><text:span text:style-name="T47">⁶</text:span><text:span text:style-name="T30"> </text:span><text:span text:style-name="T47">⁹</text:span><text:span text:style-name="T30"> </text:span><text:span text:style-name="T47">₆</text:span><text:span text:style-name="T30"> </text:span><text:span text:style-name="T47">₉</text:span></text:p>
          </table:table-cell>
          <table:table-cell table:style-name="Table1.A28" office:value-type="string">
            <text:p text:style-name="P41">Small capitals are not available as there is no uppercase equivalent</text:p>
          </table:table-cell>
          <table:table-cell table:style-name="Table1.F1" table:number-rows-spanned="2" office:value-type="string">
            <text:p text:style-name="P40">R</text:p>
          </table:table-cell>
        </table:table-row>
        <table:table-row table:style-name="Table1.28">
          <table:table-cell table:style-name="Table1.A29" office:value-type="string">
            <text:p text:style-name="P43"/>
          </table:table-cell>
          <table:table-cell table:style-name="Table1.A29" office:value-type="string">
            <text:p text:style-name="P40"/>
          </table:table-cell>
          <table:table-cell table:style-name="Table1.A1" office:value-type="string">
            <text:p text:style-name="P118">1=diagonal stem</text:p>
          </table:table-cell>
          <table:table-cell table:style-name="Table1.A1" office:value-type="string">
            <text:p text:style-name="P141"><text:span text:style-name="T30">6 9 </text:span><text:span text:style-name="T47">⁶</text:span><text:span text:style-name="T30"> </text:span><text:span text:style-name="T47">⁹</text:span><text:span text:style-name="T30"> </text:span><text:span text:style-name="T47">₆</text:span><text:span text:style-name="T30"> </text:span><text:span text:style-name="T47">₉</text:span></text:p>
          </table:table-cell>
          <table:table-cell table:style-name="Table1.A29" office:value-type="string">
            <text:p text:style-name="P106"/>
          </table:table-cell>
          <table:covered-table-cell/>
        </table:table-row>
        <table:table-row table:style-name="Table1.28">
          <table:table-cell table:style-name="Table1.A28" office:value-type="string">
            <text:p text:style-name="P136"><text:span text:style-name="T5">Digit Seven with bar <text:line-break/></text:span><text:span text:style-name="T10">(U+0037 U+2077 U+2087)</text:span></text:p>
          </table:table-cell>
          <table:table-cell table:style-name="Table1.A28" office:value-type="string">
            <text:p text:style-name="P40">1069</text:p>
          </table:table-cell>
          <table:table-cell table:style-name="Table1.A1" office:value-type="string">
            <text:p text:style-name="P118">0=no bar</text:p>
          </table:table-cell>
          <table:table-cell table:style-name="Table1.A1" office:value-type="string">
            <text:p text:style-name="P122"><text:span text:style-name="T30">7 </text:span><text:span text:style-name="T47">⁷</text:span><text:span text:style-name="T30"> </text:span><text:span text:style-name="T47">₇</text:span></text:p>
          </table:table-cell>
          <table:table-cell table:style-name="Table1.A28" office:value-type="string">
            <text:p text:style-name="P41">Small capitals are not available as there is no uppercase equivalent</text:p>
          </table:table-cell>
          <table:table-cell table:style-name="Table1.F1" table:number-rows-spanned="2" office:value-type="string">
            <text:p text:style-name="P40">R</text:p>
          </table:table-cell>
        </table:table-row>
        <table:table-row table:style-name="Table1.28">
          <table:table-cell table:style-name="Table1.A29" office:value-type="string">
            <text:p text:style-name="P43"/>
          </table:table-cell>
          <table:table-cell table:style-name="Table1.A29" office:value-type="string">
            <text:p text:style-name="P40"/>
          </table:table-cell>
          <table:table-cell table:style-name="Table1.A1" office:value-type="string">
            <text:p text:style-name="P118">1=bar</text:p>
          </table:table-cell>
          <table:table-cell table:style-name="Table1.A1" office:value-type="string">
            <text:p text:style-name="P142"><text:span text:style-name="T30">7 </text:span><text:span text:style-name="T47">⁷</text:span><text:span text:style-name="T30"> </text:span><text:span text:style-name="T47">₇</text:span></text:p>
          </table:table-cell>
          <table:table-cell table:style-name="Table1.A29" office:value-type="string">
            <text:p text:style-name="P106"/>
          </table:table-cell>
          <table:covered-table-cell/>
        </table:table-row>
      </table:table>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haris SIL:1058=1" svg:font-family="'Charis SIL:1058=1', 'Times New Roman'"/>
    <style:font-face style:name="MS Mincho" svg:font-family="'MS Mincho', 'ＭＳ 明朝'" style:font-family-generic="modern"/>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1024=1" svg:font-family="Andika:1024=1" style:font-pitch="variable"/>
    <style:font-face style:name="Andika:1024=2" svg:font-family="Andika:1024=2" style:font-pitch="variable"/>
    <style:font-face style:name="Andika:1024=3" svg:font-family="Andika:1024=3" style:font-pitch="variable"/>
    <style:font-face style:name="Andika:1025=1" svg:font-family="Andika:1025=1" style:font-pitch="variable"/>
    <style:font-face style:name="Andika:1025=2" svg:font-family="Andika:1025=2" style:font-pitch="variable"/>
    <style:font-face style:name="Andika:1026=1" svg:font-family="Andika:1026=1" style:font-pitch="variable"/>
    <style:font-face style:name="Andika:1027=1" svg:font-family="Andika:1027=1" style:font-pitch="variable"/>
    <style:font-face style:name="Andika:1028=1" svg:font-family="Andika:1028=1" style:font-pitch="variable"/>
    <style:font-face style:name="Andika:1029=1" svg:font-family="Andika:1029=1" style:font-pitch="variable"/>
    <style:font-face style:name="Andika:1029=1&amp;1032=0" svg:font-family="Andika:1029=1&amp;1032=0" style:font-pitch="variable"/>
    <style:font-face style:name="Andika:1029=1&amp;1032=1&amp;1058=1" svg:font-family="Andika:1029=1&amp;1032=1&amp;1058=1" style:font-pitch="variable"/>
    <style:font-face style:name="Andika:1030=1" svg:font-family="Andika:1030=1" style:font-pitch="variable"/>
    <style:font-face style:name="Andika:1031=1" svg:font-family="Andika:1031=1" style:font-pitch="variable"/>
    <style:font-face style:name="Andika:1032=0" svg:font-family="Andika:1032=0" style:font-pitch="variable"/>
    <style:font-face style:name="Andika:1033=1" svg:font-family="Andika:1033=1" style:font-pitch="variable"/>
    <style:font-face style:name="Andika:1033=2" svg:font-family="Andika:1033=2" style:font-pitch="variable"/>
    <style:font-face style:name="Andika:1034=0" svg:font-family="Andika:1034=0" style:font-pitch="variable"/>
    <style:font-face style:name="Andika:1035=1" svg:font-family="Andika:1035=1" style:font-pitch="variable"/>
    <style:font-face style:name="Andika:1036=1" svg:font-family="Andika:1036=1" style:font-pitch="variable"/>
    <style:font-face style:name="Andika:1037=1" svg:font-family="Andika:1037=1" style:font-pitch="variable"/>
    <style:font-face style:name="Andika:1038=1" svg:font-family="Andika:1038=1" style:font-pitch="variable"/>
    <style:font-face style:name="Andika:1039=1" svg:font-family="Andika:1039=1" style:font-pitch="variable"/>
    <style:font-face style:name="Andika:1040=1" svg:font-family="Andika:1040=1" style:font-pitch="variable"/>
    <style:font-face style:name="Andika:1041=1" svg:font-family="Andika:1041=1" style:font-pitch="variable"/>
    <style:font-face style:name="Andika:1041=1&amp;1074=1" svg:font-family="Andika:1041=1&amp;1074=1" style:font-pitch="variable"/>
    <style:font-face style:name="Andika:1042=1" svg:font-family="Andika:1042=1" style:font-pitch="variable"/>
    <style:font-face style:name="Andika:1043=1" svg:font-family="Andika:1043=1" style:font-pitch="variable"/>
    <style:font-face style:name="Andika:1043=1&amp;1070=1" svg:font-family="Andika:1043=1&amp;1070=1" style:font-pitch="variable"/>
    <style:font-face style:name="Andika:1044=1" svg:font-family="Andika:1044=1" style:font-pitch="variable"/>
    <style:font-face style:name="Andika:1045=1" svg:font-family="Andika:1045=1" style:font-pitch="variable"/>
    <style:font-face style:name="Andika:1046=1" svg:font-family="Andika:1046=1" style:font-pitch="variable"/>
    <style:font-face style:name="Andika:1047=1" svg:font-family="Andika:1047=1" style:font-pitch="variable"/>
    <style:font-face style:name="Andika:1049=1" svg:font-family="Andika:1049=1" style:font-pitch="variable"/>
    <style:font-face style:name="Andika:1050=1" svg:font-family="Andika:1050=1" style:font-pitch="variable"/>
    <style:font-face style:name="Andika:1052=1" svg:font-family="Andika:1052=1" style:font-pitch="variable"/>
    <style:font-face style:name="Andika:1056=1" svg:font-family="Andika:1056=1" style:font-pitch="variable"/>
    <style:font-face style:name="Andika:1057=1" svg:font-family="Andika:1057=1" style:font-pitch="variable"/>
    <style:font-face style:name="Andika:1058=1" svg:font-family="Andika:1058=1" style:font-pitch="variable"/>
    <style:font-face style:name="Andika:1058=1&amp;1024=1" svg:font-family="Andika:1058=1&amp;1024=1" style:font-pitch="variable"/>
    <style:font-face style:name="Andika:1058=1&amp;1024=2" svg:font-family="Andika:1058=1&amp;1024=2" style:font-pitch="variable"/>
    <style:font-face style:name="Andika:1058=1&amp;1024=3" svg:font-family="Andika:1058=1&amp;1024=3" style:font-pitch="variable"/>
    <style:font-face style:name="Andika:1058=1&amp;1027=1" svg:font-family="Andika:1058=1&amp;1027=1" style:font-pitch="variable"/>
    <style:font-face style:name="Andika:1058=1&amp;1028=1" svg:font-family="Andika:1058=1&amp;1028=1" style:font-pitch="variable"/>
    <style:font-face style:name="Andika:1058=1&amp;1029=1" svg:font-family="Andika:1058=1&amp;1029=1" style:font-pitch="variable"/>
    <style:font-face style:name="Andika:1058=1&amp;1031=1" svg:font-family="Andika:1058=1&amp;1031=1" style:font-pitch="variable"/>
    <style:font-face style:name="Andika:1058=1&amp;1032=0" svg:font-family="Andika:1058=1&amp;1032=0" style:font-pitch="variable"/>
    <style:font-face style:name="Andika:1058=1&amp;1033=1" svg:font-family="Andika:1058=1&amp;1033=1" style:font-pitch="variable"/>
    <style:font-face style:name="Andika:1058=1&amp;1033=2" svg:font-family="Andika:1058=1&amp;1033=2" style:font-pitch="variable"/>
    <style:font-face style:name="Andika:1058=1&amp;1034=0" svg:font-family="Andika:1058=1&amp;1034=0" style:font-pitch="variable"/>
    <style:font-face style:name="Andika:1058=1&amp;1035=1" svg:font-family="Andika:1058=1&amp;1035=1" style:font-pitch="variable"/>
    <style:font-face style:name="Andika:1058=1&amp;1037=1" svg:font-family="Andika:1058=1&amp;1037=1" style:font-pitch="variable"/>
    <style:font-face style:name="Andika:1058=1&amp;1038=1" svg:font-family="Andika:1058=1&amp;1038=1" style:font-pitch="variable"/>
    <style:font-face style:name="Andika:1058=1&amp;1039=1" svg:font-family="Andika:1058=1&amp;1039=1" style:font-pitch="variable"/>
    <style:font-face style:name="Andika:1058=1&amp;1040=1" svg:font-family="Andika:1058=1&amp;1040=1" style:font-pitch="variable"/>
    <style:font-face style:name="Andika:1058=1&amp;1041=1" svg:font-family="Andika:1058=1&amp;1041=1" style:font-pitch="variable"/>
    <style:font-face style:name="Andika:1058=1&amp;1042=1" svg:font-family="Andika:1058=1&amp;1042=1" style:font-pitch="variable"/>
    <style:font-face style:name="Andika:1058=1&amp;1043=1" svg:font-family="Andika:1058=1&amp;1043=1" style:font-pitch="variable"/>
    <style:font-face style:name="Andika:1058=1&amp;1045=1" svg:font-family="Andika:1058=1&amp;1045=1" style:font-pitch="variable"/>
    <style:font-face style:name="Andika:1058=1&amp;1056=1" svg:font-family="Andika:1058=1&amp;1056=1" style:font-pitch="variable"/>
    <style:font-face style:name="Andika:1058=1&amp;1059=1" svg:font-family="Andika:1058=1&amp;1059=1" style:font-pitch="variable"/>
    <style:font-face style:name="Andika:1058=1&amp;1063=1" svg:font-family="Andika:1058=1&amp;1063=1" style:font-pitch="variable"/>
    <style:font-face style:name="Andika:1058=1&amp;1064=1" svg:font-family="Andika:1058=1&amp;1064=1" style:font-pitch="variable"/>
    <style:font-face style:name="Andika:1058=1&amp;1070=1" svg:font-family="Andika:1058=1&amp;1070=1" style:font-pitch="variable"/>
    <style:font-face style:name="Andika:1058=1&amp;1071=1" svg:font-family="Andika:1058=1&amp;1071=1" style:font-pitch="variable"/>
    <style:font-face style:name="Andika:1058=1&amp;1072=1" svg:font-family="Andika:1058=1&amp;1072=1" style:font-pitch="variable"/>
    <style:font-face style:name="Andika:1058=1&amp;1073=1" svg:font-family="Andika:1058=1&amp;1073=1" style:font-pitch="variable"/>
    <style:font-face style:name="Andika:1058=1&amp;1074=1" svg:font-family="Andika:1058=1&amp;1074=1" style:font-pitch="variable"/>
    <style:font-face style:name="Andika:1058=1&amp;1075=1" svg:font-family="Andika:1058=1&amp;1075=1" style:font-pitch="variable"/>
    <style:font-face style:name="Andika:1058=1&amp;1077=1" svg:font-family="Andika:1058=1&amp;1077=1" style:font-pitch="variable"/>
    <style:font-face style:name="Andika:1058=1&amp;1077=2" svg:font-family="Andika:1058=1&amp;1077=2" style:font-pitch="variable"/>
    <style:font-face style:name="Andika:1058=1&amp;1077=3" svg:font-family="Andika:1058=1&amp;1077=3" style:font-pitch="variable"/>
    <style:font-face style:name="Andika:1058=1&amp;1077=4" svg:font-family="Andika:1058=1&amp;1077=4" style:font-pitch="variable"/>
    <style:font-face style:name="Andika:1059=1" svg:font-family="Andika:1059=1" style:font-pitch="variable"/>
    <style:font-face style:name="Andika:1062=1" svg:font-family="Andika:1062=1" style:font-pitch="variable"/>
    <style:font-face style:name="Andika:1062=2" svg:font-family="Andika:1062=2" style:font-pitch="variable"/>
    <style:font-face style:name="Andika:1062=3" svg:font-family="Andika:1062=3" style:font-pitch="variable"/>
    <style:font-face style:name="Andika:1063=1" svg:font-family="Andika:1063=1" style:font-pitch="variable"/>
    <style:font-face style:name="Andika:1063=1&amp;1072=1" svg:font-family="Andika:1063=1&amp;1072=1" style:font-pitch="variable"/>
    <style:font-face style:name="Andika:1063=1&amp;1074=1" svg:font-family="Andika:1063=1&amp;1074=1" style:font-pitch="variable"/>
    <style:font-face style:name="Andika:1064=1" svg:font-family="Andika:1064=1" style:font-pitch="variable"/>
    <style:font-face style:name="Andika:1065=1" svg:font-family="Andika:1065=1" style:font-pitch="variable"/>
    <style:font-face style:name="Andika:1066=1" svg:font-family="Andika:1066=1" style:font-pitch="variable"/>
    <style:font-face style:name="Andika:1067=1" svg:font-family="Andika:1067=1" style:font-pitch="variable"/>
    <style:font-face style:name="Andika:1068=1" svg:font-family="Andika:1068=1" style:font-pitch="variable"/>
    <style:font-face style:name="Andika:1069=1" svg:font-family="Andika:1069=1" style:font-pitch="variable"/>
    <style:font-face style:name="Andika:1070=1" svg:font-family="Andika:1070=1" style:font-pitch="variable"/>
    <style:font-face style:name="Andika:1071=1" svg:font-family="Andika:1071=1" style:font-pitch="variable"/>
    <style:font-face style:name="Andika:1072=1" svg:font-family="Andika:1072=1" style:font-pitch="variable"/>
    <style:font-face style:name="Andika:1073=1" svg:font-family="Andika:1073=1" style:font-pitch="variable"/>
    <style:font-face style:name="Andika:1074=1" svg:font-family="Andika:1074=1" style:font-pitch="variable"/>
    <style:font-face style:name="Andika:1075=1" svg:font-family="Andika:1075=1" style:font-pitch="variable"/>
    <style:font-face style:name="Andika:1076=1" svg:font-family="Andika:1076=1" style:font-pitch="variable"/>
    <style:font-face style:name="Andika:1076=1&amp;1058=1" svg:font-family="Andika:1076=1&amp;1058=1" style:font-pitch="variable"/>
    <style:font-face style:name="Andika:1077=1" svg:font-family="Andika:1077=1" style:font-pitch="variable"/>
    <style:font-face style:name="Andika:1077=2" svg:font-family="Andika:1077=2" style:font-pitch="variable"/>
    <style:font-face style:name="Andika:1077=3" svg:font-family="Andika:1077=3" style:font-pitch="variable"/>
    <style:font-face style:name="Andika:1077=4" svg:font-family="Andika:1077=4"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Doulos SIL" fo:font-size="12pt" fo:language="en" fo:country="US" style:font-name-asian="SimSun1" style:font-size-asian="12pt" style:font-name-complex="Doulos SI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Normal_20__28_Web_29_" style:display-name="Normal (Web)" style:family="paragraph" style:parent-style-name="Standard">
      <style:paragraph-properties fo:margin-top="0.1945in" fo:margin-bottom="0.0799in"/>
      <style:text-properties style:font-name="Times New Roman" style:font-name-complex="Times New Roman"/>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fo:hyphenation-ladder-count="no-limit" fo:text-indent="-0.2in" style:auto-text-indent="false"/>
      <style:text-properties style:font-name="Times New Roman" fo:font-size="10pt" fo:language="am" fo:country="ET" style:font-name-asian="Times New Roman" style:font-size-asian="10pt" style:font-name-complex="Times New Roman" style:font-size-complex="10pt" fo:hyphenate="true" fo:hyphenation-remain-char-count="2" fo:hyphenation-push-char-count="2"/>
    </style:style>
    <style:style style:name="Default_20_Paragraph_20_Font" style:display-name="Default Paragraph Font" style:family="text"/>
    <style:style style:name="WW-Default_20_Paragraph_20_Font" style:display-name="WW-Default Paragraph Fon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WW-Default_20_Paragraph_20_Fon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style:style>
    <style:style style:name="MT3" style:family="text">
      <style:text-properties fo:font-size="8pt" fo:font-weight="bold"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0.75in" fo:margin-bottom="0.75in" fo:margin-left="0.75in" fo:margin-right="0.75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Font Features for Andika (</text:span><text:a xlink:type="simple" xlink:href="http://scripts.sil.org/andika"><text:span text:style-name="Internet_20_link"><text:span text:style-name="MT2">http://scripts.sil.org/andika</text:span></text:span></text:a><text:span text:style-name="MT1">)<text:tab/>5-July-2011<text:tab/>Page </text:span><text:span text:style-name="Page_20_Number"><text:span text:style-name="MT3"><text:page-number text:select-page="current">12</text:page-number></text:span></text:span><text:span text:style-name="MT4"><text:tab/><text:tab/><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nt Features for Andika Basic</dc:title>
    <meta:initial-creator>Lorna A. Priest</meta:initial-creator>
    <meta:creation-date>2011-04-01T15:13:00</meta:creation-date>
    <dc:creator>Lorna Priest</dc:creator>
    <dc:date>2011-07-12T14:16:12.95</dc:date>
    <meta:print-date>2011-07-12T14:15:13.19</meta:print-date>
    <meta:editing-cycles>39</meta:editing-cycles>
    <meta:editing-duration>PT9H9M56S</meta:editing-duration>
    <meta:generator>OpenOffice.org/3.3$Win32 OpenOffice.org_project/330m20$Build-9567</meta:generator>
    <meta:printed-by>Lorna Priest</meta:printed-by>
    <meta:document-statistic meta:table-count="1" meta:image-count="0" meta:object-count="0" meta:page-count="12" meta:paragraph-count="457" meta:word-count="4468" meta:character-count="14871"/>
  </office:meta>
</office:document-meta>
</file>